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9" style:family="table-cell" style:parent-style-name="Normal_32_78" style:data-style-name="N3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10" style:family="table-cell" style:parent-style-name="Normal_32_78" style:data-style-name="N3">
      <style:table-cell-properties fo:border="thin solid #000000" style:vertical-align="middle" fo:background-color="transparent" style:repeat-content="false"/>
      <style:paragraph-properties fo:text-align="end" fo:margin-right="0cm"/>
    </style:style>
    <style:style style:name="ce11" style:family="table-cell" style:parent-style-name="Normal_32_78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12" style:family="table-cell" style:parent-style-name="Normal_32_78" style:data-style-name="N3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4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4" style:family="table-cell" style:parent-style-name="Normal_32_78" style:data-style-name="N48">
      <style:table-cell-properties fo:border="thin solid #000000" style:vertical-align="middle" fo:background-color="transparent" style:repeat-content="false"/>
      <style:paragraph-properties fo:text-align="end" fo:margin-right="0cm"/>
    </style:style>
    <style:style style:name="ce15" style:family="table-cell" style:parent-style-name="Normal_32_78" style:data-style-name="N48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cell-protect="none"/>
    </style:style>
    <style:style style:name="ce17" style:family="table-cell" style:parent-style-name="Normal_32_78" style:data-style-name="N0">
      <style:table-cell-properties fo:border="thin solid #000000" style:vertical-align="middle" fo:background-color="#FFFFFF" style:cell-protect="none"/>
    </style:style>
    <style:style style:name="ce18" style:family="table-cell" style:parent-style-name="Normal_32_78" style:data-style-name="N0">
      <style:table-cell-properties fo:border="thin solid #000000" style:vertical-align="middle" fo:background-color="transparent" style:cell-protect="none"/>
    </style:style>
    <style:style style:name="ce19" style:family="table-cell" style:parent-style-name="Normal_32_78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</style:style>
    <style:style style:name="ce20" style:family="table-cell" style:parent-style-name="Default" style:data-style-name="N49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1" style:family="table-cell" style:parent-style-name="Normal_32_4" style:data-style-name="N0">
      <style:table-cell-properties fo:border-top="none" fo:border-bottom="none" fo:border-left="thin solid #000000" fo:border-right="thin solid #000000" style:vertical-align="top" fo:wrap-option="wrap" fo:background-color="transparent" style:cell-protect="none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23" style:family="table-cell" style:parent-style-name="Default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4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27" style:family="table-cell" style:parent-style-name="Default" style:data-style-name="N4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49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29" style:family="table-cell" style:parent-style-name="Default" style:data-style-name="N49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30" style:family="table-cell" style:parent-style-name="Default" style:data-style-name="N48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="thin solid #000000" style:vertical-align="middle" fo:background-color="#FFFFFF" style:cell-protect="none"/>
    </style:style>
    <style:style style:name="ce32" style:family="table-cell" style:parent-style-name="Default" style:data-style-name="N48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34" style:family="table-cell" style:parent-style-name="Default" style:data-style-name="N0">
      <style:table-cell-properties style:vertical-align="automatic" fo:background-color="transparent" style:cell-protect="none"/>
    </style:style>
    <style:style style:name="ce35" style:family="table-cell" style:parent-style-name="Default" style:data-style-name="N4">
      <style:table-cell-properties style:vertical-align="automatic" fo:background-color="transparent" style:cell-protect="none"/>
    </style:style>
    <style:style style:name="ce36" style:family="table-cell" style:parent-style-name="Default" style:data-style-name="N4">
      <style:table-cell-properties style:vertical-align="middle" fo:background-color="transparent" style:cell-protect="none"/>
    </style:style>
    <style:style style:name="ce3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4510416666667cm" style:use-optimal-column-width="true"/>
    </style:style>
    <style:style style:name="co2" style:family="table-column">
      <style:table-column-properties fo:break-before="auto" style:column-width="8.38729166666667cm" style:use-optimal-column-width="true"/>
    </style:style>
    <style:style style:name="co3" style:family="table-column">
      <style:table-column-properties fo:break-before="auto" style:column-width="7.19666666666667cm" style:use-optimal-column-width="true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4.365625cm" style:use-optimal-column-width="true"/>
    </style:style>
    <style:style style:name="co11" style:family="table-column">
      <style:table-column-properties fo:break-before="auto" style:column-width="3.70416666666667cm"/>
    </style:style>
    <style:style style:name="co12" style:family="table-column">
      <style:table-column-properties fo:break-before="auto" style:column-width="5.05354166666667cm" style:use-optimal-column-width="true"/>
    </style:style>
    <style:style style:name="co13" style:family="table-column">
      <style:table-column-properties fo:break-before="auto" style:column-width="4.7625cm" style:use-optimal-column-width="true"/>
    </style:style>
    <style:style style:name="co14" style:family="table-column">
      <style:table-column-properties fo:break-before="auto" style:column-width="4.55083333333333cm"/>
    </style:style>
    <style:style style:name="co15" style:family="table-column">
      <style:table-column-properties fo:break-before="auto" style:column-width="5.18583333333333cm" style:use-optimal-column-width="true"/>
    </style:style>
    <style:style style:name="co16" style:family="table-column">
      <style:table-column-properties fo:break-before="auto" style:column-width="15.6633333333333cm"/>
    </style:style>
    <style:style style:name="co17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9" style:family="table-cell" style:parent-style-name="Normal_32_78" style:data-style-name="N3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40" style:family="table-cell" style:parent-style-name="Normal_32_78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41" style:family="table-cell" style:parent-style-name="Normal_32_78" style:data-style-name="N3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2" style:family="table-cell" style:parent-style-name="Normal_32_78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F9]));ISBLANK([.G9])))" style:apply-style-name="cf1" style:base-cell-address="Data_sheet.G9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H9]));ISBLANK([.I9])))" style:apply-style-name="cf1" style:base-cell-address="Data_sheet.I9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I9]));ISBLANK([.H9])))" style:apply-style-name="cf1" style:base-cell-address="Data_sheet.H9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J9]));ISBLANK([.K9])))" style:apply-style-name="cf1" style:base-cell-address="Data_sheet.K9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K9]));ISBLANK([.J9])))" style:apply-style-name="cf1" style:base-cell-address="Data_sheet.J9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4]));ISBLANK([.B4])))" style:apply-style-name="cf1" style:base-cell-address="Data_sheet.B4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4]));ISBLANK([.C4])))" style:apply-style-name="cf1" style:base-cell-address="Data_sheet.C4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G9]));ISBLANK([.F9])))" style:apply-style-name="cf1" style:base-cell-address="Data_sheet.F9"/>
    </style:style>
    <style:style style:name="ce53" style:family="table-cell" style:parent-style-name="Normal_32_78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54" style:family="table-cell" style:parent-style-name="Normal_32_78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T4]));ISBLANK([.U4])))" style:apply-style-name="cf1" style:base-cell-address="Data_sheet.U4"/>
    </style:style>
    <style:style style:name="ce55" style:family="table-cell" style:parent-style-name="Normal_32_78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56" style:family="table-cell" style:parent-style-name="Normal_32_78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7" style:family="table-cell" style:parent-style-name="Normal_32_78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58" style:family="table-cell" style:parent-style-name="Normal_32_78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59" style:family="table-cell" style:parent-style-name="Normal_32_78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62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X9]));ISBLANK([.Y9])))" style:apply-style-name="cf1" style:base-cell-address="Data_sheet.Y9"/>
    </style:style>
    <style:style style:name="ce63" style:family="table-cell" style:parent-style-name="Normal_32_78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T4]));ISBLANK([.U4])))" style:apply-style-name="cf1" style:base-cell-address="Data_sheet.U4"/>
    </style:style>
    <style:style style:name="ce64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Y9]));ISBLANK([.X9])))" style:apply-style-name="cf1" style:base-cell-address="Data_sheet.X9"/>
    </style:style>
    <style:style style:name="ce65" style:family="table-cell" style:parent-style-name="Normal_32_78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of:cell-content-is-decimal-number() and cell-content()&gt;0">
          <table:help-message table:display="true"/>
          <table:error-message table:display="true"/>
        </table:content-validation>
        <table:content-validation table:name="val3" table:condition="of:cell-content-is-decimal-number() and cell-content()&gt;=0">
          <table:help-message table:display="true"/>
          <table:error-message table:display="true"/>
        </table:content-validation>
        <table:content-validation table:name="val4">
          <table:help-message table:display="true"/>
          <table:error-message table:display="true"/>
        </table:content-validation>
        <table:content-validation table:name="val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4"/>
        <table:table-column table:style-name="co5" table:default-cell-style-name="ce34"/>
        <table:table-column table:style-name="co4" table:default-cell-style-name="ce34"/>
        <table:table-column table:style-name="co5" table:default-cell-style-name="ce34"/>
        <table:table-column table:style-name="co4" table:default-cell-style-name="ce34"/>
        <table:table-column table:style-name="co5" table:default-cell-style-name="ce34"/>
        <table:table-column table:style-name="co4" table:default-cell-style-name="ce34"/>
        <table:table-column table:style-name="co5" table:default-cell-style-name="ce34"/>
        <table:table-column table:style-name="co4" table:default-cell-style-name="ce34"/>
        <table:table-column table:style-name="co5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5"/>
        <table:table-column table:style-name="co8" table:number-columns-repeated="9" table:default-cell-style-name="ce34"/>
        <table:table-column table:style-name="co8" table:default-cell-style-name="ce35"/>
        <table:table-column table:style-name="co9" table:default-cell-style-name="ce2"/>
        <table:table-column table:style-name="co5" table:default-cell-style-name="ce36"/>
        <table:table-column table:style-name="co10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4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6343" table:default-cell-style-name="ce2"/>
        <table:table-row table:style-name="ro1">
          <table:table-cell office:value-type="string" table:number-columns-spanned="1" table:number-rows-spanned="3" table:content-validation-name="val1" table:style-name="ce37">
            <text:p>Organisation name</text:p>
          </table:table-cell>
          <table:table-cell office:value-type="string" table:number-columns-spanned="1" table:number-rows-spanned="3" table:content-validation-name="val1" table:style-name="ce37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3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3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3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3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37">
            <text:p>Grand Total paybill/staffing (payroll and non-payroll) costs</text:p>
          </table:table-cell>
          <table:table-cell office:value-type="string" table:number-columns-spanned="1" table:number-rows-spanned="3" table:content-validation-name="val1" table:style-name="ce37">
            <text:p>Comments and note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37">
            <text:p>Admin officers/admin assistants</text:p>
          </table:table-cell>
          <table:covered-table-cell/>
          <table:table-cell office:value-type="string" table:number-columns-spanned="2" table:number-rows-spanned="1" table:style-name="ce37">
            <text:p>Executive Officers</text:p>
          </table:table-cell>
          <table:covered-table-cell/>
          <table:table-cell office:value-type="string" table:number-columns-spanned="2" table:number-rows-spanned="1" table:style-name="ce3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37">
            <text:p>Grade 6/7</text:p>
          </table:table-cell>
          <table:covered-table-cell/>
          <table:table-cell office:value-type="string" table:number-columns-spanned="2" table:number-rows-spanned="1" table:style-name="ce37">
            <text:p>Senior Civil Service</text:p>
          </table:table-cell>
          <table:covered-table-cell/>
          <table:table-cell office:value-type="string" table:number-columns-spanned="2" table:number-rows-spanned="1" table:style-name="ce3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3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3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8">
            <text:p>Interim managers</text:p>
          </table:table-cell>
          <table:covered-table-cell/>
          <table:table-cell office:value-type="string" table:number-columns-spanned="2" table:number-rows-spanned="1" table:style-name="ce38">
            <text:p>Specialist Contractors</text:p>
          </table:table-cell>
          <table:covered-table-cell/>
          <table:table-cell office:value-type="string" table:number-columns-spanned="2" table:number-rows-spanned="1" table:style-name="ce38">
            <text:p>Consultants/consultancy</text:p>
          </table:table-cell>
          <table:covered-table-cell/>
          <table:table-cell office:value-type="string" table:number-columns-spanned="2" table:number-rows-spanned="1" table:style-name="ce3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37">
            <text:p>Salary</text:p>
          </table:table-cell>
          <table:table-cell office:value-type="string" table:number-columns-spanned="1" table:number-rows-spanned="2" table:style-name="ce37">
            <text:p>Allowances</text:p>
          </table:table-cell>
          <table:table-cell office:value-type="string" table:number-columns-spanned="1" table:number-rows-spanned="2" table:style-name="ce37">
            <text:p>Non-consolidated performance payments</text:p>
          </table:table-cell>
          <table:table-cell office:value-type="string" table:number-columns-spanned="1" table:number-rows-spanned="2" table:style-name="ce37">
            <text:p>Overtime</text:p>
          </table:table-cell>
          <table:table-cell office:value-type="string" table:number-columns-spanned="1" table:number-rows-spanned="2" table:style-name="ce37">
            <text:p>Employer pension contributions</text:p>
          </table:table-cell>
          <table:table-cell office:value-type="string" table:number-columns-spanned="1" table:number-rows-spanned="2" table:style-name="ce37">
            <text:p>Employer national insurance contributions</text:p>
          </table:table-cell>
          <table:table-cell office:value-type="string" table:number-columns-spanned="1" table:number-rows-spanned="2" table:style-name="ce37">
            <text:p>Total paybill for payroll staff</text:p>
          </table:table-cell>
          <table:table-cell office:value-type="string" table:number-columns-spanned="1" table:number-rows-spanned="2" table:style-name="ce3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37">
            <text:p>Total cost of consultants/</text:p>
            <text:p>consultancy</text:p>
          </table:table-cell>
          <table:table-cell office:value-type="string" table:number-columns-spanned="1" table:number-rows-spanned="2" table:style-name="ce37">
            <text:p>Total non-payroll (CCL) staff costs</text:p>
          </table:table-cell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table-cell office:value-type="string" table:content-validation-name="val1" table:style-name="ce7">
            <text:p>Headcount</text:p>
          </table:table-cell>
          <table:table-cell office:value-type="string" table:content-validation-name="val1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office:value-type="string" table:style-name="ce8">
            <text:p>Department for Work and Pensions</text:p>
          </table:table-cell>
          <table:table-cell office:value-type="string" table:style-name="ce48">
            <text:p>Ministerial Department</text:p>
          </table:table-cell>
          <table:table-cell office:value-type="string" table:style-name="ce49">
            <text:p>Department for Work and Pensions</text:p>
          </table:table-cell>
          <table:table-cell office:value-type="float" office:value="33218" table:style-name="ce41">
            <text:p>33,218</text:p>
          </table:table-cell>
          <table:table-cell office:value-type="float" office:value="28439.68" table:style-name="ce39">
            <text:p>28,440</text:p>
          </table:table-cell>
          <table:table-cell office:value-type="float" office:value="38141" table:style-name="ce41">
            <text:p>38,141</text:p>
          </table:table-cell>
          <table:table-cell office:value-type="float" office:value="34040.47" table:style-name="ce39">
            <text:p>34,040</text:p>
          </table:table-cell>
          <table:table-cell office:value-type="float" office:value="9549" table:style-name="ce41">
            <text:p>9,549</text:p>
          </table:table-cell>
          <table:table-cell office:value-type="float" office:value="9100.5300000000007" table:style-name="ce39">
            <text:p>9,101</text:p>
          </table:table-cell>
          <table:table-cell office:value-type="float" office:value="2266" table:style-name="ce41">
            <text:p>2,266</text:p>
          </table:table-cell>
          <table:table-cell office:value-type="float" office:value="2189.7600000000002" table:style-name="ce39">
            <text:p>2,190</text:p>
          </table:table-cell>
          <table:table-cell office:value-type="float" office:value="200" table:style-name="ce41">
            <text:p>200</text:p>
          </table:table-cell>
          <table:table-cell office:value-type="float" office:value="195.88" table:style-name="ce39">
            <text:p>196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83374" table:formula="of:=[.D4]+[.F4]+[.H4]+[.J4]+[.L4]+[.N4]" table:content-validation-name="val1" table:style-name="ce10">
            <text:p>83,374</text:p>
          </table:table-cell>
          <table:table-cell office:value-type="float" office:value="73966.320000000007" table:formula="of:=[.E4]+[.G4]+[.I4]+[.K4]+[.M4]+[.O4]" table:content-validation-name="val1" table:style-name="ce10">
            <text:p>73,966</text:p>
          </table:table-cell>
          <table:table-cell table:style-name="ce42"/>
          <table:table-cell table:style-name="ce40"/>
          <table:table-cell office:value-type="float" office:value="410" table:style-name="ce42">
            <text:p>410</text:p>
          </table:table-cell>
          <table:table-cell office:value-type="float" office:value="410" table:style-name="ce40">
            <text:p>410</text:p>
          </table:table-cell>
          <table:table-cell table:style-name="ce59"/>
          <table:table-cell table:style-name="ce58"/>
          <table:table-cell table:style-name="ce56"/>
          <table:table-cell table:style-name="ce54"/>
          <table:table-cell office:value-type="float" office:value="410" table:formula="of:=[.R4]+[.T4]+[.V4]+[.X4]" table:style-name="ce12">
            <text:p>410</text:p>
          </table:table-cell>
          <table:table-cell office:value-type="float" office:value="410" table:formula="of:=[.S4]+[.U4]+[.W4]+[.Y4]" table:style-name="ce12">
            <text:p>410</text:p>
          </table:table-cell>
          <table:table-cell office:value-type="float" office:value="83784" table:formula="of:=[.P4]+[.Z4]" table:content-validation-name="val1" table:style-name="ce10">
            <text:p>83,784</text:p>
          </table:table-cell>
          <table:table-cell office:value-type="float" office:value="74376.320000000007" table:formula="of:=[.Q4]+[.AA4]" table:content-validation-name="val1" table:style-name="ce10">
            <text:p>74,376</text:p>
          </table:table-cell>
          <table:table-cell office:value-type="currency" office:value="158401521.21000001" table:content-validation-name="val3" table:style-name="ce13">
            <text:p>£158,401,521.21</text:p>
          </table:table-cell>
          <table:table-cell office:value-type="currency" office:value="2443208.09" table:content-validation-name="val3" table:style-name="ce13">
            <text:p>£2,443,208.09</text:p>
          </table:table-cell>
          <table:table-cell office:value-type="currency" office:value="763381.45" table:content-validation-name="val4" table:style-name="ce13">
            <text:p>£763,381.45</text:p>
          </table:table-cell>
          <table:table-cell office:value-type="currency" office:value="3304227.46" table:content-validation-name="val3" table:style-name="ce13">
            <text:p>£3,304,227.46</text:p>
          </table:table-cell>
          <table:table-cell office:value-type="currency" office:value="32417255.899999999" table:content-validation-name="val3" table:style-name="ce13">
            <text:p>£32,417,255.90</text:p>
          </table:table-cell>
          <table:table-cell office:value-type="currency" office:value="14274506.5" table:content-validation-name="val3" table:style-name="ce13">
            <text:p>£14,274,506.50</text:p>
          </table:table-cell>
          <table:table-cell office:value-type="currency" office:value="211604100.61000001" table:formula="of:=SUM([.AD4:.AI4])" table:style-name="ce14">
            <text:p>£211,604,100.61</text:p>
          </table:table-cell>
          <table:table-cell office:value-type="currency" office:value="6878319" table:content-validation-name="val2" table:style-name="ce15">
            <text:p>£6,878,319.00</text:p>
          </table:table-cell>
          <table:table-cell office:value-type="currency" office:value="389036" table:content-validation-name="val3" table:style-name="ce15">
            <text:p>£389,036.00</text:p>
          </table:table-cell>
          <table:table-cell office:value-type="currency" office:value="7267355" table:formula="of:=[.AK4]+[.AL4]" table:style-name="ce14">
            <text:p>£7,267,355.00</text:p>
          </table:table-cell>
          <table:table-cell office:value-type="currency" office:value="218871455.61000001" table:formula="of:=[.AJ4]+[.AM4]" table:style-name="ce14">
            <text:p>£218,871,455.61</text:p>
          </table:table-cell>
          <table:table-cell table:content-validation-name="val5" table:style-name="ce1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office:value-type="string" table:style-name="ce8">
            <text:p>Health and Safety Executive</text:p>
          </table:table-cell>
          <table:table-cell office:value-type="string" table:style-name="ce48">
            <text:p>Crown Non Departmental Public Body</text:p>
          </table:table-cell>
          <table:table-cell office:value-type="string" table:style-name="ce49">
            <text:p>Department for Work and Pensions</text:p>
          </table:table-cell>
          <table:table-cell office:value-type="float" office:value="356" table:style-name="ce41">
            <text:p>356</text:p>
          </table:table-cell>
          <table:table-cell office:value-type="float" office:value="313.14" table:style-name="ce39">
            <text:p>313</text:p>
          </table:table-cell>
          <table:table-cell office:value-type="float" office:value="402" table:style-name="ce41">
            <text:p>402</text:p>
          </table:table-cell>
          <table:table-cell office:value-type="float" office:value="371.67" table:style-name="ce39">
            <text:p>372</text:p>
          </table:table-cell>
          <table:table-cell office:value-type="float" office:value="1345" table:style-name="ce41">
            <text:p>1,345</text:p>
          </table:table-cell>
          <table:table-cell office:value-type="float" office:value="1271.5899999999999" table:style-name="ce39">
            <text:p>1,272</text:p>
          </table:table-cell>
          <table:table-cell office:value-type="float" office:value="455" table:style-name="ce41">
            <text:p>455</text:p>
          </table:table-cell>
          <table:table-cell office:value-type="float" office:value="431.27" table:style-name="ce39">
            <text:p>431</text:p>
          </table:table-cell>
          <table:table-cell office:value-type="float" office:value="28" table:style-name="ce41">
            <text:p>28</text:p>
          </table:table-cell>
          <table:table-cell office:value-type="float" office:value="27.4" table:style-name="ce39">
            <text:p>27</text:p>
          </table:table-cell>
          <table:table-cell table:style-name="ce41"/>
          <table:table-cell table:style-name="ce39"/>
          <table:table-cell office:value-type="float" office:value="2586" table:formula="of:=[.D5]+[.F5]+[.H5]+[.J5]+[.L5]+[.N5]" table:content-validation-name="val1" table:style-name="ce10">
            <text:p>2,586</text:p>
          </table:table-cell>
          <table:table-cell office:value-type="float" office:value="2415.0700000000002" table:formula="of:=[.E5]+[.G5]+[.I5]+[.K5]+[.M5]+[.O5]" table:content-validation-name="val1" table:style-name="ce10">
            <text:p>2,415</text:p>
          </table:table-cell>
          <table:table-cell table:style-name="ce42"/>
          <table:table-cell table:style-name="ce40"/>
          <table:table-cell office:value-type="float" office:value="7" table:style-name="ce57">
            <text:p>7</text:p>
          </table:table-cell>
          <table:table-cell office:value-type="float" office:value="5.8" table:style-name="ce55">
            <text:p>5.8</text:p>
          </table:table-cell>
          <table:table-cell table:style-name="ce59"/>
          <table:table-cell table:style-name="ce58"/>
          <table:table-cell table:style-name="ce42"/>
          <table:table-cell table:style-name="ce40"/>
          <table:table-cell office:value-type="float" office:value="7" table:formula="of:=[.R5]+[.T5]+[.V5]+[.X5]" table:style-name="ce12">
            <text:p>7</text:p>
          </table:table-cell>
          <table:table-cell office:value-type="float" office:value="5.8" table:formula="of:=[.S5]+[.U5]+[.W5]+[.Y5]" table:style-name="ce12">
            <text:p>6</text:p>
          </table:table-cell>
          <table:table-cell office:value-type="float" office:value="2593" table:formula="of:=[.P5]+[.Z5]" table:content-validation-name="val1" table:style-name="ce10">
            <text:p>2,593</text:p>
          </table:table-cell>
          <table:table-cell office:value-type="float" office:value="2420.8700000000003" table:formula="of:=[.Q5]+[.AA5]" table:content-validation-name="val1" table:style-name="ce10">
            <text:p>2,421</text:p>
          </table:table-cell>
          <table:table-cell office:value-type="currency" office:value="7503487.9300000099" table:content-validation-name="val3" table:style-name="ce13">
            <text:p>£7,503,487.93</text:p>
          </table:table-cell>
          <table:table-cell office:value-type="currency" office:value="146800.59999999998" table:content-validation-name="val3" table:style-name="ce13">
            <text:p>£146,800.60</text:p>
          </table:table-cell>
          <table:table-cell office:value-type="currency" office:value="3068.7400000000002" table:content-validation-name="val3" table:style-name="ce13">
            <text:p>£3,068.74</text:p>
          </table:table-cell>
          <table:table-cell office:value-type="currency" office:value="29613.019999999997" table:content-validation-name="val3" table:style-name="ce13">
            <text:p>£29,613.02</text:p>
          </table:table-cell>
          <table:table-cell office:value-type="currency" office:value="1814899.3200000003" table:content-validation-name="val3" table:style-name="ce13">
            <text:p>£1,814,899.32</text:p>
          </table:table-cell>
          <table:table-cell office:value-type="currency" office:value="1896821.6700000004" table:content-validation-name="val3" table:style-name="ce13">
            <text:p>£1,896,821.67</text:p>
          </table:table-cell>
          <table:table-cell office:value-type="currency" office:value="11394691.280000011" table:formula="of:=SUM([.AD5:.AI5])" table:style-name="ce14">
            <text:p>£11,394,691.28</text:p>
          </table:table-cell>
          <table:table-cell office:value-type="currency" office:value="83876.62" table:content-validation-name="val2" table:style-name="ce15">
            <text:p>£83,876.62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83876.62" table:formula="of:=[.AK5]+[.AL5]" table:style-name="ce14">
            <text:p>£83,876.62</text:p>
          </table:table-cell>
          <table:table-cell office:value-type="currency" office:value="11478567.90000001" table:formula="of:=[.AJ5]+[.AM5]" table:style-name="ce14">
            <text:p>£11,478,567.90</text:p>
          </table:table-cell>
          <table:table-cell table:content-validation-name="val1" table:style-name="ce17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office:value-type="string" table:style-name="ce8">
            <text:p>National Employment Savings Trust Corporation</text:p>
          </table:table-cell>
          <table:table-cell office:value-type="string" table:style-name="ce48">
            <text:p>Executive Non-Departmental Public Body</text:p>
          </table:table-cell>
          <table:table-cell office:value-type="string" table:style-name="ce49">
            <text:p>Department for Work and Pensions</text:p>
          </table:table-cell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office:value-type="float" office:value="253" table:style-name="ce42">
            <text:p>253</text:p>
          </table:table-cell>
          <table:table-cell office:value-type="float" office:value="237.8" table:style-name="ce40">
            <text:p>237.8</text:p>
          </table:table-cell>
          <table:table-cell office:value-type="float" office:value="253" table:formula="of:=[.D6]+[.F6]+[.H6]+[.J6]+[.L6]+[.N6]" table:content-validation-name="val1" table:style-name="ce10">
            <text:p>253</text:p>
          </table:table-cell>
          <table:table-cell office:value-type="float" office:value="237.8" table:formula="of:=[.E6]+[.G6]+[.I6]+[.K6]+[.M6]+[.O6]" table:content-validation-name="val1" table:style-name="ce10">
            <text:p>238</text:p>
          </table:table-cell>
          <table:table-cell table:style-name="ce42"/>
          <table:table-cell table:style-name="ce40"/>
          <table:table-cell office:value-type="float" office:value="17" table:style-name="ce56">
            <text:p>17</text:p>
          </table:table-cell>
          <table:table-cell office:value-type="float" office:value="13.46" table:style-name="ce54">
            <text:p>13.46</text:p>
          </table:table-cell>
          <table:table-cell table:style-name="ce42"/>
          <table:table-cell table:style-name="ce40"/>
          <table:table-cell table:style-name="ce56"/>
          <table:table-cell table:style-name="ce54"/>
          <table:table-cell office:value-type="float" office:value="17" table:formula="of:=[.R6]+[.T6]+[.V6]+[.X6]" table:style-name="ce12">
            <text:p>17</text:p>
          </table:table-cell>
          <table:table-cell office:value-type="float" office:value="13.46" table:formula="of:=[.S6]+[.U6]+[.W6]+[.Y6]" table:style-name="ce12">
            <text:p>13</text:p>
          </table:table-cell>
          <table:table-cell office:value-type="float" office:value="270" table:formula="of:=[.P6]+[.Z6]" table:content-validation-name="val1" table:style-name="ce10">
            <text:p>270</text:p>
          </table:table-cell>
          <table:table-cell office:value-type="float" office:value="251.26000000000002" table:formula="of:=[.Q6]+[.AA6]" table:content-validation-name="val1" table:style-name="ce10">
            <text:p>251</text:p>
          </table:table-cell>
          <table:table-cell office:value-type="currency" office:value="1140706.1000000001" table:content-validation-name="val3" table:style-name="ce13">
            <text:p>£1,140,706.10</text:p>
          </table:table-cell>
          <table:table-cell office:value-type="currency" office:value="0" table:content-validation-name="val3" table:style-name="ce13">
            <text:p>£0.00</text:p>
          </table:table-cell>
          <table:table-cell office:value-type="currency" office:value="0" table:content-validation-name="val3" table:style-name="ce13">
            <text:p>£0.00</text:p>
          </table:table-cell>
          <table:table-cell office:value-type="currency" office:value="0" table:content-validation-name="val3" table:style-name="ce13">
            <text:p>£0.00</text:p>
          </table:table-cell>
          <table:table-cell office:value-type="currency" office:value="83259.649999999994" table:content-validation-name="val3" table:style-name="ce13">
            <text:p>£83,259.65</text:p>
          </table:table-cell>
          <table:table-cell office:value-type="currency" office:value="141376.85" table:content-validation-name="val3" table:style-name="ce13">
            <text:p>£141,376.85</text:p>
          </table:table-cell>
          <table:table-cell office:value-type="currency" office:value="1365342.6" table:formula="of:=SUM([.AD6:.AI6])" table:style-name="ce14">
            <text:p>£1,365,342.60</text:p>
          </table:table-cell>
          <table:table-cell office:value-type="currency" office:value="229769.21" table:content-validation-name="val2" table:style-name="ce15">
            <text:p>£229,769.21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229769.21" table:formula="of:=[.AK6]+[.AL6]" table:style-name="ce14">
            <text:p>£229,769.21</text:p>
          </table:table-cell>
          <table:table-cell office:value-type="currency" office:value="1595111.81" table:formula="of:=[.AJ6]+[.AM6]" table:style-name="ce14">
            <text:p>£1,595,111.81</text:p>
          </table:table-cell>
          <table:table-cell table:content-validation-name="val1" table:style-name="ce17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style-name="ro4">
          <table:table-cell office:value-type="string" table:style-name="ce8">
            <text:p>The Pensions Advisory Service</text:p>
          </table:table-cell>
          <table:table-cell office:value-type="string" table:style-name="ce48">
            <text:p>Executive Non-Departmental Public Body</text:p>
          </table:table-cell>
          <table:table-cell office:value-type="string" table:style-name="ce49">
            <text:p>Department for Work and Pensions</text:p>
          </table:table-cell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office:value-type="float" office:value="93" table:style-name="ce42">
            <text:p>93</text:p>
          </table:table-cell>
          <table:table-cell office:value-type="float" office:value="84.1" table:style-name="ce40">
            <text:p>84.1</text:p>
          </table:table-cell>
          <table:table-cell office:value-type="float" office:value="93" table:formula="of:=[.D7]+[.F7]+[.H7]+[.J7]+[.L7]+[.N7]" table:content-validation-name="val1" table:style-name="ce10">
            <text:p>93</text:p>
          </table:table-cell>
          <table:table-cell office:value-type="float" office:value="84.1" table:formula="of:=[.E7]+[.G7]+[.I7]+[.K7]+[.M7]+[.O7]" table:content-validation-name="val1" table:style-name="ce10">
            <text:p>84</text:p>
          </table:table-cell>
          <table:table-cell office:value-type="float" office:value="4" table:style-name="ce42">
            <text:p>4</text:p>
          </table:table-cell>
          <table:table-cell office:value-type="float" office:value="2.9" table:style-name="ce40">
            <text:p>2.9</text:p>
          </table:table-cell>
          <table:table-cell table:style-name="ce42"/>
          <table:table-cell table:style-name="ce42"/>
          <table:table-cell table:style-name="ce42"/>
          <table:table-cell table:style-name="ce40"/>
          <table:table-cell table:style-name="ce42"/>
          <table:table-cell table:style-name="ce40"/>
          <table:table-cell office:value-type="float" office:value="4" table:formula="of:=[.R7]+[.T7]+[.V7]+[.X7]" table:style-name="ce12">
            <text:p>4</text:p>
          </table:table-cell>
          <table:table-cell office:value-type="float" office:value="2.9" table:formula="of:=[.S7]+[.U7]+[.W7]+[.Y7]" table:style-name="ce12">
            <text:p>3</text:p>
          </table:table-cell>
          <table:table-cell office:value-type="float" office:value="97" table:formula="of:=[.P7]+[.Z7]" table:content-validation-name="val1" table:style-name="ce10">
            <text:p>97</text:p>
          </table:table-cell>
          <table:table-cell office:value-type="float" office:value="87" table:formula="of:=[.Q7]+[.AA7]" table:content-validation-name="val1" table:style-name="ce10">
            <text:p>87</text:p>
          </table:table-cell>
          <table:table-cell office:value-type="currency" office:value="270192.20999999996" table:content-validation-name="val3" table:style-name="ce13">
            <text:p>£270,192.21</text:p>
          </table:table-cell>
          <table:table-cell table:content-validation-name="val3" table:style-name="ce13"/>
          <table:table-cell table:content-validation-name="val3" table:style-name="ce13"/>
          <table:table-cell office:value-type="currency" office:value="1884.62" table:content-validation-name="val3" table:style-name="ce13">
            <text:p>£1,884.62</text:p>
          </table:table-cell>
          <table:table-cell office:value-type="currency" office:value="56398.649999999994" table:content-validation-name="val3" table:style-name="ce13">
            <text:p>£56,398.65</text:p>
          </table:table-cell>
          <table:table-cell office:value-type="currency" office:value="28748.51" table:content-validation-name="val3" table:style-name="ce13">
            <text:p>£28,748.51</text:p>
          </table:table-cell>
          <table:table-cell office:value-type="currency" office:value="357223.99" table:formula="of:=SUM([.AD7:.AI7])" table:style-name="ce14">
            <text:p>£357,223.99</text:p>
          </table:table-cell>
          <table:table-cell office:value-type="currency" office:value="12719.01" table:content-validation-name="val2" table:style-name="ce15">
            <text:p>£12,719.01</text:p>
          </table:table-cell>
          <table:table-cell table:content-validation-name="val2" table:style-name="ce15"/>
          <table:table-cell office:value-type="currency" office:value="12719.01" table:formula="of:=[.AK7]+[.AL7]" table:style-name="ce14">
            <text:p>£12,719.01</text:p>
          </table:table-cell>
          <table:table-cell office:value-type="currency" office:value="369943" table:formula="of:=[.AJ7]+[.AM7]" table:style-name="ce14">
            <text:p>£369,943.00</text:p>
          </table:table-cell>
          <table:table-cell table:content-validation-name="val1" table:style-name="ce18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style-name="ro5">
          <table:table-cell office:value-type="string" table:style-name="ce8">
            <text:p>The Pensions Regulator</text:p>
          </table:table-cell>
          <table:table-cell office:value-type="string" table:style-name="ce48">
            <text:p>Executive Non-Departmental Public Body</text:p>
          </table:table-cell>
          <table:table-cell office:value-type="string" table:style-name="ce49">
            <text:p>Department for Work and Pensions</text:p>
          </table:table-cell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table:style-name="ce42"/>
          <table:table-cell table:style-name="ce40"/>
          <table:table-cell office:value-type="float" office:value="615" table:style-name="ce42">
            <text:p>615</text:p>
          </table:table-cell>
          <table:table-cell office:value-type="float" office:value="595.15714285714284" table:style-name="ce53">
            <text:p>595.16</text:p>
          </table:table-cell>
          <table:table-cell office:value-type="float" office:value="615" table:formula="of:=[.D8]+[.F8]+[.H8]+[.J8]+[.L8]+[.N8]" table:content-validation-name="val1" table:style-name="ce10">
            <text:p>615</text:p>
          </table:table-cell>
          <table:table-cell office:value-type="float" office:value="595.15714285714284" table:formula="of:=[.E8]+[.G8]+[.I8]+[.K8]+[.M8]+[.O8]" table:content-validation-name="val1" table:style-name="ce10">
            <text:p>595</text:p>
          </table:table-cell>
          <table:table-cell office:value-type="float" office:value="15" table:style-name="ce42">
            <text:p>15</text:p>
          </table:table-cell>
          <table:table-cell office:value-type="float" office:value="15" table:style-name="ce40">
            <text:p>15</text:p>
          </table:table-cell>
          <table:table-cell table:style-name="ce42"/>
          <table:table-cell table:style-name="ce40"/>
          <table:table-cell office:value-type="float" office:value="7" table:style-name="ce56">
            <text:p>7</text:p>
          </table:table-cell>
          <table:table-cell office:value-type="float" office:value="7" table:style-name="ce63">
            <text:p>7.00</text:p>
          </table:table-cell>
          <table:table-cell office:value-type="float" office:value="14.700439333333335" table:style-name="ce65">
            <text:p>14.70</text:p>
          </table:table-cell>
          <table:table-cell office:value-type="float" office:value="14.700439333333335" table:style-name="ce53">
            <text:p>14.70</text:p>
          </table:table-cell>
          <table:table-cell office:value-type="float" office:value="36.700439333333335" table:formula="of:=[.R8]+[.T8]+[.V8]+[.X8]" table:style-name="ce12">
            <text:p>37</text:p>
          </table:table-cell>
          <table:table-cell office:value-type="float" office:value="36.700439333333335" table:formula="of:=[.S8]+[.U8]+[.W8]+[.Y8]" table:style-name="ce12">
            <text:p>37</text:p>
          </table:table-cell>
          <table:table-cell office:value-type="float" office:value="651.70043933333329" table:formula="of:=[.P8]+[.Z8]" table:content-validation-name="val1" table:style-name="ce10">
            <text:p>652</text:p>
          </table:table-cell>
          <table:table-cell office:value-type="float" office:value="631.85758219047614" table:formula="of:=[.Q8]+[.AA8]" table:content-validation-name="val1" table:style-name="ce10">
            <text:p>632</text:p>
          </table:table-cell>
          <table:table-cell office:value-type="currency" office:value="2612781.54" table:content-validation-name="val3" table:style-name="ce20">
            <text:p>£2,612,782</text:p>
          </table:table-cell>
          <table:table-cell office:value-type="currency" office:value="8445.6" table:content-validation-name="val3" table:style-name="ce20">
            <text:p>£8,446</text:p>
          </table:table-cell>
          <table:table-cell office:value-type="currency" office:value="85924.74" table:content-validation-name="val3" table:style-name="ce20">
            <text:p>£85,925</text:p>
          </table:table-cell>
          <table:table-cell office:value-type="currency" office:value="7085.84" table:content-validation-name="val3" table:style-name="ce20">
            <text:p>£7,086</text:p>
          </table:table-cell>
          <table:table-cell office:value-type="currency" office:value="542103.04000000004" table:content-validation-name="val3" table:style-name="ce20">
            <text:p>£542,103</text:p>
          </table:table-cell>
          <table:table-cell office:value-type="currency" office:value="291748.66000000003" table:content-validation-name="val3" table:style-name="ce20">
            <text:p>£291,749</text:p>
          </table:table-cell>
          <table:table-cell office:value-type="currency" office:value="3548089.4200000004" table:formula="of:=SUM([.AD8:.AI8])" table:style-name="ce14">
            <text:p>£3,548,089.42</text:p>
          </table:table-cell>
          <table:table-cell office:value-type="currency" office:value="251043.09" table:content-validation-name="val2" table:style-name="ce15">
            <text:p>£251,043.09</text:p>
          </table:table-cell>
          <table:table-cell office:value-type="currency" office:value="441013.18000000005" table:content-validation-name="val2" table:style-name="ce15">
            <text:p>£441,013.18</text:p>
          </table:table-cell>
          <table:table-cell office:value-type="currency" office:value="692056.27" table:formula="of:=[.AK8]+[.AL8]" table:style-name="ce14">
            <text:p>£692,056.27</text:p>
          </table:table-cell>
          <table:table-cell office:value-type="currency" office:value="4240145.6900000004" table:formula="of:=[.AJ8]+[.AM8]" table:style-name="ce14">
            <text:p>£4,240,145.69</text:p>
          </table:table-cell>
          <table:table-cell office:value-type="string" table:content-validation-name="val6" table:style-name="ce21">
            <text:p>Overall costs have increased since previous month, in line with increased FTE (FTE have grown significantly over the last two months).</text:p>
          </table:table-cell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style-name="ro4">
          <table:table-cell table:style-name="ce8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3"/>
          <table:table-cell table:style-name="ce45"/>
          <table:table-cell table:style-name="ce44"/>
          <table:table-cell table:style-name="ce47"/>
          <table:table-cell table:style-name="ce46"/>
          <table:table-cell table:style-name="ce50"/>
          <table:table-cell table:style-name="ce51"/>
          <table:table-cell table:style-name="ce50"/>
          <table:table-cell table:style-name="ce51"/>
          <table:table-cell table:content-validation-name="val1" table:style-name="ce23"/>
          <table:table-cell table:content-validation-name="val1" table:style-name="ce24"/>
          <table:table-cell table:style-name="ce50"/>
          <table:table-cell table:style-name="ce51"/>
          <table:table-cell table:style-name="ce61"/>
          <table:table-cell table:style-name="ce60"/>
          <table:table-cell table:style-name="ce50"/>
          <table:table-cell table:style-name="ce51"/>
          <table:table-cell table:style-name="ce64"/>
          <table:table-cell table:style-name="ce62"/>
          <table:table-cell table:style-name="ce25"/>
          <table:table-cell table:style-name="ce24"/>
          <table:table-cell table:content-validation-name="val1" table:style-name="ce26"/>
          <table:table-cell table:content-validation-name="val1" table:style-name="ce27"/>
          <table:table-cell table:content-validation-name="val2" table:style-name="ce28"/>
          <table:table-cell table:content-validation-name="val2" table:style-name="ce28"/>
          <table:table-cell table:content-validation-name="val2" table:style-name="ce28"/>
          <table:table-cell table:content-validation-name="val2" table:style-name="ce28"/>
          <table:table-cell table:content-validation-name="val2" table:style-name="ce28"/>
          <table:table-cell table:content-validation-name="val2" table:style-name="ce28"/>
          <table:table-cell table:style-name="ce29"/>
          <table:table-cell table:content-validation-name="val2" table:style-name="ce28"/>
          <table:table-cell table:content-validation-name="val2" table:style-name="ce28"/>
          <table:table-cell table:style-name="ce29"/>
          <table:table-cell table:style-name="ce30"/>
          <table:table-cell table:content-validation-name="val1" table:style-name="ce3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style-name="ro4">
          <table:table-cell table:style-name="ce8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3"/>
          <table:table-cell table:style-name="ce45"/>
          <table:table-cell table:style-name="ce44"/>
          <table:table-cell table:style-name="ce47"/>
          <table:table-cell table:style-name="ce46"/>
          <table:table-cell table:style-name="ce50"/>
          <table:table-cell table:style-name="ce51"/>
          <table:table-cell table:style-name="ce50"/>
          <table:table-cell table:style-name="ce51"/>
          <table:table-cell table:content-validation-name="val1" table:style-name="ce23"/>
          <table:table-cell table:content-validation-name="val1" table:style-name="ce24"/>
          <table:table-cell table:style-name="ce50"/>
          <table:table-cell table:style-name="ce51"/>
          <table:table-cell table:style-name="ce61"/>
          <table:table-cell table:style-name="ce60"/>
          <table:table-cell table:style-name="ce50"/>
          <table:table-cell table:style-name="ce51"/>
          <table:table-cell table:style-name="ce64"/>
          <table:table-cell table:style-name="ce62"/>
          <table:table-cell table:style-name="ce25"/>
          <table:table-cell table:style-name="ce24"/>
          <table:table-cell table:content-validation-name="val1" table:style-name="ce26"/>
          <table:table-cell table:content-validation-name="val1" table:style-name="ce27"/>
          <table:table-cell table:content-validation-name="val2" table:style-name="ce28"/>
          <table:table-cell table:content-validation-name="val2" table:style-name="ce28"/>
          <table:table-cell table:content-validation-name="val2" table:style-name="ce28"/>
          <table:table-cell table:content-validation-name="val2" table:style-name="ce28"/>
          <table:table-cell table:number-columns-repeated="2" table:style-name="ce28"/>
          <table:table-cell table:style-name="ce29"/>
          <table:table-cell table:content-validation-name="val2" table:style-name="ce28"/>
          <table:table-cell table:content-validation-name="val2" table:style-name="ce28"/>
          <table:table-cell table:style-name="ce29"/>
          <table:table-cell table:style-name="ce30"/>
          <table:table-cell table:content-validation-name="val1" table:style-name="ce3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number-rows-repeated="87" table:style-name="ro4">
          <table:table-cell table:style-name="ce8"/>
          <table:table-cell table:style-name="ce48"/>
          <table:table-cell table:style-name="ce49"/>
          <table:table-cell table:style-name="ce50"/>
          <table:table-cell table:style-name="ce51"/>
          <table:table-cell table:style-name="ce52"/>
          <table:table-cell table:style-name="ce43"/>
          <table:table-cell table:style-name="ce45"/>
          <table:table-cell table:style-name="ce44"/>
          <table:table-cell table:style-name="ce47"/>
          <table:table-cell table:style-name="ce46"/>
          <table:table-cell table:style-name="ce50"/>
          <table:table-cell table:style-name="ce51"/>
          <table:table-cell table:style-name="ce50"/>
          <table:table-cell table:style-name="ce51"/>
          <table:table-cell table:content-validation-name="val1" table:style-name="ce23"/>
          <table:table-cell table:content-validation-name="val1" table:style-name="ce24"/>
          <table:table-cell table:style-name="ce50"/>
          <table:table-cell table:style-name="ce51"/>
          <table:table-cell table:style-name="ce61"/>
          <table:table-cell table:style-name="ce60"/>
          <table:table-cell table:style-name="ce50"/>
          <table:table-cell table:style-name="ce51"/>
          <table:table-cell table:style-name="ce64"/>
          <table:table-cell table:style-name="ce62"/>
          <table:table-cell table:style-name="ce25"/>
          <table:table-cell table:style-name="ce24"/>
          <table:table-cell table:content-validation-name="val1" table:style-name="ce26"/>
          <table:table-cell table:content-validation-name="val1" table:style-name="ce27"/>
          <table:table-cell table:content-validation-name="val2" table:style-name="ce32"/>
          <table:table-cell table:content-validation-name="val2" table:style-name="ce32"/>
          <table:table-cell table:content-validation-name="val2" table:style-name="ce32"/>
          <table:table-cell table:content-validation-name="val2" table:style-name="ce32"/>
          <table:table-cell table:content-validation-name="val2" table:style-name="ce32"/>
          <table:table-cell table:content-validation-name="val2" table:style-name="ce32"/>
          <table:table-cell table:style-name="ce30"/>
          <table:table-cell table:content-validation-name="val2" table:style-name="ce32"/>
          <table:table-cell table:content-validation-name="val2" table:style-name="ce32"/>
          <table:table-cell table:number-columns-repeated="2" table:style-name="ce30"/>
          <table:table-cell table:content-validation-name="val1" table:style-name="ce33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number-rows-repeated="65436" table:style-name="ro4"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5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4"/>
          <table:table-cell table:content-validation-name="val1" table:style-name="ce35"/>
          <table:table-cell table:content-validation-name="val1" table:style-name="ce2"/>
          <table:table-cell table:content-validation-name="val1" table:style-name="ce3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983043" table:style-name="ro4">
          <table:table-cell table:number-columns-repeated="16384"/>
        </table:table-row>
        <table:named-expressions>
          <table:named-range table:name="Print_Area" table:cell-range-address="Data_sheet.$A$1:Data_sheet.$AO$18" table:base-cell-address="Data_shee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currency-style style:name="N4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9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$</number:text>
      <number:number number:decimal-places="2" number:min-integer-digits="1" number:grouping="true"/>
      <number:text> </number:text>
    </number:number-style>
    <number:number-style style:name="N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3P0"/>
    </number:number-style>
    <number:currency-style style:name="N54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:</number:text>
      <number:hours number:style="long"/>
      <number:text>:</number:text>
      <number:minutes number:style="long"/>
    </number:date-style>
    <number:date-style style:name="N56">
      <number:day-of-week number:style="long"/>
      <number:text>/</number:text>
      <number:month number:style="long"/>
      <number:text>/</number:text>
      <number:year number:style="long"/>
    </number:date-style>
    <number:date-style style:name="N57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8">
      <number:month/>
      <number:text>/</number:text>
      <number:day/>
      <number:text>/</number:text>
      <number:year number:style="long"/>
    </number:date-style>
    <number:number-style style:name="N59P0">
      <number:number number:decimal-places="1" number:min-integer-digits="1" number:grouping="true"/>
      <number:text> </number:text>
    </number:number-style>
    <number:number-style style:name="N59">
      <number:text>(</number:text>
      <number:number number:decimal-places="1" number:min-integer-digits="1" number:grouping="true"/>
      <number:text>)</number:text>
      <style:map style:condition="value()&gt;=0" style:apply-style-name="N59P0"/>
    </number:number-style>
    <number:number-style style:name="N60P0">
      <number:number number:decimal-places="2" number:min-integer-digits="1" number:grouping="true"/>
    </number:number-style>
    <number:number-style style:name="N60">
      <number:text>-</number:text>
      <number:number number:decimal-places="2" number:min-integer-digits="1" number:grouping="true"/>
      <style:map style:condition="value()&gt;=0" style:apply-style-name="N60P0"/>
    </number:number-style>
    <number:number-style style:name="N61P0">
      <number:number number:decimal-places="3" number:min-integer-digits="1" number:grouping="true"/>
      <number:text> </number:text>
    </number:number-style>
    <number:number-style style:name="N61">
      <number:text>(</number:text>
      <number:number number:decimal-places="3" number:min-integer-digits="1" number:grouping="true"/>
      <number:text>)</number:text>
      <style:map style:condition="value()&gt;=0" style:apply-style-name="N61P0"/>
    </number:number-style>
    <number:number-style style:name="N62P0">
      <number:text> </number:text>
      <number:number number:decimal-places="2" number:min-integer-digits="1" number:grouping="true"/>
      <number:text>   </number:text>
    </number:number-style>
    <number:number-style style:name="N62P1">
      <number:text>-</number:text>
      <number:number number:decimal-places="2" number:min-integer-digits="1" number:grouping="true"/>
      <number:text>   </number:text>
    </number:number-style>
    <number:number-style style:name="N62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date-style style:name="N63">
      <number:month number:style="long"/>
      <number:text>/</number:text>
      <number:day number:style="long"/>
      <number:text>/</number:text>
      <number:year/>
    </number:date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percentage-style style:name="N65P0">
      <number:number number:decimal-places="2" number:min-integer-digits="1"/>
      <number:text>%</number:text>
    </number:percentage-style>
    <number:percentage-style style:name="N65">
      <style:text-properties fo:color="#FF0000"/>
      <number:text>(</number:text>
      <number:number number:decimal-places="2" number:min-integer-digits="1"/>
      <number:text>%)</number:text>
      <style:map style:condition="value()&gt;=0" style:apply-style-name="N65P0"/>
    </number:percentage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6P0"/>
    </number:number-style>
    <number:percentage-style style:name="N67">
      <number:number number:decimal-places="1" number:min-integer-digits="1"/>
      <number:text>%</number:text>
    </number:percentage-style>
    <number:time-style style:name="N68">
      <number:hours number:style="long"/>
      <number:text>:</number:text>
      <number:minutes number:style="long"/>
    </number:time-style>
    <number:number-style style:name="N69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70P0">
      <number:number number:decimal-places="0" number:min-integer-digits="1" number:grouping="true"/>
    </number:number-style>
    <number:number-style style:name="N7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percentage-style style:name="N71P0">
      <number:number number:decimal-places="0" number:min-integer-digits="1"/>
      <number:text>%</number:text>
    </number:percentage-style>
    <number:percentage-style style:name="N71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1">
      <number:text>-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4" number:min-integer-digits="1" number:grouping="true"/>
    </number:number-style>
    <number:number-style style:name="N7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2P0"/>
    </number:number-style>
    <number:number-style style:name="N73P0">
      <number:text>$</number:text>
      <number:number number:decimal-places="0" number:min-integer-digits="1" number:grouping="true"/>
    </number:number-style>
    <number:number-style style:name="N73">
      <number:text>-$</number:text>
      <number:number number:decimal-places="0" number:min-integer-digits="1" number:grouping="true"/>
      <style:map style:condition="value()&gt;=0" style:apply-style-name="N73P0"/>
    </number:number-style>
    <number:number-style style:name="N74P0">
      <number:text>$</number:text>
      <number:number number:decimal-places="2" number:min-integer-digits="1" number:grouping="true"/>
    </number:number-style>
    <number:number-style style:name="N74">
      <number:text>-$</number:text>
      <number:number number:decimal-places="2" number:min-integer-digits="1" number:grouping="true"/>
      <style:map style:condition="value()&gt;=0" style:apply-style-name="N74P0"/>
    </number:number-style>
    <number:number-style style:name="N7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5P2">
      <number:text> -  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6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6P2">
      <number:text> $ -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$ </number:text>
      <number:number number:decimal-places="2" number:min-integer-digits="1" number:grouping="true"/>
      <number:text> </number:text>
    </number:number-style>
    <number:number-style style:name="N77P1">
      <number:text> $ -</number:text>
      <number:number number:decimal-places="2" number:min-integer-digits="1" number:grouping="true"/>
      <number:text> </number:text>
    </number:number-style>
    <number:number-style style:name="N77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2" number:min-integer-digits="1" number:grouping="true"/>
      <number:text> </number:text>
    </number:number-style>
    <number:number-style style:name="N78P1">
      <number:text> -</number:text>
      <number:number number:decimal-places="2" number:min-integer-digits="1" number:grouping="true"/>
      <number:text> </number:text>
    </number:number-style>
    <number:number-style style:name="N7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$</number:text>
      <number:number number:decimal-places="0" number:min-integer-digits="1" number:grouping="true"/>
    </number:number-style>
    <number:number-style style:name="N79">
      <style:text-properties fo:color="#FF0000"/>
      <number:text>-$</number:text>
      <number:number number:decimal-places="0" number:min-integer-digits="1" number:grouping="true"/>
      <style:map style:condition="value()&gt;=0" style:apply-style-name="N79P0"/>
    </number:number-style>
    <number:date-style style:name="N80">
      <number:month number:textual="true"/>
      <number:text>-</number:text>
      <number:year/>
      <number:text> </number:text>
    </number:date-style>
    <number:number-style style:name="N81P0">
      <number:number number:decimal-places="0" number:min-integer-digits="1" number:grouping="true">
        <number:embedded-text number:position="0"> $</number:embedded-text>
      </number:number>
    </number:number-style>
    <number:number-style style:name="N81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1P0"/>
    </number:number-style>
    <number:currency-style style:name="N82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2">
      <number:text> </number:text>
      <number:text-content/>
      <number:text> </number:text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3">
      <number:text>-</number:text>
      <style:map style:condition="value()&gt;0" style:apply-style-name="N83P0"/>
      <style:map style:condition="value()&lt;0" style:apply-style-name="N83P1"/>
    </number:text-style>
    <number:percentage-style style:name="N84P0">
      <number:number number:decimal-places="1" number:min-integer-digits="1"/>
      <number:text>%</number:text>
    </number:percentage-style>
    <number:percentage-style style:name="N84">
      <number:text>(</number:text>
      <number:number number:decimal-places="1" number:min-integer-digits="1"/>
      <number:text>%)</number:text>
      <style:map style:condition="value()&gt;=0" style:apply-style-name="N84P0"/>
    </number:percentage-style>
    <number:percentage-style style:name="N85P0">
      <number:number number:decimal-places="0" number:min-integer-digits="1"/>
      <number:text>% </number:text>
    </number:percentage-style>
    <number:percentage-style style:name="N85">
      <style:text-properties fo:color="#FF0000"/>
      <number:text>(</number:text>
      <number:number number:decimal-places="0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 </number:text>
    </number:percentage-style>
    <number:percentage-style style:name="N86">
      <style:text-properties fo:color="#FF0000"/>
      <number:text>(</number:text>
      <number:number number:decimal-places="1" number:min-integer-digits="1"/>
      <number:text>%)</number:text>
      <style:map style:condition="value()&gt;=0" style:apply-style-name="N86P0"/>
    </number:percentage-style>
    <number:percentage-style style:name="N87P0">
      <number:number number:decimal-places="1" number:min-integer-digits="1"/>
      <number:text>%</number:text>
    </number:percentage-style>
    <number:percentage-style style:name="N87">
      <style:text-properties fo:color="#FF0000"/>
      <number:text>-</number:text>
      <number:number number:decimal-places="1" number:min-integer-digits="1"/>
      <number:text>%</number:text>
      <style:map style:condition="value()&gt;=0" style:apply-style-name="N87P0"/>
    </number:percentage-style>
    <number:number-style style:name="N88">
      <number:number number:decimal-places="0" number:min-integer-digits="11">
        <number:embedded-text number:position="5"> </number:embedded-text>
      </number:number>
    </number:number-style>
    <number:number-style style:name="N89P0"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number-style style:name="N90P0">
      <number:text>N-</number:text>
      <number:number number:decimal-places="0" number:min-integer-digits="4"/>
    </number:number-style>
    <number:number-style style:name="N90">
      <number:number number:min-integer-digits="1"/>
      <style:map style:condition="value()&lt;=9999" style:apply-style-name="N90P0"/>
    </number:number-style>
    <number:text-style style:name="N91P0"/>
    <number:text-style style:name="N91P1"/>
    <number:text-style style:name="N91P2"/>
    <number:text-style style:name="N91">
      <style:map style:condition="value()&gt;0" style:apply-style-name="N91P0"/>
      <style:map style:condition="value()&lt;0" style:apply-style-name="N91P1"/>
      <style:map style:condition="value()=0" style:apply-style-name="N91P2"/>
    </number:text-style>
    <number:text-style style:name="N92P0"/>
    <number:text-style style:name="N92P1"/>
    <number:text-style style:name="N92">
      <style:map style:condition="value()&gt;0" style:apply-style-name="N92P0"/>
      <style:map style:condition="value()&lt;0" style:apply-style-name="N92P1"/>
    </number:text-style>
    <number:number-style style:name="N9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3P0"/>
    </number:number-style>
    <number:number-style style:name="N94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4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4P0"/>
    </number:number-style>
    <number:number-style style:name="N95P0">
      <number:number number:decimal-places="1" number:min-integer-digits="0" number:grouping="true" number:display-factor="1000"/>
      <number:text> </number:text>
    </number:number-style>
    <number:number-style style:name="N95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5P0"/>
    </number:number-style>
    <number:time-style style:name="N96">
      <number:hours/>
      <number:text>:</number:text>
      <number:minutes number:style="long"/>
      <number:text> </number:text>
      <number:am-pm/>
    </number:time-style>
    <number:time-style style:name="N97" number:truncate-on-overflow="false">
      <number:hours/>
      <number:text>:</number:text>
      <number:minutes number:style="long"/>
    </number:time-style>
    <number:time-style style:name="N98" number:truncate-on-overflow="false">
      <number:hours number:style="long"/>
      <number:text>:</number:text>
      <number:minutes number:style="long"/>
    </number:time-style>
    <number:number-style style:name="N99">
      <number:number number:decimal-places="0" number:min-integer-digits="2"/>
    </number:number-style>
    <number:number-style style:name="N100">
      <number:number number:decimal-places="0" number:min-integer-digits="3"/>
    </number:number-style>
    <number:number-style style:name="N101">
      <number:number number:decimal-places="0" number:min-integer-digits="1" number:grouping="true" number:display-factor="1000"/>
    </number:number-style>
    <number:number-style style:name="N102P0">
      <style:text-properties fo:color="#0000FF"/>
      <number:number number:decimal-places="2" number:min-integer-digits="1" number:grouping="true"/>
    </number:number-style>
    <number:number-style style:name="N102P1">
      <style:text-properties fo:color="#FF0000"/>
      <number:text>-</number:text>
      <number:number number:decimal-places="2" number:min-integer-digits="1" number:grouping="true"/>
    </number:number-style>
    <number:number-style style:name="N102">
      <number:number number:decimal-places="2" number:min-integer-digits="1"/>
      <style:map style:condition="value()&gt;0" style:apply-style-name="N102P0"/>
      <style:map style:condition="value()&lt;0" style:apply-style-name="N102P1"/>
    </number:number-style>
    <number:number-style style:name="N103P0">
      <number:text>kr</number:text>
      <number:number number:decimal-places="0" number:min-integer-digits="1" number:grouping="true" number:display-factor="1000"/>
    </number:number-style>
    <number:number-style style:name="N103">
      <number:text>kr-</number:text>
      <number:number number:decimal-places="0" number:min-integer-digits="1" number:grouping="true" number:display-factor="1000"/>
      <style:map style:condition="value()&gt;=0" style:apply-style-name="N103P0"/>
    </number:number-style>
    <number:number-style style:name="N104P0">
      <style:text-properties fo:color="#0000FF"/>
      <number:text>kr</number:text>
      <number:number number:decimal-places="2" number:min-integer-digits="1" number:grouping="true"/>
    </number:number-style>
    <number:number-style style:name="N104P1">
      <style:text-properties fo:color="#FF0000"/>
      <number:text>kr-</number:text>
      <number:number number:decimal-places="2" number:min-integer-digits="1" number:grouping="true"/>
    </number:number-style>
    <number:number-style style:name="N104">
      <number:number number:decimal-places="2" number:min-integer-digits="1"/>
      <style:map style:condition="value()&gt;0" style:apply-style-name="N104P0"/>
      <style:map style:condition="value()&lt;0" style:apply-style-name="N104P1"/>
    </number:number-style>
    <number:number-style style:name="N105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5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5P2">
      <number:text> Ł- </number:text>
    </number:text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>
      <number:text> Ł</number:text>
      <number:number number:decimal-places="2" number:min-integer-digits="1" number:grouping="true"/>
      <number:text> </number:text>
    </number:number-style>
    <number:number-style style:name="N106P1">
      <number:text>-Ł</number:text>
      <number:number number:decimal-places="2" number:min-integer-digits="1" number:grouping="true"/>
      <number:text> </number:text>
    </number:number-style>
    <number:number-style style:name="N106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2_1_32_2" style:display-name=" 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2_1_32_3" style:display-name=" 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2_1_32_4" style:display-name=" 1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2_32_2_32_2" style:display-name="%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2_32_2_32_3" style:display-name="%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2_32_2_32_4" style:display-name="%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2_32_3" style:display-name="% 2 3" style:family="table-cell" style:data-style-name="N0">
      <style:table-cell-properties style:vertical-align="automatic" fo:background-color="transparent"/>
    </style:style>
    <style:style style:name="_37__32_2_32_4" style:display-name="% 2 4" style:family="table-cell" style:data-style-name="N0">
      <style:table-cell-properties style:vertical-align="automatic" fo:background-color="transparent"/>
    </style:style>
    <style:style style:name="_37__32_2_32_5" style:display-name="% 2 5" style:family="table-cell" style:data-style-name="N0">
      <style:table-cell-properties style:vertical-align="automatic" fo:background-color="transparen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3_32_2" style:display-name="% 3 2" style:family="table-cell" style:data-style-name="N0">
      <style:table-cell-properties style:vertical-align="automatic" fo:background-color="transparent"/>
    </style:style>
    <style:style style:name="_37__32_3_32_3" style:display-name="% 3 3" style:family="table-cell" style:data-style-name="N0">
      <style:table-cell-properties style:vertical-align="automatic" fo:background-color="transparent"/>
    </style:style>
    <style:style style:name="_37__32_3_32_4" style:display-name="% 3 4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32_5" style:display-name="% 5" style:family="table-cell" style:data-style-name="N0">
      <style:table-cell-properties style:vertical-align="automatic" fo:background-color="transparent"/>
    </style:style>
    <style:style style:name="_37__32_6" style:display-name="% 6" style:family="table-cell" style:data-style-name="N0">
      <style:table-cell-properties style:vertical-align="automatic" fo:background-color="transparent"/>
    </style:style>
    <style:style style:name="_37__32_7" style:display-name="% 7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Apr_32_12_32_template_32_v1_32_2" style:display-name="%_Apr 12 template v1 2" style:family="table-cell" style:data-style-name="N0">
      <style:table-cell-properties style:vertical-align="automatic" fo:background-color="transparent"/>
    </style:style>
    <style:style style:name="_37__Apr_32_12_32_template_32_v1_32_3" style:display-name="%_Apr 12 template v1 3" style:family="table-cell" style:data-style-name="N0">
      <style:table-cell-properties style:vertical-align="automatic" fo:background-color="transparent"/>
    </style:style>
    <style:style style:name="_37__Apr_32_12_32_template_32_v1_32_4" style:display-name="%_Apr 12 template v1 4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37__Checking_32_file_32_2" style:display-name="%_Checking file 2" style:family="table-cell" style:data-style-name="N0">
      <style:table-cell-properties style:vertical-align="automatic" fo:background-color="transparent"/>
    </style:style>
    <style:style style:name="_37__Checking_32_file_32_3" style:display-name="%_Checking file 3" style:family="table-cell" style:data-style-name="N0">
      <style:table-cell-properties style:vertical-align="automatic" fo:background-color="transparent"/>
    </style:style>
    <style:style style:name="_37__Checking_32_file_32_4" style:display-name="%_Checking file 4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2" style:display-name="_PERSONAL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3" style:display-name="_PERSONAL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4" style:display-name="_PERSONAL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2" style:display-name="_PERSONAL_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3" style:display-name="_PERSONAL_1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4" style:display-name="_PERSONAL_1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2" style:display-name="¬µrk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3" style:display-name="¬µrk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4" style:display-name="¬µrk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" style:display-name="2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" style:display-name="2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_32_2" style:display-name="20% - Accent1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_32_3" style:display-name="20% - Accent1 2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_32_4" style:display-name="20% - Accent1 2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3" style:display-name="20% - Accent1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4" style:display-name="20% - Accent1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5" style:display-name="20% - Accent1 2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" style:display-name="2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_32_2" style:display-name="20% - Accent1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_32_3" style:display-name="20% - Accent1 2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_32_4" style:display-name="20% - Accent1 2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4" style:display-name="20% - Accent1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5" style:display-name="20% - Accent1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6" style:display-name="20% - Accent1 2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" style:display-name="20% - Accent1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" style:display-name="20% - Accent1 2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_32_2" style:display-name="20% - Accent1 2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_32_3" style:display-name="20% - Accent1 2 3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_32_4" style:display-name="20% - Accent1 2 3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3" style:display-name="20% - Accent1 2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4" style:display-name="20% - Accent1 2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5" style:display-name="20% - Accent1 2 3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" style:display-name="20% - Accent1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_32_2" style:display-name="20% - Accent1 2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_32_3" style:display-name="20% - Accent1 2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_32_4" style:display-name="20% - Accent1 2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5" style:display-name="20% - Accent1 2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6" style:display-name="20% - Accent1 2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7" style:display-name="20% - Accent1 2 7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" style:display-name="2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" style:display-name="2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" style:display-name="2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_32_2" style:display-name="20% - Accent1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_32_3" style:display-name="20% - Accent1 3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_32_4" style:display-name="20% - Accent1 3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3" style:display-name="20% - Accent1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4" style:display-name="20% - Accent1 3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5" style:display-name="20% - Accent1 3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" style:display-name="2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_32_2" style:display-name="20% - Accent1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_32_3" style:display-name="20% - Accent1 3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_32_4" style:display-name="20% - Accent1 3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4" style:display-name="20% - Accent1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5" style:display-name="20% - Accent1 3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6" style:display-name="20% - Accent1 3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" style:display-name="20% - Accent1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" style:display-name="20% - Accent1 3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_32_2" style:display-name="20% - Accent1 3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_32_3" style:display-name="20% - Accent1 3 3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_32_4" style:display-name="20% - Accent1 3 3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3" style:display-name="20% - Accent1 3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4" style:display-name="20% - Accent1 3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5" style:display-name="20% - Accent1 3 3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" style:display-name="20% - Accent1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_32_2" style:display-name="20% - Accent1 3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_32_3" style:display-name="20% - Accent1 3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_32_4" style:display-name="20% - Accent1 3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5" style:display-name="20% - Accent1 3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6" style:display-name="20% - Accent1 3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7" style:display-name="20% - Accent1 3 7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" style:display-name="20% - Accent1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" style:display-name="2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" style:display-name="2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" style:display-name="2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_32_2" style:display-name="20% - Accent1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_32_3" style:display-name="20% - Accent1 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_32_4" style:display-name="20% - Accent1 4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3" style:display-name="20% - Accent1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4" style:display-name="20% - Accent1 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5" style:display-name="20% - Accent1 4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" style:display-name="2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_32_2" style:display-name="20% - Accent1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_32_3" style:display-name="20% - Accent1 4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_32_4" style:display-name="20% - Accent1 4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4" style:display-name="20% - Accent1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5" style:display-name="20% - Accent1 4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6" style:display-name="20% - Accent1 4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" style:display-name="20% - Accent1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" style:display-name="20% - Accent1 4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_32_2" style:display-name="20% - Accent1 4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_32_3" style:display-name="20% - Accent1 4 3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_32_4" style:display-name="20% - Accent1 4 3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3" style:display-name="20% - Accent1 4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4" style:display-name="20% - Accent1 4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5" style:display-name="20% - Accent1 4 3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" style:display-name="20% - Accent1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_32_2" style:display-name="20% - Accent1 4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_32_3" style:display-name="20% - Accent1 4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_32_4" style:display-name="20% - Accent1 4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5" style:display-name="20% - Accent1 4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6" style:display-name="20% - Accent1 4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7" style:display-name="20% - Accent1 4 7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" style:display-name="20% - Accent1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" style:display-name="2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" style:display-name="2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" style:display-name="2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_32_2" style:display-name="20% - Accent1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_32_3" style:display-name="20% - Accent1 5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_32_4" style:display-name="20% - Accent1 5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3" style:display-name="20% - Accent1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4" style:display-name="20% - Accent1 5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5" style:display-name="20% - Accent1 5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" style:display-name="2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_32_2" style:display-name="20% - Accent1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_32_3" style:display-name="20% - Accent1 5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_32_4" style:display-name="20% - Accent1 5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4" style:display-name="20% - Accent1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5" style:display-name="20% - Accent1 5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6" style:display-name="20% - Accent1 5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" style:display-name="20% - Accent1 5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" style:display-name="20% - Accent1 5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_32_2" style:display-name="20% - Accent1 5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_32_3" style:display-name="20% - Accent1 5 3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_32_4" style:display-name="20% - Accent1 5 3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3" style:display-name="20% - Accent1 5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4" style:display-name="20% - Accent1 5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5" style:display-name="20% - Accent1 5 3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" style:display-name="20% - Accent1 5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_32_2" style:display-name="20% - Accent1 5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_32_3" style:display-name="20% - Accent1 5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_32_4" style:display-name="20% - Accent1 5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5" style:display-name="20% - Accent1 5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6" style:display-name="20% - Accent1 5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7" style:display-name="20% - Accent1 5 7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" style:display-name="20% - Accent1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" style:display-name="20% - Accent1 6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" style:display-name="20% - Accent1 6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_32_2" style:display-name="20% - Accent1 6 2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_32_3" style:display-name="20% - Accent1 6 2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_32_4" style:display-name="20% - Accent1 6 2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3" style:display-name="20% - Accent1 6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4" style:display-name="20% - Accent1 6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5" style:display-name="20% - Accent1 6 2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" style:display-name="20% - Accent1 6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_32_2" style:display-name="20% - Accent1 6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_32_3" style:display-name="20% - Accent1 6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_32_4" style:display-name="20% - Accent1 6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4" style:display-name="20% - Accent1 6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5" style:display-name="20% - Accent1 6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6" style:display-name="20% - Accent1 6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" style:display-name="20% - Accent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" style:display-name="20% - Accent2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_32_2" style:display-name="20% - Accent2 2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_32_3" style:display-name="20% - Accent2 2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_32_4" style:display-name="20% - Accent2 2 2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3" style:display-name="20% - Accent2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4" style:display-name="20% - Accent2 2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5" style:display-name="20% - Accent2 2 2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" style:display-name="20% - Accent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_32_2" style:display-name="20% - Accent2 2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_32_3" style:display-name="20% - Accent2 2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_32_4" style:display-name="20% - Accent2 2 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4" style:display-name="20% - Accent2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5" style:display-name="20% - Accent2 2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6" style:display-name="20% - Accent2 2 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" style:display-name="20% - Accent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" style:display-name="20% - Accent2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_32_2" style:display-name="20% - Accent2 2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_32_3" style:display-name="20% - Accent2 2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_32_4" style:display-name="20% - Accent2 2 3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3" style:display-name="20% - Accent2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4" style:display-name="20% - Accent2 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5" style:display-name="20% - Accent2 2 3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" style:display-name="20% - Accent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_32_2" style:display-name="20% - Accent2 2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_32_3" style:display-name="20% - Accent2 2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_32_4" style:display-name="20% - Accent2 2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5" style:display-name="20% - Accent2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6" style:display-name="20% - Accent2 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7" style:display-name="20% - Accent2 2 7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" style:display-name="20% - Accent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" style:display-name="20% - Accent2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" style:display-name="20% - Accent2 3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_32_2" style:display-name="20% - Accent2 3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_32_3" style:display-name="20% - Accent2 3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_32_4" style:display-name="20% - Accent2 3 2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3" style:display-name="20% - Accent2 3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4" style:display-name="20% - Accent2 3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5" style:display-name="20% - Accent2 3 2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" style:display-name="20% - Accent2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_32_2" style:display-name="20% - Accent2 3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_32_3" style:display-name="20% - Accent2 3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_32_4" style:display-name="20% - Accent2 3 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4" style:display-name="20% - Accent2 3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5" style:display-name="20% - Accent2 3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6" style:display-name="20% - Accent2 3 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" style:display-name="20% - Accent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" style:display-name="20% - Accent2 3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_32_2" style:display-name="20% - Accent2 3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_32_3" style:display-name="20% - Accent2 3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_32_4" style:display-name="20% - Accent2 3 3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3" style:display-name="20% - Accent2 3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4" style:display-name="20% - Accent2 3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5" style:display-name="20% - Accent2 3 3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" style:display-name="20% - Accent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_32_2" style:display-name="20% - Accent2 3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_32_3" style:display-name="20% - Accent2 3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_32_4" style:display-name="20% - Accent2 3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5" style:display-name="20% - Accent2 3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6" style:display-name="20% - Accent2 3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7" style:display-name="20% - Accent2 3 7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" style:display-name="20% - Accent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" style:display-name="20% - Accent2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" style:display-name="20% - Accent2 4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" style:display-name="20% - Accent2 4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_32_2" style:display-name="20% - Accent2 4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_32_3" style:display-name="20% - Accent2 4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_32_4" style:display-name="20% - Accent2 4 2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3" style:display-name="20% - Accent2 4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4" style:display-name="20% - Accent2 4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5" style:display-name="20% - Accent2 4 2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" style:display-name="20% - Accent2 4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_32_2" style:display-name="20% - Accent2 4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_32_3" style:display-name="20% - Accent2 4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_32_4" style:display-name="20% - Accent2 4 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4" style:display-name="20% - Accent2 4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5" style:display-name="20% - Accent2 4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6" style:display-name="20% - Accent2 4 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" style:display-name="20% - Accent2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" style:display-name="20% - Accent2 4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_32_2" style:display-name="20% - Accent2 4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_32_3" style:display-name="20% - Accent2 4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_32_4" style:display-name="20% - Accent2 4 3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3" style:display-name="20% - Accent2 4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4" style:display-name="20% - Accent2 4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5" style:display-name="20% - Accent2 4 3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" style:display-name="20% - Accent2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_32_2" style:display-name="20% - Accent2 4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_32_3" style:display-name="20% - Accent2 4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_32_4" style:display-name="20% - Accent2 4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5" style:display-name="20% - Accent2 4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6" style:display-name="20% - Accent2 4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7" style:display-name="20% - Accent2 4 7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" style:display-name="20% - Accent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" style:display-name="20% - Accent2 5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" style:display-name="20% - Accent2 5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" style:display-name="20% - Accent2 5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_32_2" style:display-name="20% - Accent2 5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_32_3" style:display-name="20% - Accent2 5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_32_4" style:display-name="20% - Accent2 5 2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3" style:display-name="20% - Accent2 5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4" style:display-name="20% - Accent2 5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5" style:display-name="20% - Accent2 5 2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" style:display-name="20% - Accent2 5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_32_2" style:display-name="20% - Accent2 5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_32_3" style:display-name="20% - Accent2 5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_32_4" style:display-name="20% - Accent2 5 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4" style:display-name="20% - Accent2 5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5" style:display-name="20% - Accent2 5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6" style:display-name="20% - Accent2 5 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" style:display-name="20% - Accent2 5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" style:display-name="20% - Accent2 5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_32_2" style:display-name="20% - Accent2 5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_32_3" style:display-name="20% - Accent2 5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_32_4" style:display-name="20% - Accent2 5 3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3" style:display-name="20% - Accent2 5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4" style:display-name="20% - Accent2 5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5" style:display-name="20% - Accent2 5 3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" style:display-name="20% - Accent2 5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_32_2" style:display-name="20% - Accent2 5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_32_3" style:display-name="20% - Accent2 5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_32_4" style:display-name="20% - Accent2 5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5" style:display-name="20% - Accent2 5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6" style:display-name="20% - Accent2 5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7" style:display-name="20% - Accent2 5 7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" style:display-name="20% - Accent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" style:display-name="20% - Accent2 6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" style:display-name="20% - Accent2 6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_32_2" style:display-name="20% - Accent2 6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_32_3" style:display-name="20% - Accent2 6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_32_4" style:display-name="20% - Accent2 6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3" style:display-name="20% - Accent2 6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4" style:display-name="20% - Accent2 6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5" style:display-name="20% - Accent2 6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" style:display-name="20% - Accent2 6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_32_2" style:display-name="20% - Accent2 6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_32_3" style:display-name="20% - Accent2 6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_32_4" style:display-name="20% - Accent2 6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4" style:display-name="20% - Accent2 6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5" style:display-name="20% - Accent2 6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6" style:display-name="20% - Accent2 6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" style:display-name="20% - Accent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" style:display-name="20% - Accent3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_32_2" style:display-name="20% - Accent3 2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_32_3" style:display-name="20% - Accent3 2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_32_4" style:display-name="20% - Accent3 2 2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3" style:display-name="20% - Accent3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4" style:display-name="20% - Accent3 2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5" style:display-name="20% - Accent3 2 2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" style:display-name="20% - Accent3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_32_2" style:display-name="20% - Accent3 2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_32_3" style:display-name="20% - Accent3 2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_32_4" style:display-name="20% - Accent3 2 2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4" style:display-name="20% - Accent3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5" style:display-name="20% - Accent3 2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6" style:display-name="20% - Accent3 2 2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" style:display-name="20% - Accent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" style:display-name="20% - Accent3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_32_2" style:display-name="20% - Accent3 2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_32_3" style:display-name="20% - Accent3 2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_32_4" style:display-name="20% - Accent3 2 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3" style:display-name="20% - Accent3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4" style:display-name="20% - Accent3 2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5" style:display-name="20% - Accent3 2 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" style:display-name="20% - Accent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_32_2" style:display-name="20% - Accent3 2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_32_3" style:display-name="20% - Accent3 2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_32_4" style:display-name="20% - Accent3 2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5" style:display-name="20% - Accent3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6" style:display-name="20% - Accent3 2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7" style:display-name="20% - Accent3 2 7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" style:display-name="20% - Accent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" style:display-name="20% - Accent3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" style:display-name="20% - Accent3 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_32_2" style:display-name="20% - Accent3 3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_32_3" style:display-name="20% - Accent3 3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_32_4" style:display-name="20% - Accent3 3 2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3" style:display-name="20% - Accent3 3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4" style:display-name="20% - Accent3 3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5" style:display-name="20% - Accent3 3 2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" style:display-name="20% - Accent3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_32_2" style:display-name="20% - Accent3 3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_32_3" style:display-name="20% - Accent3 3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_32_4" style:display-name="20% - Accent3 3 2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4" style:display-name="20% - Accent3 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5" style:display-name="20% - Accent3 3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6" style:display-name="20% - Accent3 3 2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" style:display-name="20% - Accent3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" style:display-name="20% - Accent3 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_32_2" style:display-name="20% - Accent3 3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_32_3" style:display-name="20% - Accent3 3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_32_4" style:display-name="20% - Accent3 3 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3" style:display-name="20% - Accent3 3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4" style:display-name="20% - Accent3 3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5" style:display-name="20% - Accent3 3 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" style:display-name="20% - Accent3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_32_2" style:display-name="20% - Accent3 3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_32_3" style:display-name="20% - Accent3 3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_32_4" style:display-name="20% - Accent3 3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5" style:display-name="20% - Accent3 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6" style:display-name="20% - Accent3 3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7" style:display-name="20% - Accent3 3 7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" style:display-name="20% - Accent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" style:display-name="20% - Accent3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" style:display-name="20% - Accent3 4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" style:display-name="20% - Accent3 4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_32_2" style:display-name="20% - Accent3 4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_32_3" style:display-name="20% - Accent3 4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_32_4" style:display-name="20% - Accent3 4 2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3" style:display-name="20% - Accent3 4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4" style:display-name="20% - Accent3 4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5" style:display-name="20% - Accent3 4 2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" style:display-name="20% - Accent3 4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_32_2" style:display-name="20% - Accent3 4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_32_3" style:display-name="20% - Accent3 4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_32_4" style:display-name="20% - Accent3 4 2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4" style:display-name="20% - Accent3 4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5" style:display-name="20% - Accent3 4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6" style:display-name="20% - Accent3 4 2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" style:display-name="20% - Accent3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" style:display-name="20% - Accent3 4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_32_2" style:display-name="20% - Accent3 4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_32_3" style:display-name="20% - Accent3 4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_32_4" style:display-name="20% - Accent3 4 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3" style:display-name="20% - Accent3 4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4" style:display-name="20% - Accent3 4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5" style:display-name="20% - Accent3 4 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" style:display-name="20% - Accent3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_32_2" style:display-name="20% - Accent3 4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_32_3" style:display-name="20% - Accent3 4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_32_4" style:display-name="20% - Accent3 4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5" style:display-name="20% - Accent3 4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6" style:display-name="20% - Accent3 4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7" style:display-name="20% - Accent3 4 7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" style:display-name="20% - Accent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" style:display-name="20% - Accent3 5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" style:display-name="20% - Accent3 5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" style:display-name="20% - Accent3 5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_32_2" style:display-name="20% - Accent3 5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_32_3" style:display-name="20% - Accent3 5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_32_4" style:display-name="20% - Accent3 5 2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3" style:display-name="20% - Accent3 5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4" style:display-name="20% - Accent3 5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5" style:display-name="20% - Accent3 5 2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" style:display-name="20% - Accent3 5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_32_2" style:display-name="20% - Accent3 5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_32_3" style:display-name="20% - Accent3 5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_32_4" style:display-name="20% - Accent3 5 2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4" style:display-name="20% - Accent3 5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5" style:display-name="20% - Accent3 5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6" style:display-name="20% - Accent3 5 2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" style:display-name="20% - Accent3 5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" style:display-name="20% - Accent3 5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_32_2" style:display-name="20% - Accent3 5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_32_3" style:display-name="20% - Accent3 5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_32_4" style:display-name="20% - Accent3 5 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3" style:display-name="20% - Accent3 5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4" style:display-name="20% - Accent3 5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5" style:display-name="20% - Accent3 5 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" style:display-name="20% - Accent3 5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_32_2" style:display-name="20% - Accent3 5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_32_3" style:display-name="20% - Accent3 5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_32_4" style:display-name="20% - Accent3 5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5" style:display-name="20% - Accent3 5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6" style:display-name="20% - Accent3 5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7" style:display-name="20% - Accent3 5 7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" style:display-name="20% - Accent3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" style:display-name="20% - Accent3 6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" style:display-name="20% - Accent3 6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_32_2" style:display-name="20% - Accent3 6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_32_3" style:display-name="20% - Accent3 6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_32_4" style:display-name="20% - Accent3 6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3" style:display-name="20% - Accent3 6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4" style:display-name="20% - Accent3 6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5" style:display-name="20% - Accent3 6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" style:display-name="20% - Accent3 6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_32_2" style:display-name="20% - Accent3 6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_32_3" style:display-name="20% - Accent3 6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_32_4" style:display-name="20% - Accent3 6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4" style:display-name="20% - Accent3 6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5" style:display-name="20% - Accent3 6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6" style:display-name="20% - Accent3 6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" style:display-name="2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" style:display-name="2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_32_2" style:display-name="20% - Accent4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_32_3" style:display-name="20% - Accent4 2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_32_4" style:display-name="20% - Accent4 2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3" style:display-name="20% - Accent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4" style:display-name="20% - Accent4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5" style:display-name="20% - Accent4 2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" style:display-name="2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_32_2" style:display-name="20% - Accent4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_32_3" style:display-name="20% - Accent4 2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_32_4" style:display-name="20% - Accent4 2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4" style:display-name="20% - Accent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5" style:display-name="20% - Accent4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6" style:display-name="20% - Accent4 2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" style:display-name="20% - Accent4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" style:display-name="20% - Accent4 2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_32_2" style:display-name="20% - Accent4 2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_32_3" style:display-name="20% - Accent4 2 3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_32_4" style:display-name="20% - Accent4 2 3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3" style:display-name="20% - Accent4 2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4" style:display-name="20% - Accent4 2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5" style:display-name="20% - Accent4 2 3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" style:display-name="20% - Accent4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_32_2" style:display-name="20% - Accent4 2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_32_3" style:display-name="20% - Accent4 2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_32_4" style:display-name="20% - Accent4 2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5" style:display-name="20% - Accent4 2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6" style:display-name="20% - Accent4 2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7" style:display-name="20% - Accent4 2 7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" style:display-name="2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" style:display-name="2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" style:display-name="2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_32_2" style:display-name="20% - Accent4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_32_3" style:display-name="20% - Accent4 3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_32_4" style:display-name="20% - Accent4 3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3" style:display-name="20% - Accent4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4" style:display-name="20% - Accent4 3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5" style:display-name="20% - Accent4 3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" style:display-name="2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_32_2" style:display-name="20% - Accent4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_32_3" style:display-name="20% - Accent4 3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_32_4" style:display-name="20% - Accent4 3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4" style:display-name="20% - Accent4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5" style:display-name="20% - Accent4 3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6" style:display-name="20% - Accent4 3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" style:display-name="20% - Accent4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" style:display-name="20% - Accent4 3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_32_2" style:display-name="20% - Accent4 3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_32_3" style:display-name="20% - Accent4 3 3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_32_4" style:display-name="20% - Accent4 3 3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3" style:display-name="20% - Accent4 3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4" style:display-name="20% - Accent4 3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5" style:display-name="20% - Accent4 3 3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" style:display-name="20% - Accent4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_32_2" style:display-name="20% - Accent4 3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_32_3" style:display-name="20% - Accent4 3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_32_4" style:display-name="20% - Accent4 3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5" style:display-name="20% - Accent4 3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6" style:display-name="20% - Accent4 3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7" style:display-name="20% - Accent4 3 7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" style:display-name="20% - Accent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" style:display-name="2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" style:display-name="2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" style:display-name="2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_32_2" style:display-name="20% - Accent4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_32_3" style:display-name="20% - Accent4 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_32_4" style:display-name="20% - Accent4 4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3" style:display-name="20% - Accent4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4" style:display-name="20% - Accent4 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5" style:display-name="20% - Accent4 4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" style:display-name="2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_32_2" style:display-name="20% - Accent4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_32_3" style:display-name="20% - Accent4 4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_32_4" style:display-name="20% - Accent4 4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4" style:display-name="20% - Accent4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5" style:display-name="20% - Accent4 4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6" style:display-name="20% - Accent4 4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" style:display-name="20% - Accent4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" style:display-name="20% - Accent4 4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_32_2" style:display-name="20% - Accent4 4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_32_3" style:display-name="20% - Accent4 4 3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_32_4" style:display-name="20% - Accent4 4 3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3" style:display-name="20% - Accent4 4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4" style:display-name="20% - Accent4 4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5" style:display-name="20% - Accent4 4 3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" style:display-name="20% - Accent4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_32_2" style:display-name="20% - Accent4 4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_32_3" style:display-name="20% - Accent4 4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_32_4" style:display-name="20% - Accent4 4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5" style:display-name="20% - Accent4 4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6" style:display-name="20% - Accent4 4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7" style:display-name="20% - Accent4 4 7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" style:display-name="20% - Accent4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" style:display-name="2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" style:display-name="2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" style:display-name="2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_32_2" style:display-name="20% - Accent4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_32_3" style:display-name="20% - Accent4 5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_32_4" style:display-name="20% - Accent4 5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3" style:display-name="20% - Accent4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4" style:display-name="20% - Accent4 5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5" style:display-name="20% - Accent4 5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" style:display-name="2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_32_2" style:display-name="20% - Accent4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_32_3" style:display-name="20% - Accent4 5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_32_4" style:display-name="20% - Accent4 5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4" style:display-name="20% - Accent4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5" style:display-name="20% - Accent4 5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6" style:display-name="20% - Accent4 5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" style:display-name="20% - Accent4 5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" style:display-name="20% - Accent4 5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_32_2" style:display-name="20% - Accent4 5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_32_3" style:display-name="20% - Accent4 5 3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_32_4" style:display-name="20% - Accent4 5 3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3" style:display-name="20% - Accent4 5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4" style:display-name="20% - Accent4 5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5" style:display-name="20% - Accent4 5 3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" style:display-name="20% - Accent4 5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_32_2" style:display-name="20% - Accent4 5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_32_3" style:display-name="20% - Accent4 5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_32_4" style:display-name="20% - Accent4 5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5" style:display-name="20% - Accent4 5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6" style:display-name="20% - Accent4 5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7" style:display-name="20% - Accent4 5 7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" style:display-name="20% - Accent4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" style:display-name="20% - Accent4 6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" style:display-name="20% - Accent4 6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_32_2" style:display-name="20% - Accent4 6 2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_32_3" style:display-name="20% - Accent4 6 2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_32_4" style:display-name="20% - Accent4 6 2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3" style:display-name="20% - Accent4 6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4" style:display-name="20% - Accent4 6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5" style:display-name="20% - Accent4 6 2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" style:display-name="20% - Accent4 6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_32_2" style:display-name="20% - Accent4 6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_32_3" style:display-name="20% - Accent4 6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_32_4" style:display-name="20% - Accent4 6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4" style:display-name="20% - Accent4 6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5" style:display-name="20% - Accent4 6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6" style:display-name="20% - Accent4 6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" style:display-name="20% - Accent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" style:display-name="20% - Accent5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_32_2" style:display-name="20% - Accent5 2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_32_3" style:display-name="20% - Accent5 2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_32_4" style:display-name="20% - Accent5 2 2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3" style:display-name="20% - Accent5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4" style:display-name="20% - Accent5 2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5" style:display-name="20% - Accent5 2 2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" style:display-name="20% - Accent5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_32_2" style:display-name="20% - Accent5 2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_32_3" style:display-name="20% - Accent5 2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_32_4" style:display-name="20% - Accent5 2 2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4" style:display-name="20% - Accent5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5" style:display-name="20% - Accent5 2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6" style:display-name="20% - Accent5 2 2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" style:display-name="20% - Accent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" style:display-name="20% - Accent5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_32_2" style:display-name="20% - Accent5 2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_32_3" style:display-name="20% - Accent5 2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_32_4" style:display-name="20% - Accent5 2 3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3" style:display-name="20% - Accent5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4" style:display-name="20% - Accent5 2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5" style:display-name="20% - Accent5 2 3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" style:display-name="20% - Accent5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_32_2" style:display-name="20% - Accent5 2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_32_3" style:display-name="20% - Accent5 2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_32_4" style:display-name="20% - Accent5 2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5" style:display-name="20% - Accent5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6" style:display-name="20% - Accent5 2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7" style:display-name="20% - Accent5 2 7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" style:display-name="20% - Accent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" style:display-name="20% - Accent5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" style:display-name="20% - Accent5 3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_32_2" style:display-name="20% - Accent5 3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_32_3" style:display-name="20% - Accent5 3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_32_4" style:display-name="20% - Accent5 3 2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3" style:display-name="20% - Accent5 3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4" style:display-name="20% - Accent5 3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5" style:display-name="20% - Accent5 3 2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" style:display-name="20% - Accent5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_32_2" style:display-name="20% - Accent5 3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_32_3" style:display-name="20% - Accent5 3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_32_4" style:display-name="20% - Accent5 3 2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4" style:display-name="20% - Accent5 3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5" style:display-name="20% - Accent5 3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6" style:display-name="20% - Accent5 3 2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" style:display-name="20% - Accent5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" style:display-name="20% - Accent5 3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_32_2" style:display-name="20% - Accent5 3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_32_3" style:display-name="20% - Accent5 3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_32_4" style:display-name="20% - Accent5 3 3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3" style:display-name="20% - Accent5 3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4" style:display-name="20% - Accent5 3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5" style:display-name="20% - Accent5 3 3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" style:display-name="20% - Accent5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_32_2" style:display-name="20% - Accent5 3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_32_3" style:display-name="20% - Accent5 3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_32_4" style:display-name="20% - Accent5 3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5" style:display-name="20% - Accent5 3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6" style:display-name="20% - Accent5 3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7" style:display-name="20% - Accent5 3 7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" style:display-name="20% - Accent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" style:display-name="20% - Accent5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" style:display-name="20% - Accent5 4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" style:display-name="20% - Accent5 4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_32_2" style:display-name="20% - Accent5 4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_32_3" style:display-name="20% - Accent5 4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_32_4" style:display-name="20% - Accent5 4 2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3" style:display-name="20% - Accent5 4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4" style:display-name="20% - Accent5 4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5" style:display-name="20% - Accent5 4 2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" style:display-name="20% - Accent5 4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_32_2" style:display-name="20% - Accent5 4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_32_3" style:display-name="20% - Accent5 4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_32_4" style:display-name="20% - Accent5 4 2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4" style:display-name="20% - Accent5 4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5" style:display-name="20% - Accent5 4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6" style:display-name="20% - Accent5 4 2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" style:display-name="20% - Accent5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" style:display-name="20% - Accent5 4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_32_2" style:display-name="20% - Accent5 4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_32_3" style:display-name="20% - Accent5 4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_32_4" style:display-name="20% - Accent5 4 3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3" style:display-name="20% - Accent5 4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4" style:display-name="20% - Accent5 4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5" style:display-name="20% - Accent5 4 3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" style:display-name="20% - Accent5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_32_2" style:display-name="20% - Accent5 4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_32_3" style:display-name="20% - Accent5 4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_32_4" style:display-name="20% - Accent5 4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5" style:display-name="20% - Accent5 4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6" style:display-name="20% - Accent5 4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7" style:display-name="20% - Accent5 4 7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" style:display-name="20% - Accent5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" style:display-name="20% - Accent5 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" style:display-name="20% - Accent5 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" style:display-name="20% - Accent5 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_32_2" style:display-name="20% - Accent5 5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_32_3" style:display-name="20% - Accent5 5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_32_4" style:display-name="20% - Accent5 5 2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3" style:display-name="20% - Accent5 5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4" style:display-name="20% - Accent5 5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5" style:display-name="20% - Accent5 5 2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" style:display-name="20% - Accent5 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_32_2" style:display-name="20% - Accent5 5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_32_3" style:display-name="20% - Accent5 5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_32_4" style:display-name="20% - Accent5 5 2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4" style:display-name="20% - Accent5 5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5" style:display-name="20% - Accent5 5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6" style:display-name="20% - Accent5 5 2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" style:display-name="20% - Accent5 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" style:display-name="20% - Accent5 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_32_2" style:display-name="20% - Accent5 5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_32_3" style:display-name="20% - Accent5 5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_32_4" style:display-name="20% - Accent5 5 3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3" style:display-name="20% - Accent5 5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4" style:display-name="20% - Accent5 5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5" style:display-name="20% - Accent5 5 3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" style:display-name="20% - Accent5 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_32_2" style:display-name="20% - Accent5 5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_32_3" style:display-name="20% - Accent5 5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_32_4" style:display-name="20% - Accent5 5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5" style:display-name="20% - Accent5 5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6" style:display-name="20% - Accent5 5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7" style:display-name="20% - Accent5 5 7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" style:display-name="20% - Accent5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" style:display-name="20% - Accent5 6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" style:display-name="20% - Accent5 6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_32_2" style:display-name="20% - Accent5 6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_32_3" style:display-name="20% - Accent5 6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_32_4" style:display-name="20% - Accent5 6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3" style:display-name="20% - Accent5 6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4" style:display-name="20% - Accent5 6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5" style:display-name="20% - Accent5 6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" style:display-name="20% - Accent5 6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_32_2" style:display-name="20% - Accent5 6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_32_3" style:display-name="20% - Accent5 6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_32_4" style:display-name="20% - Accent5 6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4" style:display-name="20% - Accent5 6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5" style:display-name="20% - Accent5 6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6" style:display-name="20% - Accent5 6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" style:display-name="20% - Accent6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" style:display-name="20% - Accent6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_32_2" style:display-name="20% - Accent6 2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_32_3" style:display-name="20% - Accent6 2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_32_4" style:display-name="20% - Accent6 2 2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3" style:display-name="20% - Accent6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4" style:display-name="20% - Accent6 2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5" style:display-name="20% - Accent6 2 2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" style:display-name="20% - Accent6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_32_2" style:display-name="20% - Accent6 2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_32_3" style:display-name="20% - Accent6 2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_32_4" style:display-name="20% - Accent6 2 2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4" style:display-name="20% - Accent6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5" style:display-name="20% - Accent6 2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6" style:display-name="20% - Accent6 2 2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" style:display-name="20% - Accent6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" style:display-name="20% - Accent6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_32_2" style:display-name="20% - Accent6 2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_32_3" style:display-name="20% - Accent6 2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_32_4" style:display-name="20% - Accent6 2 3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3" style:display-name="20% - Accent6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4" style:display-name="20% - Accent6 2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5" style:display-name="20% - Accent6 2 3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" style:display-name="20% - Accent6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_32_2" style:display-name="20% - Accent6 2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_32_3" style:display-name="20% - Accent6 2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_32_4" style:display-name="20% - Accent6 2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5" style:display-name="20% - Accent6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6" style:display-name="20% - Accent6 2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7" style:display-name="20% - Accent6 2 7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" style:display-name="20% - Accent6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" style:display-name="20% - Accent6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" style:display-name="20% - Accent6 3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_32_2" style:display-name="20% - Accent6 3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_32_3" style:display-name="20% - Accent6 3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_32_4" style:display-name="20% - Accent6 3 2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3" style:display-name="20% - Accent6 3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4" style:display-name="20% - Accent6 3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5" style:display-name="20% - Accent6 3 2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" style:display-name="20% - Accent6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_32_2" style:display-name="20% - Accent6 3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_32_3" style:display-name="20% - Accent6 3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_32_4" style:display-name="20% - Accent6 3 2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4" style:display-name="20% - Accent6 3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5" style:display-name="20% - Accent6 3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6" style:display-name="20% - Accent6 3 2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" style:display-name="20% - Accent6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" style:display-name="20% - Accent6 3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_32_2" style:display-name="20% - Accent6 3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_32_3" style:display-name="20% - Accent6 3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_32_4" style:display-name="20% - Accent6 3 3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3" style:display-name="20% - Accent6 3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4" style:display-name="20% - Accent6 3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5" style:display-name="20% - Accent6 3 3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" style:display-name="20% - Accent6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_32_2" style:display-name="20% - Accent6 3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_32_3" style:display-name="20% - Accent6 3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_32_4" style:display-name="20% - Accent6 3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5" style:display-name="20% - Accent6 3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6" style:display-name="20% - Accent6 3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7" style:display-name="20% - Accent6 3 7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" style:display-name="20% - Accent6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" style:display-name="20% - Accent6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" style:display-name="20% - Accent6 4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" style:display-name="20% - Accent6 4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_32_2" style:display-name="20% - Accent6 4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_32_3" style:display-name="20% - Accent6 4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_32_4" style:display-name="20% - Accent6 4 2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3" style:display-name="20% - Accent6 4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4" style:display-name="20% - Accent6 4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5" style:display-name="20% - Accent6 4 2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" style:display-name="20% - Accent6 4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_32_2" style:display-name="20% - Accent6 4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_32_3" style:display-name="20% - Accent6 4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_32_4" style:display-name="20% - Accent6 4 2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4" style:display-name="20% - Accent6 4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5" style:display-name="20% - Accent6 4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6" style:display-name="20% - Accent6 4 2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" style:display-name="20% - Accent6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" style:display-name="20% - Accent6 4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_32_2" style:display-name="20% - Accent6 4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_32_3" style:display-name="20% - Accent6 4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_32_4" style:display-name="20% - Accent6 4 3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3" style:display-name="20% - Accent6 4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4" style:display-name="20% - Accent6 4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5" style:display-name="20% - Accent6 4 3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" style:display-name="20% - Accent6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_32_2" style:display-name="20% - Accent6 4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_32_3" style:display-name="20% - Accent6 4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_32_4" style:display-name="20% - Accent6 4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5" style:display-name="20% - Accent6 4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6" style:display-name="20% - Accent6 4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7" style:display-name="20% - Accent6 4 7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" style:display-name="20% - Accent6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" style:display-name="20% - Accent6 5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" style:display-name="20% - Accent6 5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" style:display-name="20% - Accent6 5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_32_2" style:display-name="20% - Accent6 5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_32_3" style:display-name="20% - Accent6 5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_32_4" style:display-name="20% - Accent6 5 2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3" style:display-name="20% - Accent6 5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4" style:display-name="20% - Accent6 5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5" style:display-name="20% - Accent6 5 2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" style:display-name="20% - Accent6 5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_32_2" style:display-name="20% - Accent6 5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_32_3" style:display-name="20% - Accent6 5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_32_4" style:display-name="20% - Accent6 5 2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4" style:display-name="20% - Accent6 5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5" style:display-name="20% - Accent6 5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6" style:display-name="20% - Accent6 5 2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" style:display-name="20% - Accent6 5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" style:display-name="20% - Accent6 5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_32_2" style:display-name="20% - Accent6 5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_32_3" style:display-name="20% - Accent6 5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_32_4" style:display-name="20% - Accent6 5 3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3" style:display-name="20% - Accent6 5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4" style:display-name="20% - Accent6 5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5" style:display-name="20% - Accent6 5 3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" style:display-name="20% - Accent6 5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_32_2" style:display-name="20% - Accent6 5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_32_3" style:display-name="20% - Accent6 5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_32_4" style:display-name="20% - Accent6 5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5" style:display-name="20% - Accent6 5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6" style:display-name="20% - Accent6 5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7" style:display-name="20% - Accent6 5 7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" style:display-name="20% - Accent6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" style:display-name="20% - Accent6 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" style:display-name="20% - Accent6 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_32_2" style:display-name="20% - Accent6 6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_32_3" style:display-name="20% - Accent6 6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_32_4" style:display-name="20% - Accent6 6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3" style:display-name="20% - Accent6 6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4" style:display-name="20% - Accent6 6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5" style:display-name="20% - Accent6 6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" style:display-name="20% - Accent6 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_32_2" style:display-name="20% - Accent6 6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_32_3" style:display-name="20% - Accent6 6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_32_4" style:display-name="20% - Accent6 6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4" style:display-name="20% - Accent6 6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5" style:display-name="20% - Accent6 6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6" style:display-name="20% - Accent6 6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" style:display-name="4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" style:display-name="4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_32_2" style:display-name="40% - Accent1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_32_3" style:display-name="40% - Accent1 2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_32_4" style:display-name="40% - Accent1 2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3" style:display-name="40% - Accent1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4" style:display-name="40% - Accent1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5" style:display-name="40% - Accent1 2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" style:display-name="4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_32_2" style:display-name="40% - Accent1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_32_3" style:display-name="40% - Accent1 2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_32_4" style:display-name="40% - Accent1 2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4" style:display-name="40% - Accent1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5" style:display-name="40% - Accent1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6" style:display-name="40% - Accent1 2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" style:display-name="40% - Accent1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" style:display-name="40% - Accent1 2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_32_2" style:display-name="40% - Accent1 2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_32_3" style:display-name="40% - Accent1 2 3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_32_4" style:display-name="40% - Accent1 2 3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3" style:display-name="40% - Accent1 2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4" style:display-name="40% - Accent1 2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5" style:display-name="40% - Accent1 2 3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" style:display-name="40% - Accent1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_32_2" style:display-name="40% - Accent1 2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_32_3" style:display-name="40% - Accent1 2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_32_4" style:display-name="40% - Accent1 2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5" style:display-name="40% - Accent1 2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6" style:display-name="40% - Accent1 2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7" style:display-name="40% - Accent1 2 7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" style:display-name="4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" style:display-name="4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" style:display-name="4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_32_2" style:display-name="40% - Accent1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_32_3" style:display-name="40% - Accent1 3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_32_4" style:display-name="40% - Accent1 3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3" style:display-name="40% - Accent1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4" style:display-name="40% - Accent1 3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5" style:display-name="40% - Accent1 3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" style:display-name="4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_32_2" style:display-name="40% - Accent1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_32_3" style:display-name="40% - Accent1 3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_32_4" style:display-name="40% - Accent1 3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4" style:display-name="40% - Accent1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5" style:display-name="40% - Accent1 3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6" style:display-name="40% - Accent1 3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" style:display-name="40% - Accent1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" style:display-name="40% - Accent1 3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_32_2" style:display-name="40% - Accent1 3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_32_3" style:display-name="40% - Accent1 3 3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_32_4" style:display-name="40% - Accent1 3 3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3" style:display-name="40% - Accent1 3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4" style:display-name="40% - Accent1 3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5" style:display-name="40% - Accent1 3 3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" style:display-name="40% - Accent1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_32_2" style:display-name="40% - Accent1 3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_32_3" style:display-name="40% - Accent1 3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_32_4" style:display-name="40% - Accent1 3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5" style:display-name="40% - Accent1 3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6" style:display-name="40% - Accent1 3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7" style:display-name="40% - Accent1 3 7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" style:display-name="40% - Accent1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" style:display-name="4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" style:display-name="4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" style:display-name="4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_32_2" style:display-name="40% - Accent1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_32_3" style:display-name="40% - Accent1 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_32_4" style:display-name="40% - Accent1 4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3" style:display-name="40% - Accent1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4" style:display-name="40% - Accent1 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5" style:display-name="40% - Accent1 4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" style:display-name="4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_32_2" style:display-name="40% - Accent1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_32_3" style:display-name="40% - Accent1 4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_32_4" style:display-name="40% - Accent1 4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4" style:display-name="40% - Accent1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5" style:display-name="40% - Accent1 4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6" style:display-name="40% - Accent1 4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" style:display-name="40% - Accent1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" style:display-name="40% - Accent1 4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_32_2" style:display-name="40% - Accent1 4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_32_3" style:display-name="40% - Accent1 4 3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_32_4" style:display-name="40% - Accent1 4 3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3" style:display-name="40% - Accent1 4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4" style:display-name="40% - Accent1 4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5" style:display-name="40% - Accent1 4 3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" style:display-name="40% - Accent1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_32_2" style:display-name="40% - Accent1 4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_32_3" style:display-name="40% - Accent1 4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_32_4" style:display-name="40% - Accent1 4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5" style:display-name="40% - Accent1 4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6" style:display-name="40% - Accent1 4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7" style:display-name="40% - Accent1 4 7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" style:display-name="40% - Accent1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" style:display-name="4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" style:display-name="4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" style:display-name="4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_32_2" style:display-name="40% - Accent1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_32_3" style:display-name="40% - Accent1 5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_32_4" style:display-name="40% - Accent1 5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3" style:display-name="40% - Accent1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4" style:display-name="40% - Accent1 5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5" style:display-name="40% - Accent1 5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" style:display-name="4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_32_2" style:display-name="40% - Accent1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_32_3" style:display-name="40% - Accent1 5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_32_4" style:display-name="40% - Accent1 5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4" style:display-name="40% - Accent1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5" style:display-name="40% - Accent1 5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6" style:display-name="40% - Accent1 5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" style:display-name="40% - Accent1 5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" style:display-name="40% - Accent1 5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_32_2" style:display-name="40% - Accent1 5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_32_3" style:display-name="40% - Accent1 5 3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_32_4" style:display-name="40% - Accent1 5 3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3" style:display-name="40% - Accent1 5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4" style:display-name="40% - Accent1 5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5" style:display-name="40% - Accent1 5 3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" style:display-name="40% - Accent1 5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_32_2" style:display-name="40% - Accent1 5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_32_3" style:display-name="40% - Accent1 5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_32_4" style:display-name="40% - Accent1 5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5" style:display-name="40% - Accent1 5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6" style:display-name="40% - Accent1 5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7" style:display-name="40% - Accent1 5 7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" style:display-name="40% - Accent1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" style:display-name="40% - Accent1 6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" style:display-name="40% - Accent1 6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_32_2" style:display-name="40% - Accent1 6 2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_32_3" style:display-name="40% - Accent1 6 2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_32_4" style:display-name="40% - Accent1 6 2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3" style:display-name="40% - Accent1 6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4" style:display-name="40% - Accent1 6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5" style:display-name="40% - Accent1 6 2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" style:display-name="40% - Accent1 6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_32_2" style:display-name="40% - Accent1 6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_32_3" style:display-name="40% - Accent1 6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_32_4" style:display-name="40% - Accent1 6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4" style:display-name="40% - Accent1 6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5" style:display-name="40% - Accent1 6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6" style:display-name="40% - Accent1 6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" style:display-name="40% - Accent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" style:display-name="40% - Accent2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_32_2" style:display-name="40% - Accent2 2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_32_3" style:display-name="40% - Accent2 2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_32_4" style:display-name="40% - Accent2 2 2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3" style:display-name="40% - Accent2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4" style:display-name="40% - Accent2 2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5" style:display-name="40% - Accent2 2 2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" style:display-name="40% - Accent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_32_2" style:display-name="40% - Accent2 2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_32_3" style:display-name="40% - Accent2 2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_32_4" style:display-name="40% - Accent2 2 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4" style:display-name="40% - Accent2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5" style:display-name="40% - Accent2 2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6" style:display-name="40% - Accent2 2 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" style:display-name="40% - Accent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" style:display-name="40% - Accent2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_32_2" style:display-name="40% - Accent2 2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_32_3" style:display-name="40% - Accent2 2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_32_4" style:display-name="40% - Accent2 2 3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3" style:display-name="40% - Accent2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4" style:display-name="40% - Accent2 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5" style:display-name="40% - Accent2 2 3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" style:display-name="40% - Accent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_32_2" style:display-name="40% - Accent2 2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_32_3" style:display-name="40% - Accent2 2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_32_4" style:display-name="40% - Accent2 2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5" style:display-name="40% - Accent2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6" style:display-name="40% - Accent2 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7" style:display-name="40% - Accent2 2 7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" style:display-name="40% - Accent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" style:display-name="40% - Accent2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" style:display-name="40% - Accent2 3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_32_2" style:display-name="40% - Accent2 3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_32_3" style:display-name="40% - Accent2 3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_32_4" style:display-name="40% - Accent2 3 2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3" style:display-name="40% - Accent2 3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4" style:display-name="40% - Accent2 3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5" style:display-name="40% - Accent2 3 2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" style:display-name="40% - Accent2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_32_2" style:display-name="40% - Accent2 3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_32_3" style:display-name="40% - Accent2 3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_32_4" style:display-name="40% - Accent2 3 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4" style:display-name="40% - Accent2 3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5" style:display-name="40% - Accent2 3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6" style:display-name="40% - Accent2 3 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" style:display-name="40% - Accent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" style:display-name="40% - Accent2 3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_32_2" style:display-name="40% - Accent2 3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_32_3" style:display-name="40% - Accent2 3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_32_4" style:display-name="40% - Accent2 3 3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3" style:display-name="40% - Accent2 3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4" style:display-name="40% - Accent2 3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5" style:display-name="40% - Accent2 3 3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" style:display-name="40% - Accent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_32_2" style:display-name="40% - Accent2 3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_32_3" style:display-name="40% - Accent2 3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_32_4" style:display-name="40% - Accent2 3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5" style:display-name="40% - Accent2 3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6" style:display-name="40% - Accent2 3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7" style:display-name="40% - Accent2 3 7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" style:display-name="40% - Accent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" style:display-name="40% - Accent2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" style:display-name="40% - Accent2 4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" style:display-name="40% - Accent2 4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_32_2" style:display-name="40% - Accent2 4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_32_3" style:display-name="40% - Accent2 4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_32_4" style:display-name="40% - Accent2 4 2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3" style:display-name="40% - Accent2 4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4" style:display-name="40% - Accent2 4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5" style:display-name="40% - Accent2 4 2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" style:display-name="40% - Accent2 4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_32_2" style:display-name="40% - Accent2 4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_32_3" style:display-name="40% - Accent2 4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_32_4" style:display-name="40% - Accent2 4 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4" style:display-name="40% - Accent2 4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5" style:display-name="40% - Accent2 4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6" style:display-name="40% - Accent2 4 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" style:display-name="40% - Accent2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" style:display-name="40% - Accent2 4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_32_2" style:display-name="40% - Accent2 4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_32_3" style:display-name="40% - Accent2 4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_32_4" style:display-name="40% - Accent2 4 3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3" style:display-name="40% - Accent2 4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4" style:display-name="40% - Accent2 4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5" style:display-name="40% - Accent2 4 3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" style:display-name="40% - Accent2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_32_2" style:display-name="40% - Accent2 4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_32_3" style:display-name="40% - Accent2 4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_32_4" style:display-name="40% - Accent2 4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5" style:display-name="40% - Accent2 4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6" style:display-name="40% - Accent2 4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7" style:display-name="40% - Accent2 4 7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" style:display-name="40% - Accent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" style:display-name="40% - Accent2 5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" style:display-name="40% - Accent2 5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" style:display-name="40% - Accent2 5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_32_2" style:display-name="40% - Accent2 5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_32_3" style:display-name="40% - Accent2 5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_32_4" style:display-name="40% - Accent2 5 2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3" style:display-name="40% - Accent2 5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4" style:display-name="40% - Accent2 5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5" style:display-name="40% - Accent2 5 2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" style:display-name="40% - Accent2 5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_32_2" style:display-name="40% - Accent2 5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_32_3" style:display-name="40% - Accent2 5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_32_4" style:display-name="40% - Accent2 5 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4" style:display-name="40% - Accent2 5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5" style:display-name="40% - Accent2 5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6" style:display-name="40% - Accent2 5 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" style:display-name="40% - Accent2 5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" style:display-name="40% - Accent2 5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_32_2" style:display-name="40% - Accent2 5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_32_3" style:display-name="40% - Accent2 5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_32_4" style:display-name="40% - Accent2 5 3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3" style:display-name="40% - Accent2 5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4" style:display-name="40% - Accent2 5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5" style:display-name="40% - Accent2 5 3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" style:display-name="40% - Accent2 5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_32_2" style:display-name="40% - Accent2 5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_32_3" style:display-name="40% - Accent2 5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_32_4" style:display-name="40% - Accent2 5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5" style:display-name="40% - Accent2 5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6" style:display-name="40% - Accent2 5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7" style:display-name="40% - Accent2 5 7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" style:display-name="40% - Accent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" style:display-name="40% - Accent2 6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" style:display-name="40% - Accent2 6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_32_2" style:display-name="40% - Accent2 6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_32_3" style:display-name="40% - Accent2 6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_32_4" style:display-name="40% - Accent2 6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3" style:display-name="40% - Accent2 6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4" style:display-name="40% - Accent2 6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5" style:display-name="40% - Accent2 6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" style:display-name="40% - Accent2 6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_32_2" style:display-name="40% - Accent2 6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_32_3" style:display-name="40% - Accent2 6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_32_4" style:display-name="40% - Accent2 6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4" style:display-name="40% - Accent2 6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5" style:display-name="40% - Accent2 6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6" style:display-name="40% - Accent2 6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" style:display-name="40% - Accent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" style:display-name="40% - Accent3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_32_2" style:display-name="40% - Accent3 2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_32_3" style:display-name="40% - Accent3 2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_32_4" style:display-name="40% - Accent3 2 2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3" style:display-name="40% - Accent3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4" style:display-name="40% - Accent3 2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5" style:display-name="40% - Accent3 2 2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" style:display-name="40% - Accent3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_32_2" style:display-name="40% - Accent3 2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_32_3" style:display-name="40% - Accent3 2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_32_4" style:display-name="40% - Accent3 2 2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4" style:display-name="40% - Accent3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5" style:display-name="40% - Accent3 2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6" style:display-name="40% - Accent3 2 2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" style:display-name="40% - Accent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" style:display-name="40% - Accent3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_32_2" style:display-name="40% - Accent3 2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_32_3" style:display-name="40% - Accent3 2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_32_4" style:display-name="40% - Accent3 2 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3" style:display-name="40% - Accent3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4" style:display-name="40% - Accent3 2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5" style:display-name="40% - Accent3 2 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" style:display-name="40% - Accent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_32_2" style:display-name="40% - Accent3 2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_32_3" style:display-name="40% - Accent3 2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_32_4" style:display-name="40% - Accent3 2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5" style:display-name="40% - Accent3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6" style:display-name="40% - Accent3 2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7" style:display-name="40% - Accent3 2 7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" style:display-name="40% - Accent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" style:display-name="40% - Accent3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" style:display-name="40% - Accent3 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_32_2" style:display-name="40% - Accent3 3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_32_3" style:display-name="40% - Accent3 3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_32_4" style:display-name="40% - Accent3 3 2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3" style:display-name="40% - Accent3 3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4" style:display-name="40% - Accent3 3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5" style:display-name="40% - Accent3 3 2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" style:display-name="40% - Accent3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_32_2" style:display-name="40% - Accent3 3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_32_3" style:display-name="40% - Accent3 3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_32_4" style:display-name="40% - Accent3 3 2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4" style:display-name="40% - Accent3 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5" style:display-name="40% - Accent3 3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6" style:display-name="40% - Accent3 3 2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" style:display-name="40% - Accent3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" style:display-name="40% - Accent3 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_32_2" style:display-name="40% - Accent3 3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_32_3" style:display-name="40% - Accent3 3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_32_4" style:display-name="40% - Accent3 3 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3" style:display-name="40% - Accent3 3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4" style:display-name="40% - Accent3 3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5" style:display-name="40% - Accent3 3 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" style:display-name="40% - Accent3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_32_2" style:display-name="40% - Accent3 3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_32_3" style:display-name="40% - Accent3 3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_32_4" style:display-name="40% - Accent3 3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5" style:display-name="40% - Accent3 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6" style:display-name="40% - Accent3 3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7" style:display-name="40% - Accent3 3 7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" style:display-name="40% - Accent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" style:display-name="40% - Accent3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" style:display-name="40% - Accent3 4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" style:display-name="40% - Accent3 4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_32_2" style:display-name="40% - Accent3 4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_32_3" style:display-name="40% - Accent3 4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_32_4" style:display-name="40% - Accent3 4 2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3" style:display-name="40% - Accent3 4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4" style:display-name="40% - Accent3 4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5" style:display-name="40% - Accent3 4 2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" style:display-name="40% - Accent3 4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_32_2" style:display-name="40% - Accent3 4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_32_3" style:display-name="40% - Accent3 4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_32_4" style:display-name="40% - Accent3 4 2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4" style:display-name="40% - Accent3 4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5" style:display-name="40% - Accent3 4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6" style:display-name="40% - Accent3 4 2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" style:display-name="40% - Accent3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" style:display-name="40% - Accent3 4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_32_2" style:display-name="40% - Accent3 4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_32_3" style:display-name="40% - Accent3 4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_32_4" style:display-name="40% - Accent3 4 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3" style:display-name="40% - Accent3 4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4" style:display-name="40% - Accent3 4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5" style:display-name="40% - Accent3 4 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" style:display-name="40% - Accent3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_32_2" style:display-name="40% - Accent3 4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_32_3" style:display-name="40% - Accent3 4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_32_4" style:display-name="40% - Accent3 4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5" style:display-name="40% - Accent3 4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6" style:display-name="40% - Accent3 4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7" style:display-name="40% - Accent3 4 7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" style:display-name="40% - Accent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" style:display-name="40% - Accent3 5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" style:display-name="40% - Accent3 5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" style:display-name="40% - Accent3 5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_32_2" style:display-name="40% - Accent3 5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_32_3" style:display-name="40% - Accent3 5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_32_4" style:display-name="40% - Accent3 5 2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3" style:display-name="40% - Accent3 5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4" style:display-name="40% - Accent3 5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5" style:display-name="40% - Accent3 5 2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" style:display-name="40% - Accent3 5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_32_2" style:display-name="40% - Accent3 5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_32_3" style:display-name="40% - Accent3 5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_32_4" style:display-name="40% - Accent3 5 2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4" style:display-name="40% - Accent3 5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5" style:display-name="40% - Accent3 5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6" style:display-name="40% - Accent3 5 2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" style:display-name="40% - Accent3 5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" style:display-name="40% - Accent3 5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_32_2" style:display-name="40% - Accent3 5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_32_3" style:display-name="40% - Accent3 5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_32_4" style:display-name="40% - Accent3 5 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3" style:display-name="40% - Accent3 5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4" style:display-name="40% - Accent3 5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5" style:display-name="40% - Accent3 5 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" style:display-name="40% - Accent3 5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_32_2" style:display-name="40% - Accent3 5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_32_3" style:display-name="40% - Accent3 5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_32_4" style:display-name="40% - Accent3 5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5" style:display-name="40% - Accent3 5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6" style:display-name="40% - Accent3 5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7" style:display-name="40% - Accent3 5 7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" style:display-name="40% - Accent3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" style:display-name="40% - Accent3 6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" style:display-name="40% - Accent3 6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_32_2" style:display-name="40% - Accent3 6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_32_3" style:display-name="40% - Accent3 6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_32_4" style:display-name="40% - Accent3 6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3" style:display-name="40% - Accent3 6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4" style:display-name="40% - Accent3 6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5" style:display-name="40% - Accent3 6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" style:display-name="40% - Accent3 6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_32_2" style:display-name="40% - Accent3 6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_32_3" style:display-name="40% - Accent3 6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_32_4" style:display-name="40% - Accent3 6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4" style:display-name="40% - Accent3 6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5" style:display-name="40% - Accent3 6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6" style:display-name="40% - Accent3 6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" style:display-name="4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" style:display-name="4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_32_2" style:display-name="40% - Accent4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_32_3" style:display-name="40% - Accent4 2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_32_4" style:display-name="40% - Accent4 2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3" style:display-name="40% - Accent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4" style:display-name="40% - Accent4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5" style:display-name="40% - Accent4 2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" style:display-name="4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_32_2" style:display-name="40% - Accent4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_32_3" style:display-name="40% - Accent4 2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_32_4" style:display-name="40% - Accent4 2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4" style:display-name="40% - Accent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5" style:display-name="40% - Accent4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6" style:display-name="40% - Accent4 2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" style:display-name="40% - Accent4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" style:display-name="40% - Accent4 2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_32_2" style:display-name="40% - Accent4 2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_32_3" style:display-name="40% - Accent4 2 3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_32_4" style:display-name="40% - Accent4 2 3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3" style:display-name="40% - Accent4 2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4" style:display-name="40% - Accent4 2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5" style:display-name="40% - Accent4 2 3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" style:display-name="40% - Accent4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_32_2" style:display-name="40% - Accent4 2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_32_3" style:display-name="40% - Accent4 2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_32_4" style:display-name="40% - Accent4 2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5" style:display-name="40% - Accent4 2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6" style:display-name="40% - Accent4 2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7" style:display-name="40% - Accent4 2 7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" style:display-name="4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" style:display-name="4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" style:display-name="4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_32_2" style:display-name="40% - Accent4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_32_3" style:display-name="40% - Accent4 3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_32_4" style:display-name="40% - Accent4 3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3" style:display-name="40% - Accent4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4" style:display-name="40% - Accent4 3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5" style:display-name="40% - Accent4 3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" style:display-name="4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_32_2" style:display-name="40% - Accent4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_32_3" style:display-name="40% - Accent4 3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_32_4" style:display-name="40% - Accent4 3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4" style:display-name="40% - Accent4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5" style:display-name="40% - Accent4 3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6" style:display-name="40% - Accent4 3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" style:display-name="40% - Accent4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" style:display-name="40% - Accent4 3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_32_2" style:display-name="40% - Accent4 3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_32_3" style:display-name="40% - Accent4 3 3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_32_4" style:display-name="40% - Accent4 3 3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3" style:display-name="40% - Accent4 3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4" style:display-name="40% - Accent4 3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5" style:display-name="40% - Accent4 3 3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" style:display-name="40% - Accent4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_32_2" style:display-name="40% - Accent4 3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_32_3" style:display-name="40% - Accent4 3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_32_4" style:display-name="40% - Accent4 3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5" style:display-name="40% - Accent4 3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6" style:display-name="40% - Accent4 3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7" style:display-name="40% - Accent4 3 7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" style:display-name="40% - Accent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" style:display-name="4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" style:display-name="4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" style:display-name="4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_32_2" style:display-name="40% - Accent4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_32_3" style:display-name="40% - Accent4 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_32_4" style:display-name="40% - Accent4 4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3" style:display-name="40% - Accent4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4" style:display-name="40% - Accent4 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5" style:display-name="40% - Accent4 4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" style:display-name="4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_32_2" style:display-name="40% - Accent4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_32_3" style:display-name="40% - Accent4 4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_32_4" style:display-name="40% - Accent4 4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4" style:display-name="40% - Accent4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5" style:display-name="40% - Accent4 4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6" style:display-name="40% - Accent4 4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" style:display-name="40% - Accent4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" style:display-name="40% - Accent4 4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_32_2" style:display-name="40% - Accent4 4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_32_3" style:display-name="40% - Accent4 4 3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_32_4" style:display-name="40% - Accent4 4 3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3" style:display-name="40% - Accent4 4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4" style:display-name="40% - Accent4 4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5" style:display-name="40% - Accent4 4 3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" style:display-name="40% - Accent4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_32_2" style:display-name="40% - Accent4 4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_32_3" style:display-name="40% - Accent4 4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_32_4" style:display-name="40% - Accent4 4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5" style:display-name="40% - Accent4 4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6" style:display-name="40% - Accent4 4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7" style:display-name="40% - Accent4 4 7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" style:display-name="40% - Accent4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" style:display-name="4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" style:display-name="4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" style:display-name="4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_32_2" style:display-name="40% - Accent4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_32_3" style:display-name="40% - Accent4 5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_32_4" style:display-name="40% - Accent4 5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3" style:display-name="40% - Accent4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4" style:display-name="40% - Accent4 5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5" style:display-name="40% - Accent4 5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" style:display-name="4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_32_2" style:display-name="40% - Accent4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_32_3" style:display-name="40% - Accent4 5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_32_4" style:display-name="40% - Accent4 5 2 3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4" style:display-name="40% - Accent4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5" style:display-name="40% - Accent4 5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6" style:display-name="40% - Accent4 5 2 6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" style:display-name="40% - Accent4 5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" style:display-name="40% - Accent4 5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_32_2" style:display-name="40% - Accent4 5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_32_3" style:display-name="40% - Accent4 5 3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_32_4" style:display-name="40% - Accent4 5 3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3" style:display-name="40% - Accent4 5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4" style:display-name="40% - Accent4 5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5" style:display-name="40% - Accent4 5 3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" style:display-name="40% - Accent4 5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_32_2" style:display-name="40% - Accent4 5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_32_3" style:display-name="40% - Accent4 5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_32_4" style:display-name="40% - Accent4 5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5" style:display-name="40% - Accent4 5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6" style:display-name="40% - Accent4 5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7" style:display-name="40% - Accent4 5 7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" style:display-name="40% - Accent4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" style:display-name="40% - Accent4 6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" style:display-name="40% - Accent4 6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_32_2" style:display-name="40% - Accent4 6 2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_32_3" style:display-name="40% - Accent4 6 2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_32_4" style:display-name="40% - Accent4 6 2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3" style:display-name="40% - Accent4 6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4" style:display-name="40% - Accent4 6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5" style:display-name="40% - Accent4 6 2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" style:display-name="40% - Accent4 6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_32_2" style:display-name="40% - Accent4 6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_32_3" style:display-name="40% - Accent4 6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_32_4" style:display-name="40% - Accent4 6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4" style:display-name="40% - Accent4 6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5" style:display-name="40% - Accent4 6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6" style:display-name="40% - Accent4 6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" style:display-name="40% - Accent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" style:display-name="40% - Accent5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_32_2" style:display-name="40% - Accent5 2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_32_3" style:display-name="40% - Accent5 2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_32_4" style:display-name="40% - Accent5 2 2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3" style:display-name="40% - Accent5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4" style:display-name="40% - Accent5 2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5" style:display-name="40% - Accent5 2 2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" style:display-name="40% - Accent5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_32_2" style:display-name="40% - Accent5 2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_32_3" style:display-name="40% - Accent5 2 2 3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_32_4" style:display-name="40% - Accent5 2 2 3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4" style:display-name="40% - Accent5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5" style:display-name="40% - Accent5 2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6" style:display-name="40% - Accent5 2 2 6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" style:display-name="40% - Accent5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" style:display-name="40% - Accent5 2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_32_2" style:display-name="40% - Accent5 2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_32_3" style:display-name="40% - Accent5 2 3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_32_4" style:display-name="40% - Accent5 2 3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3" style:display-name="40% - Accent5 2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4" style:display-name="40% - Accent5 2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5" style:display-name="40% - Accent5 2 3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" style:display-name="40% - Accent5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_32_2" style:display-name="40% - Accent5 2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_32_3" style:display-name="40% - Accent5 2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_32_4" style:display-name="40% - Accent5 2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5" style:display-name="40% - Accent5 2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6" style:display-name="40% - Accent5 2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7" style:display-name="40% - Accent5 2 7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" style:display-name="40% - Accent5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" style:display-name="40% - Accent5 3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" style:display-name="40% - Accent5 3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_32_2" style:display-name="40% - Accent5 3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_32_3" style:display-name="40% - Accent5 3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_32_4" style:display-name="40% - Accent5 3 2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3" style:display-name="40% - Accent5 3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4" style:display-name="40% - Accent5 3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5" style:display-name="40% - Accent5 3 2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" style:display-name="40% - Accent5 3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_32_2" style:display-name="40% - Accent5 3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_32_3" style:display-name="40% - Accent5 3 2 3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_32_4" style:display-name="40% - Accent5 3 2 3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4" style:display-name="40% - Accent5 3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5" style:display-name="40% - Accent5 3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6" style:display-name="40% - Accent5 3 2 6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" style:display-name="40% - Accent5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" style:display-name="40% - Accent5 3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_32_2" style:display-name="40% - Accent5 3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_32_3" style:display-name="40% - Accent5 3 3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_32_4" style:display-name="40% - Accent5 3 3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3" style:display-name="40% - Accent5 3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4" style:display-name="40% - Accent5 3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5" style:display-name="40% - Accent5 3 3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" style:display-name="40% - Accent5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_32_2" style:display-name="40% - Accent5 3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_32_3" style:display-name="40% - Accent5 3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_32_4" style:display-name="40% - Accent5 3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5" style:display-name="40% - Accent5 3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6" style:display-name="40% - Accent5 3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7" style:display-name="40% - Accent5 3 7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" style:display-name="40% - Accent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" style:display-name="40% - Accent5 4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" style:display-name="40% - Accent5 4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" style:display-name="40% - Accent5 4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_32_2" style:display-name="40% - Accent5 4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_32_3" style:display-name="40% - Accent5 4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_32_4" style:display-name="40% - Accent5 4 2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3" style:display-name="40% - Accent5 4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4" style:display-name="40% - Accent5 4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5" style:display-name="40% - Accent5 4 2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" style:display-name="40% - Accent5 4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_32_2" style:display-name="40% - Accent5 4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_32_3" style:display-name="40% - Accent5 4 2 3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_32_4" style:display-name="40% - Accent5 4 2 3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4" style:display-name="40% - Accent5 4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5" style:display-name="40% - Accent5 4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6" style:display-name="40% - Accent5 4 2 6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" style:display-name="40% - Accent5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" style:display-name="40% - Accent5 4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_32_2" style:display-name="40% - Accent5 4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_32_3" style:display-name="40% - Accent5 4 3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_32_4" style:display-name="40% - Accent5 4 3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3" style:display-name="40% - Accent5 4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4" style:display-name="40% - Accent5 4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5" style:display-name="40% - Accent5 4 3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" style:display-name="40% - Accent5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_32_2" style:display-name="40% - Accent5 4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_32_3" style:display-name="40% - Accent5 4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_32_4" style:display-name="40% - Accent5 4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5" style:display-name="40% - Accent5 4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6" style:display-name="40% - Accent5 4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7" style:display-name="40% - Accent5 4 7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" style:display-name="40% - Accent5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" style:display-name="40% - Accent5 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" style:display-name="40% - Accent5 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" style:display-name="40% - Accent5 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_32_2" style:display-name="40% - Accent5 5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_32_3" style:display-name="40% - Accent5 5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_32_4" style:display-name="40% - Accent5 5 2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3" style:display-name="40% - Accent5 5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4" style:display-name="40% - Accent5 5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5" style:display-name="40% - Accent5 5 2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" style:display-name="40% - Accent5 5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_32_2" style:display-name="40% - Accent5 5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_32_3" style:display-name="40% - Accent5 5 2 3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_32_4" style:display-name="40% - Accent5 5 2 3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4" style:display-name="40% - Accent5 5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5" style:display-name="40% - Accent5 5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6" style:display-name="40% - Accent5 5 2 6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" style:display-name="40% - Accent5 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" style:display-name="40% - Accent5 5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_32_2" style:display-name="40% - Accent5 5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_32_3" style:display-name="40% - Accent5 5 3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_32_4" style:display-name="40% - Accent5 5 3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3" style:display-name="40% - Accent5 5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4" style:display-name="40% - Accent5 5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5" style:display-name="40% - Accent5 5 3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" style:display-name="40% - Accent5 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_32_2" style:display-name="40% - Accent5 5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_32_3" style:display-name="40% - Accent5 5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_32_4" style:display-name="40% - Accent5 5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5" style:display-name="40% - Accent5 5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6" style:display-name="40% - Accent5 5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7" style:display-name="40% - Accent5 5 7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" style:display-name="40% - Accent5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" style:display-name="40% - Accent5 6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" style:display-name="40% - Accent5 6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_32_2" style:display-name="40% - Accent5 6 2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_32_3" style:display-name="40% - Accent5 6 2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_32_4" style:display-name="40% - Accent5 6 2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3" style:display-name="40% - Accent5 6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4" style:display-name="40% - Accent5 6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5" style:display-name="40% - Accent5 6 2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" style:display-name="40% - Accent5 6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_32_2" style:display-name="40% - Accent5 6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_32_3" style:display-name="40% - Accent5 6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_32_4" style:display-name="40% - Accent5 6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4" style:display-name="40% - Accent5 6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5" style:display-name="40% - Accent5 6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6" style:display-name="40% - Accent5 6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" style:display-name="40% - Accent6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" style:display-name="40% - Accent6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_32_2" style:display-name="40% - Accent6 2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_32_3" style:display-name="40% - Accent6 2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_32_4" style:display-name="40% - Accent6 2 2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3" style:display-name="40% - Accent6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4" style:display-name="40% - Accent6 2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5" style:display-name="40% - Accent6 2 2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" style:display-name="40% - Accent6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_32_2" style:display-name="40% - Accent6 2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_32_3" style:display-name="40% - Accent6 2 2 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_32_4" style:display-name="40% - Accent6 2 2 3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4" style:display-name="40% - Accent6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5" style:display-name="40% - Accent6 2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6" style:display-name="40% - Accent6 2 2 6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" style:display-name="40% - Accent6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" style:display-name="40% - Accent6 2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_32_2" style:display-name="40% - Accent6 2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_32_3" style:display-name="40% - Accent6 2 3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_32_4" style:display-name="40% - Accent6 2 3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3" style:display-name="40% - Accent6 2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4" style:display-name="40% - Accent6 2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5" style:display-name="40% - Accent6 2 3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" style:display-name="40% - Accent6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_32_2" style:display-name="40% - Accent6 2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_32_3" style:display-name="40% - Accent6 2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_32_4" style:display-name="40% - Accent6 2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5" style:display-name="40% - Accent6 2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6" style:display-name="40% - Accent6 2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7" style:display-name="40% - Accent6 2 7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" style:display-name="40% - Accent6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" style:display-name="40% - Accent6 3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" style:display-name="40% - Accent6 3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_32_2" style:display-name="40% - Accent6 3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_32_3" style:display-name="40% - Accent6 3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_32_4" style:display-name="40% - Accent6 3 2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3" style:display-name="40% - Accent6 3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4" style:display-name="40% - Accent6 3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5" style:display-name="40% - Accent6 3 2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" style:display-name="40% - Accent6 3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_32_2" style:display-name="40% - Accent6 3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_32_3" style:display-name="40% - Accent6 3 2 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_32_4" style:display-name="40% - Accent6 3 2 3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4" style:display-name="40% - Accent6 3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5" style:display-name="40% - Accent6 3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6" style:display-name="40% - Accent6 3 2 6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" style:display-name="40% - Accent6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" style:display-name="40% - Accent6 3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_32_2" style:display-name="40% - Accent6 3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_32_3" style:display-name="40% - Accent6 3 3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_32_4" style:display-name="40% - Accent6 3 3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3" style:display-name="40% - Accent6 3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4" style:display-name="40% - Accent6 3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5" style:display-name="40% - Accent6 3 3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" style:display-name="40% - Accent6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_32_2" style:display-name="40% - Accent6 3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_32_3" style:display-name="40% - Accent6 3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_32_4" style:display-name="40% - Accent6 3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5" style:display-name="40% - Accent6 3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6" style:display-name="40% - Accent6 3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7" style:display-name="40% - Accent6 3 7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" style:display-name="40% - Accent6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" style:display-name="40% - Accent6 4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" style:display-name="40% - Accent6 4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" style:display-name="40% - Accent6 4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_32_2" style:display-name="40% - Accent6 4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_32_3" style:display-name="40% - Accent6 4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_32_4" style:display-name="40% - Accent6 4 2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3" style:display-name="40% - Accent6 4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4" style:display-name="40% - Accent6 4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5" style:display-name="40% - Accent6 4 2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" style:display-name="40% - Accent6 4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_32_2" style:display-name="40% - Accent6 4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_32_3" style:display-name="40% - Accent6 4 2 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_32_4" style:display-name="40% - Accent6 4 2 3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4" style:display-name="40% - Accent6 4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5" style:display-name="40% - Accent6 4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6" style:display-name="40% - Accent6 4 2 6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" style:display-name="40% - Accent6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" style:display-name="40% - Accent6 4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_32_2" style:display-name="40% - Accent6 4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_32_3" style:display-name="40% - Accent6 4 3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_32_4" style:display-name="40% - Accent6 4 3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3" style:display-name="40% - Accent6 4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4" style:display-name="40% - Accent6 4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5" style:display-name="40% - Accent6 4 3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" style:display-name="40% - Accent6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_32_2" style:display-name="40% - Accent6 4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_32_3" style:display-name="40% - Accent6 4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_32_4" style:display-name="40% - Accent6 4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5" style:display-name="40% - Accent6 4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6" style:display-name="40% - Accent6 4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7" style:display-name="40% - Accent6 4 7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" style:display-name="40% - Accent6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" style:display-name="40% - Accent6 5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" style:display-name="40% - Accent6 5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" style:display-name="40% - Accent6 5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_32_2" style:display-name="40% - Accent6 5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_32_3" style:display-name="40% - Accent6 5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_32_4" style:display-name="40% - Accent6 5 2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3" style:display-name="40% - Accent6 5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4" style:display-name="40% - Accent6 5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5" style:display-name="40% - Accent6 5 2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" style:display-name="40% - Accent6 5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_32_2" style:display-name="40% - Accent6 5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_32_3" style:display-name="40% - Accent6 5 2 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_32_4" style:display-name="40% - Accent6 5 2 3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4" style:display-name="40% - Accent6 5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5" style:display-name="40% - Accent6 5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6" style:display-name="40% - Accent6 5 2 6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" style:display-name="40% - Accent6 5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" style:display-name="40% - Accent6 5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_32_2" style:display-name="40% - Accent6 5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_32_3" style:display-name="40% - Accent6 5 3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_32_4" style:display-name="40% - Accent6 5 3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3" style:display-name="40% - Accent6 5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4" style:display-name="40% - Accent6 5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5" style:display-name="40% - Accent6 5 3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" style:display-name="40% - Accent6 5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_32_2" style:display-name="40% - Accent6 5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_32_3" style:display-name="40% - Accent6 5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_32_4" style:display-name="40% - Accent6 5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5" style:display-name="40% - Accent6 5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6" style:display-name="40% - Accent6 5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7" style:display-name="40% - Accent6 5 7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" style:display-name="40% - Accent6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" style:display-name="40% - Accent6 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" style:display-name="40% - Accent6 6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_32_2" style:display-name="40% - Accent6 6 2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_32_3" style:display-name="40% - Accent6 6 2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_32_4" style:display-name="40% - Accent6 6 2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3" style:display-name="40% - Accent6 6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4" style:display-name="40% - Accent6 6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5" style:display-name="40% - Accent6 6 2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" style:display-name="40% - Accent6 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_32_2" style:display-name="40% - Accent6 6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_32_3" style:display-name="40% - Accent6 6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_32_4" style:display-name="40% - Accent6 6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4" style:display-name="40% - Accent6 6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5" style:display-name="40% - Accent6 6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6" style:display-name="40% - Accent6 6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_32_2" style:display-name="60% - Accent1 2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_32_3" style:display-name="60% - Accent1 2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_32_4" style:display-name="60% - Accent1 2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3" style:display-name="60% - Accent1 2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4" style:display-name="60% - Accent1 2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5" style:display-name="60% - Accent1 2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_32_2" style:display-name="60% - Accent1 3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_32_3" style:display-name="60% - Accent1 3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_32_4" style:display-name="60% - Accent1 3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3" style:display-name="60% - Accent1 3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4" style:display-name="60% - Accent1 3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5" style:display-name="60% - Accent1 3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_32_2" style:display-name="60% - Accent1 4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_32_3" style:display-name="60% - Accent1 4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_32_4" style:display-name="60% - Accent1 4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3" style:display-name="60% - Accent1 4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4" style:display-name="60% - Accent1 4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5" style:display-name="60% - Accent1 4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_32_2" style:display-name="60% - Accent1 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_32_3" style:display-name="60% - Accent1 5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_32_4" style:display-name="60% - Accent1 5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3" style:display-name="60% - Accent1 5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4" style:display-name="60% - Accent1 5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5" style:display-name="60% - Accent1 5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_32_2" style:display-name="60% - Accent1 6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_32_3" style:display-name="60% - Accent1 6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_32_4" style:display-name="60% - Accent1 6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_32_2" style:display-name="60% - Accent2 2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_32_3" style:display-name="60% - Accent2 2 2 3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_32_4" style:display-name="60% - Accent2 2 2 4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3" style:display-name="60% - Accent2 2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4" style:display-name="60% - Accent2 2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5" style:display-name="60% - Accent2 2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_32_2" style:display-name="60% - Accent2 3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_32_3" style:display-name="60% - Accent2 3 2 3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_32_4" style:display-name="60% - Accent2 3 2 4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3" style:display-name="60% - Accent2 3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4" style:display-name="60% - Accent2 3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5" style:display-name="60% - Accent2 3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_32_2" style:display-name="60% - Accent2 4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_32_3" style:display-name="60% - Accent2 4 2 3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_32_4" style:display-name="60% - Accent2 4 2 4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3" style:display-name="60% - Accent2 4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4" style:display-name="60% - Accent2 4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5" style:display-name="60% - Accent2 4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_32_2" style:display-name="60% - Accent2 5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_32_3" style:display-name="60% - Accent2 5 2 3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_32_4" style:display-name="60% - Accent2 5 2 4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3" style:display-name="60% - Accent2 5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4" style:display-name="60% - Accent2 5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5" style:display-name="60% - Accent2 5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_32_2" style:display-name="60% - Accent2 6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_32_3" style:display-name="60% - Accent2 6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_32_4" style:display-name="60% - Accent2 6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_32_2" style:display-name="60% - Accent3 2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_32_3" style:display-name="60% - Accent3 2 2 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_32_4" style:display-name="60% - Accent3 2 2 4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3" style:display-name="60% - Accent3 2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4" style:display-name="60% - Accent3 2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5" style:display-name="60% - Accent3 2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_32_2" style:display-name="60% - Accent3 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_32_3" style:display-name="60% - Accent3 3 2 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_32_4" style:display-name="60% - Accent3 3 2 4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3" style:display-name="60% - Accent3 3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4" style:display-name="60% - Accent3 3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5" style:display-name="60% - Accent3 3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_32_2" style:display-name="60% - Accent3 4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_32_3" style:display-name="60% - Accent3 4 2 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_32_4" style:display-name="60% - Accent3 4 2 4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3" style:display-name="60% - Accent3 4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4" style:display-name="60% - Accent3 4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5" style:display-name="60% - Accent3 4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_32_2" style:display-name="60% - Accent3 5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_32_3" style:display-name="60% - Accent3 5 2 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_32_4" style:display-name="60% - Accent3 5 2 4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3" style:display-name="60% - Accent3 5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4" style:display-name="60% - Accent3 5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5" style:display-name="60% - Accent3 5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_32_2" style:display-name="60% - Accent3 6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_32_3" style:display-name="60% - Accent3 6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_32_4" style:display-name="60% - Accent3 6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_32_2" style:display-name="60% - Accent4 2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_32_3" style:display-name="60% - Accent4 2 2 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_32_4" style:display-name="60% - Accent4 2 2 4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3" style:display-name="60% - Accent4 2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4" style:display-name="60% - Accent4 2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5" style:display-name="60% - Accent4 2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_32_2" style:display-name="60% - Accent4 3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_32_3" style:display-name="60% - Accent4 3 2 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_32_4" style:display-name="60% - Accent4 3 2 4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3" style:display-name="60% - Accent4 3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4" style:display-name="60% - Accent4 3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5" style:display-name="60% - Accent4 3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_32_2" style:display-name="60% - Accent4 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_32_3" style:display-name="60% - Accent4 4 2 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_32_4" style:display-name="60% - Accent4 4 2 4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3" style:display-name="60% - Accent4 4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4" style:display-name="60% - Accent4 4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5" style:display-name="60% - Accent4 4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_32_2" style:display-name="60% - Accent4 5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_32_3" style:display-name="60% - Accent4 5 2 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_32_4" style:display-name="60% - Accent4 5 2 4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3" style:display-name="60% - Accent4 5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4" style:display-name="60% - Accent4 5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5" style:display-name="60% - Accent4 5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_32_2" style:display-name="60% - Accent4 6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_32_3" style:display-name="60% - Accent4 6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_32_4" style:display-name="60% - Accent4 6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_32_2" style:display-name="60% - Accent5 2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_32_3" style:display-name="60% - Accent5 2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_32_4" style:display-name="60% - Accent5 2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3" style:display-name="60% - Accent5 2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4" style:display-name="60% - Accent5 2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5" style:display-name="60% - Accent5 2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_32_2" style:display-name="60% - Accent5 3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_32_3" style:display-name="60% - Accent5 3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_32_4" style:display-name="60% - Accent5 3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3" style:display-name="60% - Accent5 3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4" style:display-name="60% - Accent5 3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5" style:display-name="60% - Accent5 3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_32_2" style:display-name="60% - Accent5 4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_32_3" style:display-name="60% - Accent5 4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_32_4" style:display-name="60% - Accent5 4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3" style:display-name="60% - Accent5 4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4" style:display-name="60% - Accent5 4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5" style:display-name="60% - Accent5 4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_32_2" style:display-name="60% - Accent5 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_32_3" style:display-name="60% - Accent5 5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_32_4" style:display-name="60% - Accent5 5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3" style:display-name="60% - Accent5 5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4" style:display-name="60% - Accent5 5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5" style:display-name="60% - Accent5 5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_32_2" style:display-name="60% - Accent5 6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_32_3" style:display-name="60% - Accent5 6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_32_4" style:display-name="60% - Accent5 6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_32_2" style:display-name="60% - Accent6 2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_32_3" style:display-name="60% - Accent6 2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_32_4" style:display-name="60% - Accent6 2 2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3" style:display-name="60% - Accent6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4" style:display-name="60% - Accent6 2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5" style:display-name="60% - Accent6 2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_32_2" style:display-name="60% - Accent6 3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_32_3" style:display-name="60% - Accent6 3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_32_4" style:display-name="60% - Accent6 3 2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3" style:display-name="60% - Accent6 3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4" style:display-name="60% - Accent6 3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5" style:display-name="60% - Accent6 3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_32_2" style:display-name="60% - Accent6 4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_32_3" style:display-name="60% - Accent6 4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_32_4" style:display-name="60% - Accent6 4 2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3" style:display-name="60% - Accent6 4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4" style:display-name="60% - Accent6 4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5" style:display-name="60% - Accent6 4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_32_2" style:display-name="60% - Accent6 5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_32_3" style:display-name="60% - Accent6 5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_32_4" style:display-name="60% - Accent6 5 2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3" style:display-name="60% - Accent6 5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4" style:display-name="60% - Accent6 5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5" style:display-name="60% - Accent6 5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_32_2" style:display-name="60% - Accent6 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_32_3" style:display-name="60% - Accent6 6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_32_4" style:display-name="60% - Accent6 6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" style:display-name="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_32_2" style:display-name="Accent1 2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_32_3" style:display-name="Accent1 2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_32_4" style:display-name="Accent1 2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3" style:display-name="Accent1 2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4" style:display-name="Accent1 2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5" style:display-name="Accent1 2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" style:display-name="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_32_2" style:display-name="Accent1 3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_32_3" style:display-name="Accent1 3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_32_4" style:display-name="Accent1 3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3" style:display-name="Accent1 3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4" style:display-name="Accent1 3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5" style:display-name="Accent1 3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" style:display-name="Accent1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" style:display-name="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_32_2" style:display-name="Accent1 4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_32_3" style:display-name="Accent1 4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_32_4" style:display-name="Accent1 4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3" style:display-name="Accent1 4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4" style:display-name="Accent1 4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5" style:display-name="Accent1 4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" style:display-name="Accent1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" style:display-name="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_32_2" style:display-name="Accent1 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_32_3" style:display-name="Accent1 5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_32_4" style:display-name="Accent1 5 2 4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3" style:display-name="Accent1 5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4" style:display-name="Accent1 5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5" style:display-name="Accent1 5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" style:display-name="Accent1 6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_32_2" style:display-name="Accent1 6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_32_3" style:display-name="Accent1 6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_32_4" style:display-name="Accent1 6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" style:display-name="Accent2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_32_2" style:display-name="Accent2 2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_32_3" style:display-name="Accent2 2 2 3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_32_4" style:display-name="Accent2 2 2 4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3" style:display-name="Accent2 2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4" style:display-name="Accent2 2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5" style:display-name="Accent2 2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" style:display-name="Accent2 3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_32_2" style:display-name="Accent2 3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_32_3" style:display-name="Accent2 3 2 3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_32_4" style:display-name="Accent2 3 2 4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3" style:display-name="Accent2 3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4" style:display-name="Accent2 3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5" style:display-name="Accent2 3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" style:display-name="Accent2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" style:display-name="Accent2 4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_32_2" style:display-name="Accent2 4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_32_3" style:display-name="Accent2 4 2 3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_32_4" style:display-name="Accent2 4 2 4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3" style:display-name="Accent2 4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4" style:display-name="Accent2 4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5" style:display-name="Accent2 4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" style:display-name="Accent2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" style:display-name="Accent2 5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_32_2" style:display-name="Accent2 5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_32_3" style:display-name="Accent2 5 2 3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_32_4" style:display-name="Accent2 5 2 4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3" style:display-name="Accent2 5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4" style:display-name="Accent2 5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5" style:display-name="Accent2 5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" style:display-name="Accent2 6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_32_2" style:display-name="Accent2 6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_32_3" style:display-name="Accent2 6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_32_4" style:display-name="Accent2 6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" style:display-name="Accent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_32_2" style:display-name="Accent3 2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_32_3" style:display-name="Accent3 2 2 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_32_4" style:display-name="Accent3 2 2 4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3" style:display-name="Accent3 2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4" style:display-name="Accent3 2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5" style:display-name="Accent3 2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" style:display-name="Accent3 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_32_2" style:display-name="Accent3 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_32_3" style:display-name="Accent3 3 2 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_32_4" style:display-name="Accent3 3 2 4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3" style:display-name="Accent3 3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4" style:display-name="Accent3 3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5" style:display-name="Accent3 3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" style:display-name="Accent3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" style:display-name="Accent3 4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_32_2" style:display-name="Accent3 4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_32_3" style:display-name="Accent3 4 2 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_32_4" style:display-name="Accent3 4 2 4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3" style:display-name="Accent3 4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4" style:display-name="Accent3 4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5" style:display-name="Accent3 4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" style:display-name="Accent3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" style:display-name="Accent3 5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_32_2" style:display-name="Accent3 5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_32_3" style:display-name="Accent3 5 2 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_32_4" style:display-name="Accent3 5 2 4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3" style:display-name="Accent3 5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4" style:display-name="Accent3 5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5" style:display-name="Accent3 5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" style:display-name="Accent3 6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_32_2" style:display-name="Accent3 6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_32_3" style:display-name="Accent3 6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_32_4" style:display-name="Accent3 6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" style:display-name="Accent4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_32_2" style:display-name="Accent4 2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_32_3" style:display-name="Accent4 2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_32_4" style:display-name="Accent4 2 2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3" style:display-name="Accent4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4" style:display-name="Accent4 2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5" style:display-name="Accent4 2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" style:display-name="Accent4 3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_32_2" style:display-name="Accent4 3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_32_3" style:display-name="Accent4 3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_32_4" style:display-name="Accent4 3 2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3" style:display-name="Accent4 3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4" style:display-name="Accent4 3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5" style:display-name="Accent4 3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" style:display-name="Accent4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" style:display-name="Accent4 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_32_2" style:display-name="Accent4 4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_32_3" style:display-name="Accent4 4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_32_4" style:display-name="Accent4 4 2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3" style:display-name="Accent4 4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4" style:display-name="Accent4 4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5" style:display-name="Accent4 4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" style:display-name="Accent4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" style:display-name="Accent4 5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_32_2" style:display-name="Accent4 5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_32_3" style:display-name="Accent4 5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_32_4" style:display-name="Accent4 5 2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3" style:display-name="Accent4 5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4" style:display-name="Accent4 5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5" style:display-name="Accent4 5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" style:display-name="Accent4 6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_32_2" style:display-name="Accent4 6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_32_3" style:display-name="Accent4 6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_32_4" style:display-name="Accent4 6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" style:display-name="Accent5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_32_2" style:display-name="Accent5 2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_32_3" style:display-name="Accent5 2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_32_4" style:display-name="Accent5 2 2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3" style:display-name="Accent5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4" style:display-name="Accent5 2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5" style:display-name="Accent5 2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" style:display-name="Accent5 3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_32_2" style:display-name="Accent5 3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_32_3" style:display-name="Accent5 3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_32_4" style:display-name="Accent5 3 2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3" style:display-name="Accent5 3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4" style:display-name="Accent5 3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5" style:display-name="Accent5 3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" style:display-name="Accent5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" style:display-name="Accent5 4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_32_2" style:display-name="Accent5 4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_32_3" style:display-name="Accent5 4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_32_4" style:display-name="Accent5 4 2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3" style:display-name="Accent5 4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4" style:display-name="Accent5 4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5" style:display-name="Accent5 4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" style:display-name="Accent5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" style:display-name="Accent5 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_32_2" style:display-name="Accent5 5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_32_3" style:display-name="Accent5 5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_32_4" style:display-name="Accent5 5 2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3" style:display-name="Accent5 5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4" style:display-name="Accent5 5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5" style:display-name="Accent5 5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" style:display-name="Accent5 6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_32_2" style:display-name="Accent5 6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_32_3" style:display-name="Accent5 6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_32_4" style:display-name="Accent5 6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" style:display-name="Accent6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_32_2" style:display-name="Accent6 2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_32_3" style:display-name="Accent6 2 2 3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_32_4" style:display-name="Accent6 2 2 4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3" style:display-name="Accent6 2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4" style:display-name="Accent6 2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5" style:display-name="Accent6 2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" style:display-name="Accent6 3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_32_2" style:display-name="Accent6 3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_32_3" style:display-name="Accent6 3 2 3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_32_4" style:display-name="Accent6 3 2 4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3" style:display-name="Accent6 3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4" style:display-name="Accent6 3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5" style:display-name="Accent6 3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" style:display-name="Accent6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" style:display-name="Accent6 4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_32_2" style:display-name="Accent6 4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_32_3" style:display-name="Accent6 4 2 3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_32_4" style:display-name="Accent6 4 2 4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3" style:display-name="Accent6 4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4" style:display-name="Accent6 4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5" style:display-name="Accent6 4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" style:display-name="Accent6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" style:display-name="Accent6 5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_32_2" style:display-name="Accent6 5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_32_3" style:display-name="Accent6 5 2 3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_32_4" style:display-name="Accent6 5 2 4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3" style:display-name="Accent6 5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4" style:display-name="Accent6 5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5" style:display-name="Accent6 5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" style:display-name="Accent6 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_32_2" style:display-name="Accent6 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_32_3" style:display-name="Accent6 6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_32_4" style:display-name="Accent6 6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_197_rMndDag_32_2" style:display-name="ÅrMndDag 2" style:family="table-cell" style:data-style-name="N36"/>
    <style:style style:name="_197_rMndDag_32_3" style:display-name="ÅrMndDag 3" style:family="table-cell" style:data-style-name="N36"/>
    <style:style style:name="_197_rMndDag_32_4" style:display-name="ÅrMndDag 4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2" style:display-name="B&amp;W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3" style:display-name="B&amp;W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4" style:display-name="B&amp;W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2" style:display-name="B&amp;Wbold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3" style:display-name="B&amp;Wbold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4" style:display-name="B&amp;Wbold 4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" style:display-name="Bad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_32_2" style:display-name="Bad 2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_32_3" style:display-name="Bad 2 2 3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_32_4" style:display-name="Bad 2 2 4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3" style:display-name="Bad 2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4" style:display-name="Bad 2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5" style:display-name="Bad 2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" style:display-name="Bad 3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_32_2" style:display-name="Bad 3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_32_3" style:display-name="Bad 3 2 3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_32_4" style:display-name="Bad 3 2 4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3" style:display-name="Bad 3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4" style:display-name="Bad 3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5" style:display-name="Bad 3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" style:display-name="Bad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" style:display-name="Bad 4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_32_2" style:display-name="Bad 4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_32_3" style:display-name="Bad 4 2 3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_32_4" style:display-name="Bad 4 2 4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3" style:display-name="Bad 4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4" style:display-name="Bad 4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5" style:display-name="Bad 4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" style:display-name="Bad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" style:display-name="Bad 5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_32_2" style:display-name="Bad 5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_32_3" style:display-name="Bad 5 2 3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_32_4" style:display-name="Bad 5 2 4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3" style:display-name="Bad 5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4" style:display-name="Bad 5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5" style:display-name="Bad 5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" style:display-name="Bad 6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_32_2" style:display-name="Bad 6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_32_3" style:display-name="Bad 6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_32_4" style:display-name="Bad 6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old_32_11" style:display-name="Bold 11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ld_32_11_32_2" style:display-name="Bold 11 2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ld_32_11_32_3" style:display-name="Bold 11 3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ld_32_11_32_4" style:display-name="Bold 11 4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2" style:display-name="Border 2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3" style:display-name="Border 2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4" style:display-name="Border 2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3" style:display-name="Border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4" style:display-name="Border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5" style:display-name="Border 5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Brand_32_Default_32_2" style:display-name="Brand Default 2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Brand_32_Default_32_3" style:display-name="Brand Default 3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Brand_32_Default_32_4" style:display-name="Brand Default 4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Blue_32_2" style:display-name="Calc - Blue 2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Blue_32_3" style:display-name="Calc - Blue 3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Blue_32_4" style:display-name="Calc - Blue 4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Feed_32_2" style:display-name="Calc - Feed 2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Feed_32_3" style:display-name="Calc - Feed 3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Feed_32_4" style:display-name="Calc - Feed 4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_32_2" style:display-name="Calc - Green 2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_32_3" style:display-name="Calc - Green 3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_32_4" style:display-name="Calc - Green 4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Grey_32_2" style:display-name="Calc - Grey 2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Grey_32_3" style:display-name="Calc - Grey 3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Grey_32_4" style:display-name="Calc - Grey 4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_32_-_32_White_32_2" style:display-name="Calc - White 2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_32_-_32_White_32_3" style:display-name="Calc - White 3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_32_-_32_White_32_4" style:display-name="Calc - White 4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_32_2" style:display-name="Calc 2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3" style:display-name="Calc 3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4" style:display-name="Calc 4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5" style:display-name="Calc 5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6" style:display-name="Calc 6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_32_2" style:display-name="Calculation 2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_32_3" style:display-name="Calculation 2 2 3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_32_4" style:display-name="Calculation 2 2 4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3" style:display-name="Calculation 2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4" style:display-name="Calculation 2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5" style:display-name="Calculation 2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_32_2" style:display-name="Calculation 3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_32_3" style:display-name="Calculation 3 2 3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_32_4" style:display-name="Calculation 3 2 4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3" style:display-name="Calculation 3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4" style:display-name="Calculation 3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5" style:display-name="Calculation 3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_32_2" style:display-name="Calculation 4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_32_3" style:display-name="Calculation 4 2 3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_32_4" style:display-name="Calculation 4 2 4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3" style:display-name="Calculation 4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4" style:display-name="Calculation 4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5" style:display-name="Calculation 4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_32_2" style:display-name="Calculation 5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_32_3" style:display-name="Calculation 5 2 3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_32_4" style:display-name="Calculation 5 2 4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3" style:display-name="Calculation 5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4" style:display-name="Calculation 5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5" style:display-name="Calculation 5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_32_2" style:display-name="Calculation 6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_32_3" style:display-name="Calculation 6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_32_4" style:display-name="Calculation 6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aption_32_2" style:display-name="Caption 2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aption_32_3" style:display-name="Caption 3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aption_32_4" style:display-name="Caption 4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2" style:display-name="Celkem 2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3" style:display-name="Celkem 3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4" style:display-name="Celkem 4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_32_2" style:display-name="Check Cell 2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_32_3" style:display-name="Check Cell 2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_32_4" style:display-name="Check Cell 2 2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3" style:display-name="Check Cell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4" style:display-name="Check Cell 2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5" style:display-name="Check Cell 2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_32_2" style:display-name="Check Cell 3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_32_3" style:display-name="Check Cell 3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_32_4" style:display-name="Check Cell 3 2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3" style:display-name="Check Cell 3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4" style:display-name="Check Cell 3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5" style:display-name="Check Cell 3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_32_2" style:display-name="Check Cell 4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_32_3" style:display-name="Check Cell 4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_32_4" style:display-name="Check Cell 4 2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3" style:display-name="Check Cell 4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4" style:display-name="Check Cell 4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5" style:display-name="Check Cell 4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_32_2" style:display-name="Check Cell 5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_32_3" style:display-name="Check Cell 5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_32_4" style:display-name="Check Cell 5 2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3" style:display-name="Check Cell 5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4" style:display-name="Check Cell 5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5" style:display-name="Check Cell 5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_32_2" style:display-name="Check Cell 6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_32_3" style:display-name="Check Cell 6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_32_4" style:display-name="Check Cell 6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2" style:display-name="ColHead 2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3" style:display-name="ColHead 3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4" style:display-name="ColHead 4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_32_10" style:display-name="Comma 10" style:family="table-cell" style:data-style-name="N51"/>
    <style:style style:name="Comma_32_10_32_2" style:display-name="Comma 10 2" style:family="table-cell" style:data-style-name="N51"/>
    <style:style style:name="Comma_32_10_32_2_32_2" style:display-name="Comma 10 2 2" style:family="table-cell" style:data-style-name="N51"/>
    <style:style style:name="Comma_32_10_32_2_32_2_32_2" style:display-name="Comma 10 2 2 2" style:family="table-cell" style:data-style-name="N51"/>
    <style:style style:name="Comma_32_10_32_2_32_2_32_3" style:display-name="Comma 10 2 2 3" style:family="table-cell" style:data-style-name="N51"/>
    <style:style style:name="Comma_32_10_32_2_32_2_32_4" style:display-name="Comma 10 2 2 4" style:family="table-cell" style:data-style-name="N51"/>
    <style:style style:name="Comma_32_10_32_2_32_3" style:display-name="Comma 10 2 3" style:family="table-cell" style:data-style-name="N51"/>
    <style:style style:name="Comma_32_10_32_2_32_3_32_2" style:display-name="Comma 10 2 3 2" style:family="table-cell" style:data-style-name="N51"/>
    <style:style style:name="Comma_32_10_32_2_32_3_32_3" style:display-name="Comma 10 2 3 3" style:family="table-cell" style:data-style-name="N51"/>
    <style:style style:name="Comma_32_10_32_2_32_3_32_4" style:display-name="Comma 10 2 3 4" style:family="table-cell" style:data-style-name="N51"/>
    <style:style style:name="Comma_32_10_32_2_32_4" style:display-name="Comma 10 2 4" style:family="table-cell" style:data-style-name="N51"/>
    <style:style style:name="Comma_32_10_32_2_32_5" style:display-name="Comma 10 2 5" style:family="table-cell" style:data-style-name="N51"/>
    <style:style style:name="Comma_32_10_32_2_32_6" style:display-name="Comma 10 2 6" style:family="table-cell" style:data-style-name="N51"/>
    <style:style style:name="Comma_32_10_32_3" style:display-name="Comma 10 3" style:family="table-cell" style:data-style-name="N51"/>
    <style:style style:name="Comma_32_10_32_3_32_2" style:display-name="Comma 10 3 2" style:family="table-cell" style:data-style-name="N51"/>
    <style:style style:name="Comma_32_10_32_3_32_3" style:display-name="Comma 10 3 3" style:family="table-cell" style:data-style-name="N51"/>
    <style:style style:name="Comma_32_10_32_3_32_4" style:display-name="Comma 10 3 4" style:family="table-cell" style:data-style-name="N51"/>
    <style:style style:name="Comma_32_10_32_4" style:display-name="Comma 10 4" style:family="table-cell" style:data-style-name="N51"/>
    <style:style style:name="Comma_32_10_32_5" style:display-name="Comma 10 5" style:family="table-cell" style:data-style-name="N51"/>
    <style:style style:name="Comma_32_10_32_6" style:display-name="Comma 10 6" style:family="table-cell" style:data-style-name="N51"/>
    <style:style style:name="Comma_32_11" style:display-name="Comma 11" style:family="table-cell" style:data-style-name="N51"/>
    <style:style style:name="Comma_32_11_32_2" style:display-name="Comma 11 2" style:family="table-cell" style:data-style-name="N51"/>
    <style:style style:name="Comma_32_11_32_2_32_2" style:display-name="Comma 11 2 2" style:family="table-cell" style:data-style-name="N51"/>
    <style:style style:name="Comma_32_11_32_2_32_3" style:display-name="Comma 11 2 3" style:family="table-cell" style:data-style-name="N51"/>
    <style:style style:name="Comma_32_11_32_2_32_4" style:display-name="Comma 11 2 4" style:family="table-cell" style:data-style-name="N51"/>
    <style:style style:name="Comma_32_11_32_3" style:display-name="Comma 11 3" style:family="table-cell" style:data-style-name="N51"/>
    <style:style style:name="Comma_32_11_32_4" style:display-name="Comma 11 4" style:family="table-cell" style:data-style-name="N51"/>
    <style:style style:name="Comma_32_11_32_5" style:display-name="Comma 11 5" style:family="table-cell" style:data-style-name="N51"/>
    <style:style style:name="Comma_32_12" style:display-name="Comma 12" style:family="table-cell" style:data-style-name="N51"/>
    <style:style style:name="Comma_32_12_32_2" style:display-name="Comma 12 2" style:family="table-cell" style:data-style-name="N51"/>
    <style:style style:name="Comma_32_12_32_3" style:display-name="Comma 12 3" style:family="table-cell" style:data-style-name="N51"/>
    <style:style style:name="Comma_32_12_32_4" style:display-name="Comma 12 4" style:family="table-cell" style:data-style-name="N51"/>
    <style:style style:name="Comma_32_13" style:display-name="Comma 13" style:family="table-cell" style:data-style-name="N51"/>
    <style:style style:name="Comma_32_13_32_2" style:display-name="Comma 13 2" style:family="table-cell" style:data-style-name="N51"/>
    <style:style style:name="Comma_32_13_32_3" style:display-name="Comma 13 3" style:family="table-cell" style:data-style-name="N51"/>
    <style:style style:name="Comma_32_13_32_4" style:display-name="Comma 13 4" style:family="table-cell" style:data-style-name="N51"/>
    <style:style style:name="Comma_32_2" style:display-name="Comma 2" style:family="table-cell" style:data-style-name="N51"/>
    <style:style style:name="Comma_32_2_32_10" style:display-name="Comma 2 10" style:family="table-cell" style:data-style-name="N51"/>
    <style:style style:name="Comma_32_2_32_2" style:display-name="Comma 2 2" style:family="table-cell" style:data-style-name="N51"/>
    <style:style style:name="Comma_32_2_32_2_32_2" style:display-name="Comma 2 2 2" style:family="table-cell" style:data-style-name="N51"/>
    <style:style style:name="Comma_32_2_32_2_32_2_32_2" style:display-name="Comma 2 2 2 2" style:family="table-cell" style:data-style-name="N51"/>
    <style:style style:name="Comma_32_2_32_2_32_2_32_2_32_2" style:display-name="Comma 2 2 2 2 2" style:family="table-cell" style:data-style-name="N51"/>
    <style:style style:name="Comma_32_2_32_2_32_2_32_2_32_3" style:display-name="Comma 2 2 2 2 3" style:family="table-cell" style:data-style-name="N51"/>
    <style:style style:name="Comma_32_2_32_2_32_2_32_2_32_4" style:display-name="Comma 2 2 2 2 4" style:family="table-cell" style:data-style-name="N51"/>
    <style:style style:name="Comma_32_2_32_2_32_2_32_3" style:display-name="Comma 2 2 2 3" style:family="table-cell" style:data-style-name="N51"/>
    <style:style style:name="Comma_32_2_32_2_32_2_32_4" style:display-name="Comma 2 2 2 4" style:family="table-cell" style:data-style-name="N51"/>
    <style:style style:name="Comma_32_2_32_2_32_2_32_5" style:display-name="Comma 2 2 2 5" style:family="table-cell" style:data-style-name="N51"/>
    <style:style style:name="Comma_32_2_32_2_32_3" style:display-name="Comma 2 2 3" style:family="table-cell" style:data-style-name="N51"/>
    <style:style style:name="Comma_32_2_32_2_32_3_32_2" style:display-name="Comma 2 2 3 2" style:family="table-cell" style:data-style-name="N51"/>
    <style:style style:name="Comma_32_2_32_2_32_3_32_3" style:display-name="Comma 2 2 3 3" style:family="table-cell" style:data-style-name="N51"/>
    <style:style style:name="Comma_32_2_32_2_32_3_32_4" style:display-name="Comma 2 2 3 4" style:family="table-cell" style:data-style-name="N51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4_32_2_32_2" style:display-name="Comma 2 2 4 2 2" style:family="table-cell" style:data-style-name="N51"/>
    <style:style style:name="Comma_32_2_32_2_32_4_32_2_32_3" style:display-name="Comma 2 2 4 2 3" style:family="table-cell" style:data-style-name="N51"/>
    <style:style style:name="Comma_32_2_32_2_32_4_32_2_32_4" style:display-name="Comma 2 2 4 2 4" style:family="table-cell" style:data-style-name="N51"/>
    <style:style style:name="Comma_32_2_32_2_32_4_32_3" style:display-name="Comma 2 2 4 3" style:family="table-cell" style:data-style-name="N51"/>
    <style:style style:name="Comma_32_2_32_2_32_4_32_4" style:display-name="Comma 2 2 4 4" style:family="table-cell" style:data-style-name="N51"/>
    <style:style style:name="Comma_32_2_32_2_32_4_32_5" style:display-name="Comma 2 2 4 5" style:family="table-cell" style:data-style-name="N51"/>
    <style:style style:name="Comma_32_2_32_2_32_5" style:display-name="Comma 2 2 5" style:family="table-cell" style:data-style-name="N51"/>
    <style:style style:name="Comma_32_2_32_2_32_5_32_2" style:display-name="Comma 2 2 5 2" style:family="table-cell" style:data-style-name="N51"/>
    <style:style style:name="Comma_32_2_32_2_32_5_32_3" style:display-name="Comma 2 2 5 3" style:family="table-cell" style:data-style-name="N51"/>
    <style:style style:name="Comma_32_2_32_2_32_5_32_4" style:display-name="Comma 2 2 5 4" style:family="table-cell" style:data-style-name="N51"/>
    <style:style style:name="Comma_32_2_32_2_32_6" style:display-name="Comma 2 2 6" style:family="table-cell" style:data-style-name="N51"/>
    <style:style style:name="Comma_32_2_32_2_32_7" style:display-name="Comma 2 2 7" style:family="table-cell" style:data-style-name="N51"/>
    <style:style style:name="Comma_32_2_32_2_32_8" style:display-name="Comma 2 2 8" style:family="table-cell" style:data-style-name="N51"/>
    <style:style style:name="Comma_32_2_32_3" style:display-name="Comma 2 3" style:family="table-cell" style:data-style-name="N51"/>
    <style:style style:name="Comma_32_2_32_3_32_2" style:display-name="Comma 2 3 2" style:family="table-cell" style:data-style-name="N51"/>
    <style:style style:name="Comma_32_2_32_3_32_3" style:display-name="Comma 2 3 3" style:family="table-cell" style:data-style-name="N51"/>
    <style:style style:name="Comma_32_2_32_3_32_4" style:display-name="Comma 2 3 4" style:family="table-cell" style:data-style-name="N51"/>
    <style:style style:name="Comma_32_2_32_4" style:display-name="Comma 2 4" style:family="table-cell" style:data-style-name="N51"/>
    <style:style style:name="Comma_32_2_32_4_32_2" style:display-name="Comma 2 4 2" style:family="table-cell" style:data-style-name="N51"/>
    <style:style style:name="Comma_32_2_32_4_32_3" style:display-name="Comma 2 4 3" style:family="table-cell" style:data-style-name="N51"/>
    <style:style style:name="Comma_32_2_32_4_32_4" style:display-name="Comma 2 4 4" style:family="table-cell" style:data-style-name="N51"/>
    <style:style style:name="Comma_32_2_32_5" style:display-name="Comma 2 5" style:family="table-cell" style:data-style-name="N51"/>
    <style:style style:name="Comma_32_2_32_5_32_2" style:display-name="Comma 2 5 2" style:family="table-cell" style:data-style-name="N51"/>
    <style:style style:name="Comma_32_2_32_5_32_3" style:display-name="Comma 2 5 3" style:family="table-cell" style:data-style-name="N51"/>
    <style:style style:name="Comma_32_2_32_5_32_4" style:display-name="Comma 2 5 4" style:family="table-cell" style:data-style-name="N51"/>
    <style:style style:name="Comma_32_2_32_6" style:display-name="Comma 2 6" style:family="table-cell" style:data-style-name="N51"/>
    <style:style style:name="Comma_32_2_32_6_32_2" style:display-name="Comma 2 6 2" style:family="table-cell" style:data-style-name="N51"/>
    <style:style style:name="Comma_32_2_32_6_32_3" style:display-name="Comma 2 6 3" style:family="table-cell" style:data-style-name="N51"/>
    <style:style style:name="Comma_32_2_32_6_32_4" style:display-name="Comma 2 6 4" style:family="table-cell" style:data-style-name="N51"/>
    <style:style style:name="Comma_32_2_32_7" style:display-name="Comma 2 7" style:family="table-cell" style:data-style-name="N51"/>
    <style:style style:name="Comma_32_2_32_7_32_2" style:display-name="Comma 2 7 2" style:family="table-cell" style:data-style-name="N51"/>
    <style:style style:name="Comma_32_2_32_7_32_3" style:display-name="Comma 2 7 3" style:family="table-cell" style:data-style-name="N51"/>
    <style:style style:name="Comma_32_2_32_7_32_4" style:display-name="Comma 2 7 4" style:family="table-cell" style:data-style-name="N51"/>
    <style:style style:name="Comma_32_2_32_8" style:display-name="Comma 2 8" style:family="table-cell" style:data-style-name="N51"/>
    <style:style style:name="Comma_32_2_32_9" style:display-name="Comma 2 9" style:family="table-cell" style:data-style-name="N51"/>
    <style:style style:name="Comma_32_3" style:display-name="Comma 3" style:family="table-cell" style:data-style-name="N51"/>
    <style:style style:name="Comma_32_3_32_2" style:display-name="Comma 3 2" style:family="table-cell" style:data-style-name="N51"/>
    <style:style style:name="Comma_32_3_32_2_32_2" style:display-name="Comma 3 2 2" style:family="table-cell" style:data-style-name="N51"/>
    <style:style style:name="Comma_32_3_32_2_32_2_32_2" style:display-name="Comma 3 2 2 2" style:family="table-cell" style:data-style-name="N51"/>
    <style:style style:name="Comma_32_3_32_2_32_2_32_3" style:display-name="Comma 3 2 2 3" style:family="table-cell" style:data-style-name="N51"/>
    <style:style style:name="Comma_32_3_32_2_32_2_32_4" style:display-name="Comma 3 2 2 4" style:family="table-cell" style:data-style-name="N51"/>
    <style:style style:name="Comma_32_3_32_2_32_3" style:display-name="Comma 3 2 3" style:family="table-cell" style:data-style-name="N51"/>
    <style:style style:name="Comma_32_3_32_2_32_4" style:display-name="Comma 3 2 4" style:family="table-cell" style:data-style-name="N51"/>
    <style:style style:name="Comma_32_3_32_2_32_5" style:display-name="Comma 3 2 5" style:family="table-cell" style:data-style-name="N51"/>
    <style:style style:name="Comma_32_3_32_3" style:display-name="Comma 3 3" style:family="table-cell" style:data-style-name="N51"/>
    <style:style style:name="Comma_32_3_32_3_32_2" style:display-name="Comma 3 3 2" style:family="table-cell" style:data-style-name="N51"/>
    <style:style style:name="Comma_32_3_32_3_32_3" style:display-name="Comma 3 3 3" style:family="table-cell" style:data-style-name="N51"/>
    <style:style style:name="Comma_32_3_32_3_32_4" style:display-name="Comma 3 3 4" style:family="table-cell" style:data-style-name="N51"/>
    <style:style style:name="Comma_32_3_32_4" style:display-name="Comma 3 4" style:family="table-cell" style:data-style-name="N51"/>
    <style:style style:name="Comma_32_3_32_4_32_2" style:display-name="Comma 3 4 2" style:family="table-cell" style:data-style-name="N51"/>
    <style:style style:name="Comma_32_3_32_4_32_3" style:display-name="Comma 3 4 3" style:family="table-cell" style:data-style-name="N51"/>
    <style:style style:name="Comma_32_3_32_4_32_4" style:display-name="Comma 3 4 4" style:family="table-cell" style:data-style-name="N51"/>
    <style:style style:name="Comma_32_3_32_5" style:display-name="Comma 3 5" style:family="table-cell" style:data-style-name="N51"/>
    <style:style style:name="Comma_32_3_32_5_32_2" style:display-name="Comma 3 5 2" style:family="table-cell" style:data-style-name="N51"/>
    <style:style style:name="Comma_32_3_32_5_32_3" style:display-name="Comma 3 5 3" style:family="table-cell" style:data-style-name="N51"/>
    <style:style style:name="Comma_32_3_32_5_32_4" style:display-name="Comma 3 5 4" style:family="table-cell" style:data-style-name="N51"/>
    <style:style style:name="Comma_32_3_32_6" style:display-name="Comma 3 6" style:family="table-cell" style:data-style-name="N51"/>
    <style:style style:name="Comma_32_3_32_7" style:display-name="Comma 3 7" style:family="table-cell" style:data-style-name="N51"/>
    <style:style style:name="Comma_32_3_32_8" style:display-name="Comma 3 8" style:family="table-cell" style:data-style-name="N51"/>
    <style:style style:name="Comma_32_3_32_9" style:display-name="Comma 3 9" style:family="table-cell" style:data-style-name="N51"/>
    <style:style style:name="Comma_32_4" style:display-name="Comma 4" style:family="table-cell" style:data-style-name="N51"/>
    <style:style style:name="Comma_32_4_32_2" style:display-name="Comma 4 2" style:family="table-cell" style:data-style-name="N51"/>
    <style:style style:name="Comma_32_4_32_2_32_2" style:display-name="Comma 4 2 2" style:family="table-cell" style:data-style-name="N51"/>
    <style:style style:name="Comma_32_4_32_2_32_3" style:display-name="Comma 4 2 3" style:family="table-cell" style:data-style-name="N51"/>
    <style:style style:name="Comma_32_4_32_2_32_4" style:display-name="Comma 4 2 4" style:family="table-cell" style:data-style-name="N51"/>
    <style:style style:name="Comma_32_4_32_3" style:display-name="Comma 4 3" style:family="table-cell" style:data-style-name="N51"/>
    <style:style style:name="Comma_32_4_32_4" style:display-name="Comma 4 4" style:family="table-cell" style:data-style-name="N51"/>
    <style:style style:name="Comma_32_4_32_5" style:display-name="Comma 4 5" style:family="table-cell" style:data-style-name="N51"/>
    <style:style style:name="Comma_32_5" style:display-name="Comma 5" style:family="table-cell" style:data-style-name="N51"/>
    <style:style style:name="Comma_32_5_32_2" style:display-name="Comma 5 2" style:family="table-cell" style:data-style-name="N51"/>
    <style:style style:name="Comma_32_5_32_2_32_2" style:display-name="Comma 5 2 2" style:family="table-cell" style:data-style-name="N51"/>
    <style:style style:name="Comma_32_5_32_2_32_2_32_2" style:display-name="Comma 5 2 2 2" style:family="table-cell" style:data-style-name="N51"/>
    <style:style style:name="Comma_32_5_32_2_32_2_32_3" style:display-name="Comma 5 2 2 3" style:family="table-cell" style:data-style-name="N51"/>
    <style:style style:name="Comma_32_5_32_2_32_2_32_4" style:display-name="Comma 5 2 2 4" style:family="table-cell" style:data-style-name="N51"/>
    <style:style style:name="Comma_32_5_32_2_32_3" style:display-name="Comma 5 2 3" style:family="table-cell" style:data-style-name="N51"/>
    <style:style style:name="Comma_32_5_32_2_32_4" style:display-name="Comma 5 2 4" style:family="table-cell" style:data-style-name="N51"/>
    <style:style style:name="Comma_32_5_32_2_32_5" style:display-name="Comma 5 2 5" style:family="table-cell" style:data-style-name="N51"/>
    <style:style style:name="Comma_32_5_32_3" style:display-name="Comma 5 3" style:family="table-cell" style:data-style-name="N51"/>
    <style:style style:name="Comma_32_5_32_3_32_2" style:display-name="Comma 5 3 2" style:family="table-cell" style:data-style-name="N51"/>
    <style:style style:name="Comma_32_5_32_3_32_3" style:display-name="Comma 5 3 3" style:family="table-cell" style:data-style-name="N51"/>
    <style:style style:name="Comma_32_5_32_3_32_4" style:display-name="Comma 5 3 4" style:family="table-cell" style:data-style-name="N51"/>
    <style:style style:name="Comma_32_5_32_4" style:display-name="Comma 5 4" style:family="table-cell" style:data-style-name="N51"/>
    <style:style style:name="Comma_32_5_32_5" style:display-name="Comma 5 5" style:family="table-cell" style:data-style-name="N51"/>
    <style:style style:name="Comma_32_5_32_6" style:display-name="Comma 5 6" style:family="table-cell" style:data-style-name="N51"/>
    <style:style style:name="Comma_32_6" style:display-name="Comma 6" style:family="table-cell" style:data-style-name="N51"/>
    <style:style style:name="Comma_32_6_32_2" style:display-name="Comma 6 2" style:family="table-cell" style:data-style-name="N51"/>
    <style:style style:name="Comma_32_6_32_2_32_2" style:display-name="Comma 6 2 2" style:family="table-cell" style:data-style-name="N51"/>
    <style:style style:name="Comma_32_6_32_2_32_3" style:display-name="Comma 6 2 3" style:family="table-cell" style:data-style-name="N51"/>
    <style:style style:name="Comma_32_6_32_2_32_4" style:display-name="Comma 6 2 4" style:family="table-cell" style:data-style-name="N51"/>
    <style:style style:name="Comma_32_6_32_3" style:display-name="Comma 6 3" style:family="table-cell" style:data-style-name="N51"/>
    <style:style style:name="Comma_32_6_32_4" style:display-name="Comma 6 4" style:family="table-cell" style:data-style-name="N51"/>
    <style:style style:name="Comma_32_6_32_5" style:display-name="Comma 6 5" style:family="table-cell" style:data-style-name="N51"/>
    <style:style style:name="Comma_32_7" style:display-name="Comma 7" style:family="table-cell" style:data-style-name="N51"/>
    <style:style style:name="Comma_32_7_32_2" style:display-name="Comma 7 2" style:family="table-cell" style:data-style-name="N51"/>
    <style:style style:name="Comma_32_7_32_2_32_2" style:display-name="Comma 7 2 2" style:family="table-cell" style:data-style-name="N51"/>
    <style:style style:name="Comma_32_7_32_2_32_2_32_2" style:display-name="Comma 7 2 2 2" style:family="table-cell" style:data-style-name="N51"/>
    <style:style style:name="Comma_32_7_32_2_32_2_32_3" style:display-name="Comma 7 2 2 3" style:family="table-cell" style:data-style-name="N51"/>
    <style:style style:name="Comma_32_7_32_2_32_2_32_4" style:display-name="Comma 7 2 2 4" style:family="table-cell" style:data-style-name="N51"/>
    <style:style style:name="Comma_32_7_32_2_32_3" style:display-name="Comma 7 2 3" style:family="table-cell" style:data-style-name="N51"/>
    <style:style style:name="Comma_32_7_32_2_32_4" style:display-name="Comma 7 2 4" style:family="table-cell" style:data-style-name="N51"/>
    <style:style style:name="Comma_32_7_32_2_32_5" style:display-name="Comma 7 2 5" style:family="table-cell" style:data-style-name="N51"/>
    <style:style style:name="Comma_32_7_32_3" style:display-name="Comma 7 3" style:family="table-cell" style:data-style-name="N51"/>
    <style:style style:name="Comma_32_7_32_3_32_2" style:display-name="Comma 7 3 2" style:family="table-cell" style:data-style-name="N51"/>
    <style:style style:name="Comma_32_7_32_3_32_3" style:display-name="Comma 7 3 3" style:family="table-cell" style:data-style-name="N51"/>
    <style:style style:name="Comma_32_7_32_3_32_4" style:display-name="Comma 7 3 4" style:family="table-cell" style:data-style-name="N51"/>
    <style:style style:name="Comma_32_7_32_4" style:display-name="Comma 7 4" style:family="table-cell" style:data-style-name="N51"/>
    <style:style style:name="Comma_32_7_32_4_32_2" style:display-name="Comma 7 4 2" style:family="table-cell" style:data-style-name="N51"/>
    <style:style style:name="Comma_32_7_32_4_32_3" style:display-name="Comma 7 4 3" style:family="table-cell" style:data-style-name="N51"/>
    <style:style style:name="Comma_32_7_32_4_32_4" style:display-name="Comma 7 4 4" style:family="table-cell" style:data-style-name="N51"/>
    <style:style style:name="Comma_32_7_32_5" style:display-name="Comma 7 5" style:family="table-cell" style:data-style-name="N51"/>
    <style:style style:name="Comma_32_7_32_6" style:display-name="Comma 7 6" style:family="table-cell" style:data-style-name="N51"/>
    <style:style style:name="Comma_32_7_32_7" style:display-name="Comma 7 7" style:family="table-cell" style:data-style-name="N51"/>
    <style:style style:name="Comma_32_7_32_8" style:display-name="Comma 7 8" style:family="table-cell" style:data-style-name="N51"/>
    <style:style style:name="Comma_32_8" style:display-name="Comma 8" style:family="table-cell" style:data-style-name="N51"/>
    <style:style style:name="Comma_32_8_32_2" style:display-name="Comma 8 2" style:family="table-cell" style:data-style-name="N51"/>
    <style:style style:name="Comma_32_8_32_2_32_2" style:display-name="Comma 8 2 2" style:family="table-cell" style:data-style-name="N51"/>
    <style:style style:name="Comma_32_8_32_2_32_3" style:display-name="Comma 8 2 3" style:family="table-cell" style:data-style-name="N51"/>
    <style:style style:name="Comma_32_8_32_2_32_4" style:display-name="Comma 8 2 4" style:family="table-cell" style:data-style-name="N51"/>
    <style:style style:name="Comma_32_8_32_3" style:display-name="Comma 8 3" style:family="table-cell" style:data-style-name="N51"/>
    <style:style style:name="Comma_32_8_32_3_32_2" style:display-name="Comma 8 3 2" style:family="table-cell" style:data-style-name="N51"/>
    <style:style style:name="Comma_32_8_32_3_32_3" style:display-name="Comma 8 3 3" style:family="table-cell" style:data-style-name="N51"/>
    <style:style style:name="Comma_32_8_32_3_32_4" style:display-name="Comma 8 3 4" style:family="table-cell" style:data-style-name="N51"/>
    <style:style style:name="Comma_32_8_32_4" style:display-name="Comma 8 4" style:family="table-cell" style:data-style-name="N51"/>
    <style:style style:name="Comma_32_8_32_5" style:display-name="Comma 8 5" style:family="table-cell" style:data-style-name="N51"/>
    <style:style style:name="Comma_32_8_32_6" style:display-name="Comma 8 6" style:family="table-cell" style:data-style-name="N51"/>
    <style:style style:name="Comma_32_9" style:display-name="Comma 9" style:family="table-cell" style:data-style-name="N51"/>
    <style:style style:name="Comma_32_9_32_2" style:display-name="Comma 9 2" style:family="table-cell" style:data-style-name="N51"/>
    <style:style style:name="Comma_32_9_32_3" style:display-name="Comma 9 3" style:family="table-cell" style:data-style-name="N51"/>
    <style:style style:name="Comma_32_9_32_4" style:display-name="Comma 9 4" style:family="table-cell" style:data-style-name="N51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2" style:display-name="Comma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3" style:display-name="Comma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4" style:display-name="Comma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_32_2" style:display-name="cope 2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_32_3" style:display-name="cope 2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_32_4" style:display-name="cope 2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3" style:display-name="cope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4" style:display-name="cope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5" style:display-name="cope 5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2" style:display-name="Curren - Style1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3" style:display-name="Curren - Style1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4" style:display-name="Curren - Style1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2" style:display-name="Curren - Style2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3" style:display-name="Curren - Style2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4" style:display-name="Curren - Style2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2" style:display-name="Curren - Style3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3" style:display-name="Curren - Style3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4" style:display-name="Curren - Style3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2" style:display-name="Curren - Style4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3" style:display-name="Curren - Style4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4" style:display-name="Curren - Style4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2" style:display-name="Curren - Style5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3" style:display-name="Curren - Style5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4" style:display-name="Curren - Style5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2" style:display-name="Curren - Style6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3" style:display-name="Curren - Style6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4" style:display-name="Curren - Style6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2"/>
    <style:style style:name="Currency_32__40_0_41__32_2" style:display-name="Currency (0) 2" style:family="table-cell" style:data-style-name="N52"/>
    <style:style style:name="Currency_32__40_0_41__32_3" style:display-name="Currency (0) 3" style:family="table-cell" style:data-style-name="N52"/>
    <style:style style:name="Currency_32__40_0_41__32_4" style:display-name="Currency (0) 4" style:family="table-cell" style:data-style-name="N52"/>
    <style:style style:name="Currency_32__40_2_41_" style:display-name="Currency (2)" style:family="table-cell" style:data-style-name="N53"/>
    <style:style style:name="Currency_32__40_2_41__32_2" style:display-name="Currency (2) 2" style:family="table-cell" style:data-style-name="N53"/>
    <style:style style:name="Currency_32__40_2_41__32_3" style:display-name="Currency (2) 3" style:family="table-cell" style:data-style-name="N53"/>
    <style:style style:name="Currency_32__40_2_41__32_4" style:display-name="Currency (2) 4" style:family="table-cell" style:data-style-name="N53"/>
    <style:style style:name="Currency_32__91_2_93_" style:display-name="Currency [2]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" style:display-name="Currency [2]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_32_2" style:display-name="Currency [2] 2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_32_3" style:display-name="Currency [2] 2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_32_4" style:display-name="Currency [2] 2 4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3" style:display-name="Currency [2]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4" style:display-name="Currency [2] 4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5" style:display-name="Currency [2] 5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2" style:display-name="Currency 2" style:family="table-cell" style:data-style-name="N54"/>
    <style:style style:name="Currency_32_2_32_2" style:display-name="Currency 2 2" style:family="table-cell" style:data-style-name="N54"/>
    <style:style style:name="Currency_32_2_32_2_32_2" style:display-name="Currency 2 2 2" style:family="table-cell" style:data-style-name="N54"/>
    <style:style style:name="Currency_32_2_32_2_32_2_32_2" style:display-name="Currency 2 2 2 2" style:family="table-cell" style:data-style-name="N54"/>
    <style:style style:name="Currency_32_2_32_2_32_2_32_3" style:display-name="Currency 2 2 2 3" style:family="table-cell" style:data-style-name="N54"/>
    <style:style style:name="Currency_32_2_32_2_32_2_32_4" style:display-name="Currency 2 2 2 4" style:family="table-cell" style:data-style-name="N54"/>
    <style:style style:name="Currency_32_2_32_2_32_3" style:display-name="Currency 2 2 3" style:family="table-cell" style:data-style-name="N54"/>
    <style:style style:name="Currency_32_2_32_2_32_4" style:display-name="Currency 2 2 4" style:family="table-cell" style:data-style-name="N54"/>
    <style:style style:name="Currency_32_2_32_2_32_5" style:display-name="Currency 2 2 5" style:family="table-cell" style:data-style-name="N54"/>
    <style:style style:name="Currency_32_2_32_3" style:display-name="Currency 2 3" style:family="table-cell" style:data-style-name="N54"/>
    <style:style style:name="Currency_32_2_32_3_32_2" style:display-name="Currency 2 3 2" style:family="table-cell" style:data-style-name="N54"/>
    <style:style style:name="Currency_32_2_32_3_32_3" style:display-name="Currency 2 3 3" style:family="table-cell" style:data-style-name="N54"/>
    <style:style style:name="Currency_32_2_32_3_32_4" style:display-name="Currency 2 3 4" style:family="table-cell" style:data-style-name="N54"/>
    <style:style style:name="Currency_32_2_32_4" style:display-name="Currency 2 4" style:family="table-cell" style:data-style-name="N54"/>
    <style:style style:name="Currency_32_2_32_4_32_2" style:display-name="Currency 2 4 2" style:family="table-cell" style:data-style-name="N54"/>
    <style:style style:name="Currency_32_2_32_4_32_3" style:display-name="Currency 2 4 3" style:family="table-cell" style:data-style-name="N54"/>
    <style:style style:name="Currency_32_2_32_4_32_4" style:display-name="Currency 2 4 4" style:family="table-cell" style:data-style-name="N54"/>
    <style:style style:name="Currency_32_2_32_5" style:display-name="Currency 2 5" style:family="table-cell" style:data-style-name="N54"/>
    <style:style style:name="Currency_32_2_32_5_32_2" style:display-name="Currency 2 5 2" style:family="table-cell" style:data-style-name="N54"/>
    <style:style style:name="Currency_32_2_32_5_32_3" style:display-name="Currency 2 5 3" style:family="table-cell" style:data-style-name="N54"/>
    <style:style style:name="Currency_32_2_32_5_32_4" style:display-name="Currency 2 5 4" style:family="table-cell" style:data-style-name="N54"/>
    <style:style style:name="Currency_32_2_32_6" style:display-name="Currency 2 6" style:family="table-cell" style:data-style-name="N54"/>
    <style:style style:name="Currency_32_2_32_7" style:display-name="Currency 2 7" style:family="table-cell" style:data-style-name="N54"/>
    <style:style style:name="Currency_32_2_32_8" style:display-name="Currency 2 8" style:family="table-cell" style:data-style-name="N54"/>
    <style:style style:name="Currency_32_2_32_9" style:display-name="Currency 2 9" style:family="table-cell" style:data-style-name="N54"/>
    <style:style style:name="Currency_32_3" style:display-name="Currency 3" style:family="table-cell" style:data-style-name="N54"/>
    <style:style style:name="Currency_32_3_32_2" style:display-name="Currency 3 2" style:family="table-cell" style:data-style-name="N54"/>
    <style:style style:name="Currency_32_3_32_3" style:display-name="Currency 3 3" style:family="table-cell" style:data-style-name="N54"/>
    <style:style style:name="Currency_32_3_32_4" style:display-name="Currency 3 4" style:family="table-cell" style:data-style-name="N54"/>
    <style:style style:name="Currency_32_4" style:display-name="Currency 4" style:family="table-cell" style:data-style-name="N54"/>
    <style:style style:name="Currency_32_4_32_2" style:display-name="Currency 4 2" style:family="table-cell" style:data-style-name="N54"/>
    <style:style style:name="Currency_32_4_32_2_32_2" style:display-name="Currency 4 2 2" style:family="table-cell" style:data-style-name="N54"/>
    <style:style style:name="Currency_32_4_32_2_32_3" style:display-name="Currency 4 2 3" style:family="table-cell" style:data-style-name="N54"/>
    <style:style style:name="Currency_32_4_32_2_32_4" style:display-name="Currency 4 2 4" style:family="table-cell" style:data-style-name="N54"/>
    <style:style style:name="Currency_32_4_32_3" style:display-name="Currency 4 3" style:family="table-cell" style:data-style-name="N54"/>
    <style:style style:name="Currency_32_4_32_4" style:display-name="Currency 4 4" style:family="table-cell" style:data-style-name="N54"/>
    <style:style style:name="Currency_32_4_32_5" style:display-name="Currency 4 5" style:family="table-cell" style:data-style-name="N54"/>
    <style:style style:name="Currency_32_5" style:display-name="Currency 5" style:family="table-cell" style:data-style-name="N54"/>
    <style:style style:name="Currency_32_5_32_2" style:display-name="Currency 5 2" style:family="table-cell" style:data-style-name="N54"/>
    <style:style style:name="Currency_32_5_32_3" style:display-name="Currency 5 3" style:family="table-cell" style:data-style-name="N54"/>
    <style:style style:name="Currency_32_5_32_4" style:display-name="Currency 5 4" style:family="table-cell" style:data-style-name="N54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2" style:display-name="Currency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3" style:display-name="Currency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4" style:display-name="Currency0 4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5"/>
    <style:style style:name="DagerOgTimer_32_2" style:display-name="DagerOgTimer 2" style:family="table-cell" style:data-style-name="N55"/>
    <style:style style:name="DagerOgTimer_32_3" style:display-name="DagerOgTimer 3" style:family="table-cell" style:data-style-name="N55"/>
    <style:style style:name="DagerOgTimer_32_4" style:display-name="DagerOgTimer 4" style:family="table-cell" style:data-style-name="N55"/>
    <style:style style:name="DagOgDato" style:family="table-cell" style:data-style-name="N56"/>
    <style:style style:name="DagOgDato_32_2" style:display-name="DagOgDato 2" style:family="table-cell" style:data-style-name="N56"/>
    <style:style style:name="DagOgDato_32_3" style:display-name="DagOgDato 3" style:family="table-cell" style:data-style-name="N56"/>
    <style:style style:name="DagOgDato_32_4" style:display-name="DagOgDato 4" style:family="table-cell" style:data-style-name="N56"/>
    <style:style style:name="DagOgDatoLang" style:family="table-cell" style:data-style-name="N56"/>
    <style:style style:name="DagOgDatoLang_32_2" style:display-name="DagOgDatoLang 2" style:family="table-cell" style:data-style-name="N56"/>
    <style:style style:name="DagOgDatoLang_32_3" style:display-name="DagOgDatoLang 3" style:family="table-cell" style:data-style-name="N56"/>
    <style:style style:name="DagOgDatoLang_32_4" style:display-name="DagOgDatoLang 4" style:family="table-cell" style:data-style-name="N56"/>
    <style:style style:name="Date" style:family="table-cell" style:data-style-name="N20"/>
    <style:style style:name="Date_32_2" style:display-name="Date 2" style:family="table-cell" style:data-style-name="N20"/>
    <style:style style:name="Date_32_3" style:display-name="Date 3" style:family="table-cell" style:data-style-name="N20"/>
    <style:style style:name="Date_32_4" style:display-name="Date 4" style:family="table-cell" style:data-style-name="N20"/>
    <style:style style:name="Date-Time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2" style:display-name="Date-Time 2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3" style:display-name="Date-Time 3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4" style:display-name="Date-Time 4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o_32_2" style:display-name="Dato 2" style:family="table-cell" style:data-style-name="N19"/>
    <style:style style:name="Dato_32_3" style:display-name="Dato 3" style:family="table-cell" style:data-style-name="N19"/>
    <style:style style:name="Dato_32_4" style:display-name="Dato 4" style:family="table-cell" style:data-style-name="N19"/>
    <style:style style:name="Datum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2" style:display-name="Datum 2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3" style:display-name="Datum 3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4" style:display-name="Datum 4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9"/>
    <style:style style:name="Decimal_32_1_32_2" style:display-name="Decimal 1 2" style:family="table-cell" style:data-style-name="N59"/>
    <style:style style:name="Decimal_32_1_32_3" style:display-name="Decimal 1 3" style:family="table-cell" style:data-style-name="N59"/>
    <style:style style:name="Decimal_32_1_32_4" style:display-name="Decimal 1 4" style:family="table-cell" style:data-style-name="N59"/>
    <style:style style:name="Decimal_32_2" style:display-name="Decimal 2" style:family="table-cell" style:data-style-name="N60"/>
    <style:style style:name="Decimal_32_2_32_2" style:display-name="Decimal 2 2" style:family="table-cell" style:data-style-name="N60"/>
    <style:style style:name="Decimal_32_2_32_3" style:display-name="Decimal 2 3" style:family="table-cell" style:data-style-name="N60"/>
    <style:style style:name="Decimal_32_2_32_4" style:display-name="Decimal 2 4" style:family="table-cell" style:data-style-name="N60"/>
    <style:style style:name="Decimal_32_3" style:display-name="Decimal 3" style:family="table-cell" style:data-style-name="N61"/>
    <style:style style:name="Decimal_32_3_32_2" style:display-name="Decimal 3 2" style:family="table-cell" style:data-style-name="N61"/>
    <style:style style:name="Decimal_32_3_32_3" style:display-name="Decimal 3 3" style:family="table-cell" style:data-style-name="N61"/>
    <style:style style:name="Decimal_32_3_32_4" style:display-name="Decimal 3 4" style:family="table-cell" style:data-style-name="N61"/>
    <style:style style:name="Dezimal_32__91_0_93__laroux" style:display-name="Dezimal [0]_laroux" style:family="table-cell" style:data-style-name="N62"/>
    <style:style style:name="Dezimal_laroux" style:family="table-cell" style:data-style-name="N63"/>
    <style:style style:name="Dziesi_281_tny_32__91_0_93__laroux" style:display-name="Dziesiętny [0]_laroux" style:family="table-cell" style:data-style-name="N64"/>
    <style:style style:name="Dziesi_281_tny_laroux" style:display-name="Dziesiętny_laroux" style:family="table-cell" style:data-style-name="N51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2" style:display-name="ET měna 2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3" style:display-name="ET měna 3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4" style:display-name="ET měna 4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2" style:display-name="ET procenta 2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3" style:display-name="ET procenta 3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4" style:display-name="ET procenta 4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ception_32_2" style:display-name="Exception 2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ception_32_3" style:display-name="Exception 3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ception_32_4" style:display-name="Exception 4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_32_2" style:display-name="Explanatory Text 2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_32_3" style:display-name="Explanatory Text 2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_32_4" style:display-name="Explanatory Text 2 2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3" style:display-name="Explanatory Text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4" style:display-name="Explanatory Text 2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5" style:display-name="Explanatory Text 2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_32_2" style:display-name="Explanatory Text 3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_32_3" style:display-name="Explanatory Text 3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_32_4" style:display-name="Explanatory Text 3 2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3" style:display-name="Explanatory Text 3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4" style:display-name="Explanatory Text 3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5" style:display-name="Explanatory Text 3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_32_2" style:display-name="Explanatory Text 4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_32_3" style:display-name="Explanatory Text 4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_32_4" style:display-name="Explanatory Text 4 2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3" style:display-name="Explanatory Text 4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4" style:display-name="Explanatory Text 4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5" style:display-name="Explanatory Text 4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_32_2" style:display-name="Explanatory Text 5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_32_3" style:display-name="Explanatory Text 5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_32_4" style:display-name="Explanatory Text 5 2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3" style:display-name="Explanatory Text 5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4" style:display-name="Explanatory Text 5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5" style:display-name="Explanatory Text 5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_32_2" style:display-name="Explanatory Text 6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_32_3" style:display-name="Explanatory Text 6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_32_4" style:display-name="Explanatory Text 6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EY_32_House_32_2" style:display-name="EY House 2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EY_32_House_32_3" style:display-name="EY House 3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EY_32_House_32_4" style:display-name="EY House 4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_32_2" style:display-name="Feeder Field 2 2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_32_3" style:display-name="Feeder Field 2 3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_32_4" style:display-name="Feeder Field 2 4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3" style:display-name="Feeder Field 3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4" style:display-name="Feeder Field 4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5" style:display-name="Feeder Field 5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2" style:display-name="Fixed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3" style:display-name="Fixed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4" style:display-name="Fixed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footer_32_2" style:display-name="footer 2" style:family="table-cell" style:data-style-name="N0">
      <style:table-cell-properties style:vertical-align="automatic"/>
    </style:style>
    <style:style style:name="footer_32_3" style:display-name="footer 3" style:family="table-cell" style:data-style-name="N0">
      <style:table-cell-properties style:vertical-align="automatic"/>
    </style:style>
    <style:style style:name="footer_32_4" style:display-name="footer 4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" style:display-name="Good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_32_2" style:display-name="Good 2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_32_3" style:display-name="Good 2 2 3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_32_4" style:display-name="Good 2 2 4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3" style:display-name="Good 2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4" style:display-name="Good 2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5" style:display-name="Good 2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" style:display-name="Good 3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_32_2" style:display-name="Good 3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_32_3" style:display-name="Good 3 2 3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_32_4" style:display-name="Good 3 2 4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3" style:display-name="Good 3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4" style:display-name="Good 3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5" style:display-name="Good 3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" style:display-name="Good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" style:display-name="Good 4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_32_2" style:display-name="Good 4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_32_3" style:display-name="Good 4 2 3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_32_4" style:display-name="Good 4 2 4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3" style:display-name="Good 4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4" style:display-name="Good 4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5" style:display-name="Good 4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" style:display-name="Good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" style:display-name="Good 5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_32_2" style:display-name="Good 5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_32_3" style:display-name="Good 5 2 3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_32_4" style:display-name="Good 5 2 4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3" style:display-name="Good 5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4" style:display-name="Good 5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5" style:display-name="Good 5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" style:display-name="Good 6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_32_2" style:display-name="Good 6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_32_3" style:display-name="Good 6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_32_4" style:display-name="Good 6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rey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_32_2" style:display-name="Grey 2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_32_3" style:display-name="Grey 3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_32_4" style:display-name="Grey 4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reyed_32_out_32_2" style:display-name="Greyed out 2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reyed_32_out_32_3" style:display-name="Greyed out 3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reyed_32_out_32_4" style:display-name="Greyed out 4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er_32_2" style:display-name="Header 2" style:family="table-cell" style:data-style-name="N0">
      <style:table-cell-properties fo:background-color="transparent"/>
    </style:style>
    <style:style style:name="Header_32_3" style:display-name="Header 3" style:family="table-cell" style:data-style-name="N0">
      <style:table-cell-properties fo:background-color="transparent"/>
    </style:style>
    <style:style style:name="Header_32_4" style:display-name="Header 4" style:family="table-cell" style:data-style-name="N0">
      <style:table-cell-properties fo:background-color="transparent"/>
    </style:style>
    <style:style style:name="Heading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_32_2" style:display-name="Heading 1 2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_32_3" style:display-name="Heading 1 2 2 3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_32_4" style:display-name="Heading 1 2 2 4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4" style:display-name="Heading 1 2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5" style:display-name="Heading 1 2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_32_2" style:display-name="Heading 1 3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_32_3" style:display-name="Heading 1 3 2 3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_32_4" style:display-name="Heading 1 3 2 4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3" style:display-name="Heading 1 3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4" style:display-name="Heading 1 3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5" style:display-name="Heading 1 3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_32_2" style:display-name="Heading 1 4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_32_3" style:display-name="Heading 1 4 2 3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_32_4" style:display-name="Heading 1 4 2 4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3" style:display-name="Heading 1 4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4" style:display-name="Heading 1 4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5" style:display-name="Heading 1 4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_32_2" style:display-name="Heading 1 5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_32_3" style:display-name="Heading 1 5 2 3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_32_4" style:display-name="Heading 1 5 2 4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3" style:display-name="Heading 1 5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4" style:display-name="Heading 1 5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5" style:display-name="Heading 1 5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_32_2" style:display-name="Heading 1 6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_32_3" style:display-name="Heading 1 6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_32_4" style:display-name="Heading 1 6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_32_2" style:display-name="Heading 2 2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_32_3" style:display-name="Heading 2 2 2 3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_32_4" style:display-name="Heading 2 2 2 4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3" style:display-name="Heading 2 2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4" style:display-name="Heading 2 2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5" style:display-name="Heading 2 2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_32_2" style:display-name="Heading 2 3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_32_3" style:display-name="Heading 2 3 2 3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_32_4" style:display-name="Heading 2 3 2 4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3" style:display-name="Heading 2 3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4" style:display-name="Heading 2 3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5" style:display-name="Heading 2 3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_32_2" style:display-name="Heading 2 4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_32_3" style:display-name="Heading 2 4 2 3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_32_4" style:display-name="Heading 2 4 2 4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3" style:display-name="Heading 2 4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4" style:display-name="Heading 2 4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5" style:display-name="Heading 2 4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_32_2" style:display-name="Heading 2 5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_32_3" style:display-name="Heading 2 5 2 3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_32_4" style:display-name="Heading 2 5 2 4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3" style:display-name="Heading 2 5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4" style:display-name="Heading 2 5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5" style:display-name="Heading 2 5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_32_2" style:display-name="Heading 2 6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_32_3" style:display-name="Heading 2 6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_32_4" style:display-name="Heading 2 6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_32_2" style:display-name="Heading 3 2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_32_3" style:display-name="Heading 3 2 2 3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_32_4" style:display-name="Heading 3 2 2 4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3" style:display-name="Heading 3 2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4" style:display-name="Heading 3 2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5" style:display-name="Heading 3 2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_32_2" style:display-name="Heading 3 3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_32_3" style:display-name="Heading 3 3 2 3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_32_4" style:display-name="Heading 3 3 2 4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3" style:display-name="Heading 3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4" style:display-name="Heading 3 3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5" style:display-name="Heading 3 3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_32_2" style:display-name="Heading 3 4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_32_3" style:display-name="Heading 3 4 2 3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_32_4" style:display-name="Heading 3 4 2 4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3" style:display-name="Heading 3 4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4" style:display-name="Heading 3 4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5" style:display-name="Heading 3 4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_32_2" style:display-name="Heading 3 5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_32_3" style:display-name="Heading 3 5 2 3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_32_4" style:display-name="Heading 3 5 2 4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3" style:display-name="Heading 3 5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4" style:display-name="Heading 3 5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5" style:display-name="Heading 3 5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_32_2" style:display-name="Heading 3 6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_32_3" style:display-name="Heading 3 6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_32_4" style:display-name="Heading 3 6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_32_2" style:display-name="Heading 4 2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_32_3" style:display-name="Heading 4 2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_32_4" style:display-name="Heading 4 2 2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3" style:display-name="Heading 4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4" style:display-name="Heading 4 2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5" style:display-name="Heading 4 2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_32_2" style:display-name="Heading 4 3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_32_3" style:display-name="Heading 4 3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_32_4" style:display-name="Heading 4 3 2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3" style:display-name="Heading 4 3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4" style:display-name="Heading 4 3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5" style:display-name="Heading 4 3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_32_2" style:display-name="Heading 4 4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_32_3" style:display-name="Heading 4 4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_32_4" style:display-name="Heading 4 4 2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3" style:display-name="Heading 4 4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4" style:display-name="Heading 4 4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5" style:display-name="Heading 4 4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_32_2" style:display-name="Heading 4 5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_32_3" style:display-name="Heading 4 5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_32_4" style:display-name="Heading 4 5 2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3" style:display-name="Heading 4 5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4" style:display-name="Heading 4 5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5" style:display-name="Heading 4 5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_32_2" style:display-name="Heading 4 6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_32_3" style:display-name="Heading 4 6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_32_4" style:display-name="Heading 4 6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5" style:display-name="Heading 5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6" style:display-name="Heading 6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7" style:display-name="Heading 7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2" style:display-name="Heading1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3" style:display-name="Heading1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4" style:display-name="Heading1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2" style:display-name="Heading2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3" style:display-name="Heading2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4" style:display-name="Heading2 4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_32_2" style:display-name="Hyperlink 2 2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_32_3" style:display-name="Hyperlink 2 2 3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_32_4" style:display-name="Hyperlink 2 2 4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4" style:display-name="Hyperlink 2 4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5" style:display-name="Hyperlink 2 5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text-underline-style="solid" style:text-underline-type="single"/>
    </style:style>
    <style:style style:name="Hyperlink_32_3_32_4" style:display-name="Hyperlink 3 4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4_32_4" style:display-name="Hyperlink 4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text-underline-style="solid" style:text-underline-type="single"/>
    </style:style>
    <style:style style:name="Hyperlink_32_5_32_2_32_2" style:display-name="Hyperlink 5 2 2" style:family="table-cell" style:data-style-name="N0">
      <style:text-properties fo:color="#0000FF" style:text-underline-style="solid" style:text-underline-type="single"/>
    </style:style>
    <style:style style:name="Hyperlink_32_5_32_2_32_3" style:display-name="Hyperlink 5 2 3" style:family="table-cell" style:data-style-name="N0">
      <style:text-properties fo:color="#0000FF" style:text-underline-style="solid" style:text-underline-type="single"/>
    </style:style>
    <style:style style:name="Hyperlink_32_5_32_2_32_4" style:display-name="Hyperlink 5 2 4" style:family="table-cell" style:data-style-name="N0">
      <style:text-properties fo:color="#0000FF" style:text-underline-style="solid" style:text-underline-type="single"/>
    </style:style>
    <style:style style:name="Hyperlink_32_5_32_3" style:display-name="Hyperlink 5 3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_32_4" style:display-name="Hyperlink 5 4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_32_5" style:display-name="Hyperlink 5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6" style:display-name="Hyperlink 6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6_32_2" style:display-name="Hyperlink 6 2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6_32_3" style:display-name="Hyperlink 6 3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6_32_4" style:display-name="Hyperlink 6 4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_32__37_" style:display-name="Input %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2" style:display-name="Input % 2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3" style:display-name="Input % 3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4" style:display-name="Input % 4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_32_2" style:display-name="Input [yellow] 2 2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_32_3" style:display-name="Input [yellow] 2 3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_32_4" style:display-name="Input [yellow] 2 4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3" style:display-name="Input [yellow] 3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4" style:display-name="Input [yellow] 4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5" style:display-name="Input [yellow] 5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1" style:display-name="Input 1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2" style:display-name="Input 1 2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3" style:display-name="Input 1 3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4" style:display-name="Input 1 4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_32_2" style:display-name="Input 2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_32_3" style:display-name="Input 2 2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_32_4" style:display-name="Input 2 2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2_32_3_32_2" style:display-name="Input 2 3 2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2_32_3_32_3" style:display-name="Input 2 3 3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2_32_3_32_4" style:display-name="Input 2 3 4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2_32_4" style:display-name="Input 2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5" style:display-name="Input 2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6" style:display-name="Input 2 6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_32_2_32_2" style:display-name="Input 3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_32_2_32_3" style:display-name="Input 3 2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_32_2_32_4" style:display-name="Input 3 2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_32_3" style:display-name="Input 3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4" style:display-name="Input 3 4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5" style:display-name="Input 3 5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_32_2" style:display-name="Input 4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_32_3" style:display-name="Input 4 2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_32_4" style:display-name="Input 4 2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3" style:display-name="Input 4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4" style:display-name="Input 4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5" style:display-name="Input 4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_32_2" style:display-name="Input 5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_32_3" style:display-name="Input 5 2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_32_4" style:display-name="Input 5 2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3" style:display-name="Input 5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4" style:display-name="Input 5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5" style:display-name="Input 5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_32_2" style:display-name="Input 6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_32_3" style:display-name="Input 6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_32_4" style:display-name="Input 6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2" style:display-name="Italic 2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3" style:display-name="Italic 3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4" style:display-name="Italic 4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Bunn_32_2" style:display-name="JusterBunn 2" style:family="table-cell" style:data-style-name="N0">
      <style:table-cell-properties style:vertical-align="automatic"/>
    </style:style>
    <style:style style:name="JusterBunn_32_3" style:display-name="JusterBunn 3" style:family="table-cell" style:data-style-name="N0">
      <style:table-cell-properties style:vertical-align="automatic"/>
    </style:style>
    <style:style style:name="JusterBunn_32_4" style:display-name="JusterBunn 4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Midtstill_32_2" style:display-name="JusterMidtstill 2" style:family="table-cell" style:data-style-name="N0">
      <style:table-cell-properties style:vertical-align="automatic"/>
    </style:style>
    <style:style style:name="JusterMidtstill_32_3" style:display-name="JusterMidtstill 3" style:family="table-cell" style:data-style-name="N0">
      <style:table-cell-properties style:vertical-align="automatic"/>
    </style:style>
    <style:style style:name="JusterMidtstill_32_4" style:display-name="JusterMidtstill 4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JusterTopp_32_2" style:display-name="JusterTopp 2" style:family="table-cell" style:data-style-name="N0">
      <style:table-cell-properties style:vertical-align="top"/>
    </style:style>
    <style:style style:name="JusterTopp_32_3" style:display-name="JusterTopp 3" style:family="table-cell" style:data-style-name="N0">
      <style:table-cell-properties style:vertical-align="top"/>
    </style:style>
    <style:style style:name="JusterTopp_32_4" style:display-name="JusterTopp 4" style:family="table-cell" style:data-style-name="N0">
      <style:table-cell-properties style:vertical-align="top"/>
    </style:style>
    <style:style style:name="Klokkeslett" style:family="table-cell" style:data-style-name="N68"/>
    <style:style style:name="Klokkeslett_32_2" style:display-name="Klokkeslett 2" style:family="table-cell" style:data-style-name="N68"/>
    <style:style style:name="Klokkeslett_32_3" style:display-name="Klokkeslett 3" style:family="table-cell" style:data-style-name="N68"/>
    <style:style style:name="Klokkeslett_32_4" style:display-name="Klokkeslett 4" style:family="table-cell" style:data-style-name="N68"/>
    <style:style style:name="Konto" style:family="table-cell" style:data-style-name="N69"/>
    <style:style style:name="Konto_32_2" style:display-name="Konto 2" style:family="table-cell" style:data-style-name="N69"/>
    <style:style style:name="Konto_32_3" style:display-name="Konto 3" style:family="table-cell" style:data-style-name="N69"/>
    <style:style style:name="Konto_32_4" style:display-name="Konto 4" style:family="table-cell" style:data-style-name="N69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2" style:display-name="KPMG Heading 1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3" style:display-name="KPMG Heading 1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4" style:display-name="KPMG Heading 1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2" style:display-name="KPMG Heading 2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3" style:display-name="KPMG Heading 2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4" style:display-name="KPMG Heading 2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2" style:display-name="KPMG Heading 3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3" style:display-name="KPMG Heading 3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4" style:display-name="KPMG Heading 3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Heading_32_4_32_2" style:display-name="KPMG Heading 4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Heading_32_4_32_3" style:display-name="KPMG Heading 4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Heading_32_4_32_4" style:display-name="KPMG Heading 4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2" style:display-name="KPMG 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3" style:display-name="KPMG Normal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4" style:display-name="KPMG Normal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_32_2" style:display-name="KPMG Normal Text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_32_3" style:display-name="KPMG Normal Text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_32_4" style:display-name="KPMG Normal Text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2" style:display-name="KPMGcolheader 2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3" style:display-name="KPMGcolheader 3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4" style:display-name="KPMGcolheader 4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70"/>
    <style:style style:name="KPMGnormal_32_2" style:display-name="KPMGnormal 2" style:family="table-cell" style:data-style-name="N70"/>
    <style:style style:name="KPMGnormal_32_3" style:display-name="KPMGnormal 3" style:family="table-cell" style:data-style-name="N70"/>
    <style:style style:name="KPMGnormal_32_4" style:display-name="KPMGnormal 4" style:family="table-cell" style:data-style-name="N70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2" style:display-name="KPMGnormalindent 2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3" style:display-name="KPMGnormalindent 3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4" style:display-name="KPMGnormalindent 4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2" style:display-name="KPMGnormalindent2 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3" style:display-name="KPMGnormalindent2 3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4" style:display-name="KPMGnormalindent2 4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2" style:display-name="KPMGnumber 2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3" style:display-name="KPMGnumber 3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4" style:display-name="KPMGnumber 4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2" style:display-name="KPMGpercent 2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3" style:display-name="KPMGpercent 3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4" style:display-name="KPMGpercent 4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2" style:display-name="KPMGpercentrow 2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3" style:display-name="KPMGpercentrow 3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4" style:display-name="KPMGpercentrow 4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2" style:display-name="KPMGsubheader 2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3" style:display-name="KPMGsubheader 3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4" style:display-name="KPMGsubheader 4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2_32_2" style:display-name="Linked Cell 2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2_32_3" style:display-name="Linked Cell 2 2 3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2_32_4" style:display-name="Linked Cell 2 2 4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3" style:display-name="Linked Cell 2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_32_4" style:display-name="Linked Cell 2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_32_5" style:display-name="Linked Cell 2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_32_2_32_2" style:display-name="Linked Cell 3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_32_2_32_3" style:display-name="Linked Cell 3 2 3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_32_2_32_4" style:display-name="Linked Cell 3 2 4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_32_3" style:display-name="Linked Cell 3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_32_4" style:display-name="Linked Cell 3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_32_5" style:display-name="Linked Cell 3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_32_2_32_2" style:display-name="Linked Cell 4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_32_2_32_3" style:display-name="Linked Cell 4 2 3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_32_2_32_4" style:display-name="Linked Cell 4 2 4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_32_3" style:display-name="Linked Cell 4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_32_4" style:display-name="Linked Cell 4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_32_5" style:display-name="Linked Cell 4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_32_2_32_2" style:display-name="Linked Cell 5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_32_2_32_3" style:display-name="Linked Cell 5 2 3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_32_2_32_4" style:display-name="Linked Cell 5 2 4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_32_3" style:display-name="Linked Cell 5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_32_4" style:display-name="Linked Cell 5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_32_5" style:display-name="Linked Cell 5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6_32_2" style:display-name="Linked Cell 6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6_32_3" style:display-name="Linked Cell 6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6_32_4" style:display-name="Linked Cell 6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2" style:display-name="M·n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3" style:display-name="M·n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4" style:display-name="M·n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2"/>
    <style:style style:name="Millares_32__91_0_93__EjW30n4zytAwEaPSbNwiaTl2F" style:display-name="Millares [0]_EjW30n4zytAwEaPSbNwiaTl2F" style:family="table-cell" style:data-style-name="N73"/>
    <style:style style:name="Millares_EjW30n4zytAwEaPSbNwiaTl2F" style:family="table-cell" style:data-style-name="N74"/>
    <style:style style:name="Milliers_32__91_0_93__9ctfwjhVNIpKs513Q0MYGasMM" style:display-name="Milliers [0]_9ctfwjhVNIpKs513Q0MYGasMM" style:family="table-cell" style:data-style-name="N75"/>
    <style:style style:name="Milliers_9ctfwjhVNIpKs513Q0MYGasMM" style:family="table-cell" style:data-style-name="N62"/>
    <style:style style:name="Moneda_32__91_0_93__EjW30n4zytAwEaPSbNwiaTl2F" style:display-name="Moneda [0]_EjW30n4zytAwEaPSbNwiaTl2F" style:family="table-cell" style:data-style-name="N78"/>
    <style:style style:name="Moneda_EjW30n4zytAwEaPSbNwiaTl2F" style:family="table-cell" style:data-style-name="N79"/>
    <style:style style:name="Mon_233_taire_32__91_0_93__9ctfwjhVNIpKs513Q0MYGasMM" style:display-name="Monétaire [0]_9ctfwjhVNIpKs513Q0MYGasMM" style:family="table-cell" style:data-style-name="N76"/>
    <style:style style:name="Mon_233_taire_9ctfwjhVNIpKs513Q0MYGasMM" style:display-name="Monétaire_9ctfwjhVNIpKs513Q0MYGasMM" style:family="table-cell" style:data-style-name="N77"/>
    <style:style style:name="Month" style:family="table-cell" style:data-style-name="N80"/>
    <style:style style:name="Month_32_2" style:display-name="Month 2" style:family="table-cell" style:data-style-name="N80"/>
    <style:style style:name="Month_32_3" style:display-name="Month 3" style:family="table-cell" style:data-style-name="N80"/>
    <style:style style:name="Month_32_4" style:display-name="Month 4" style:family="table-cell" style:data-style-name="N80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2" style:display-name="Nadpis1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3" style:display-name="Nadpis1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4" style:display-name="Nadpis1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2" style:display-name="Nadpis2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3" style:display-name="Nadpis2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4" style:display-name="Nadpis2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2" style:display-name="Named Range 2" style:family="table-cell" style:data-style-name="N0">
      <style:table-cell-properties fo:border="thin dotted #FF0000"/>
    </style:style>
    <style:style style:name="Named_32_Range_32_3" style:display-name="Named Range 3" style:family="table-cell" style:data-style-name="N0">
      <style:table-cell-properties fo:border="thin dotted #FF0000"/>
    </style:style>
    <style:style style:name="Named_32_Range_32_4" style:display-name="Named Range 4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amed_32_Range_32_Tag_32_2" style:display-name="Named Range Tag 2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amed_32_Range_32_Tag_32_3" style:display-name="Named Range Tag 3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amed_32_Range_32_Tag_32_4" style:display-name="Named Range Tag 4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_32_2" style:display-name="Neutral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2_32_2" style:display-name="Neutral 2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2_32_3" style:display-name="Neutral 2 2 3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2_32_4" style:display-name="Neutral 2 2 4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3" style:display-name="Neutral 2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_32_4" style:display-name="Neutral 2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_32_5" style:display-name="Neutral 2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_32_2" style:display-name="Neutral 3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_32_2_32_2" style:display-name="Neutral 3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_32_2_32_3" style:display-name="Neutral 3 2 3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_32_2_32_4" style:display-name="Neutral 3 2 4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_32_3" style:display-name="Neutral 3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_32_4" style:display-name="Neutral 3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_32_5" style:display-name="Neutral 3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" style:display-name="Neutral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_32_2" style:display-name="Neutral 4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_32_2_32_2" style:display-name="Neutral 4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_32_2_32_3" style:display-name="Neutral 4 2 3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_32_2_32_4" style:display-name="Neutral 4 2 4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_32_3" style:display-name="Neutral 4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_32_4" style:display-name="Neutral 4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_32_5" style:display-name="Neutral 4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" style:display-name="Neutral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_32_2" style:display-name="Neutral 5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_32_2_32_2" style:display-name="Neutral 5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_32_2_32_3" style:display-name="Neutral 5 2 3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_32_2_32_4" style:display-name="Neutral 5 2 4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_32_3" style:display-name="Neutral 5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_32_4" style:display-name="Neutral 5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_32_5" style:display-name="Neutral 5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6" style:display-name="Neutral 6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6_32_2" style:display-name="Neutral 6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6_32_3" style:display-name="Neutral 6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6_32_4" style:display-name="Neutral 6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-_32_Style1" style:display-name="Normal - Style1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2" style:display-name="Normal - Style1 2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3" style:display-name="Normal - Style1 3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4" style:display-name="Normal - Style1 4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2" style:display-name="Normal - Style7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3" style:display-name="Normal - Style7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4" style:display-name="Normal - Style7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2" style:display-name="Normal - Style8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3" style:display-name="Normal - Style8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4" style:display-name="Normal - Style8 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2_32_2" style:display-name="Normal 10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2_32_3" style:display-name="Normal 10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2_32_4" style:display-name="Normal 10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0_32_3_32_2" style:display-name="Normal 10 3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0_32_3_32_3" style:display-name="Normal 10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0_32_3_32_4" style:display-name="Normal 10 3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0_32_4" style:display-name="Normal 1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5" style:display-name="Normal 1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6" style:display-name="Normal 10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2_32_3" style:display-name="Normal 11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2_32_4" style:display-name="Normal 11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1_32_3_32_2" style:display-name="Normal 11 3 2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1_32_3_32_3" style:display-name="Normal 11 3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1_32_3_32_4" style:display-name="Normal 11 3 4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1_32_4" style:display-name="Normal 11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_32_5" style:display-name="Normal 11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_32_6" style:display-name="Normal 11 6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_32_3" style:display-name="Normal 1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_32_4" style:display-name="Normal 1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3" style:display-name="Normal 12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_32_4" style:display-name="Normal 1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_32_5" style:display-name="Normal 12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_32_2_32_3" style:display-name="Normal 1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_32_2_32_4" style:display-name="Normal 13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_32_5" style:display-name="Normal 13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_32_2_32_3" style:display-name="Normal 14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_32_2_32_4" style:display-name="Normal 14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_32_4" style:display-name="Normal 14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_32_5" style:display-name="Normal 14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5" style:display-name="Normal 15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_32_2" style:display-name="Normal 15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_32_3" style:display-name="Normal 15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_32_4" style:display-name="Normal 15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3" style:display-name="Normal 15 3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4" style:display-name="Normal 15 4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5" style:display-name="Normal 15 5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6_32_3" style:display-name="Normal 1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6_32_4" style:display-name="Normal 1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_32_3" style:display-name="Normal 1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_32_4" style:display-name="Normal 1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_32_3" style:display-name="Normal 1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_32_4" style:display-name="Normal 1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_32_3" style:display-name="Normal 1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_32_4" style:display-name="Normal 1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0_32_4" style:display-name="Normal 2 10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1_32_2" style:display-name="Normal 2 11 2" style:family="table-cell" style:data-style-name="N0">
      <style:table-cell-properties style:vertical-align="automatic" fo:background-color="transparent"/>
    </style:style>
    <style:style style:name="Normal_32_2_32_11_32_3" style:display-name="Normal 2 11 3" style:family="table-cell" style:data-style-name="N0">
      <style:table-cell-properties style:vertical-align="automatic" fo:background-color="transparent"/>
    </style:style>
    <style:style style:name="Normal_32_2_32_11_32_4" style:display-name="Normal 2 11 4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2_32_3" style:display-name="Normal 2 1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2_32_4" style:display-name="Normal 2 1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3_32_3" style:display-name="Normal 2 1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3_32_4" style:display-name="Normal 2 1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4" style:display-name="Normal 2 14" style:family="table-cell" style:data-style-name="N0">
      <style:text-properties fo:font-size="10pt" style:font-size-asian="10pt" style:font-size-complex="10pt"/>
    </style:style>
    <style:style style:name="Normal_32_2_32_15" style:display-name="Normal 2 15" style:family="table-cell" style:data-style-name="N0">
      <style:text-properties fo:font-size="10pt" style:font-size-asian="10pt" style:font-size-complex="10pt"/>
    </style:style>
    <style:style style:name="Normal_32_2_32_16" style:display-name="Normal 2 16" style:family="table-cell" style:data-style-name="N0"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_32_3" style:display-name="Normal 2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_32_4" style:display-name="Normal 2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_32_2" style:display-name="Normal 2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_32_3" style:display-name="Normal 2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_32_4" style:display-name="Normal 2 2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_32_2" style:display-name="Normal 2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_32_3" style:display-name="Normal 2 2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_32_4" style:display-name="Normal 2 2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_32_2" style:display-name="Normal 2 2 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_32_3" style:display-name="Normal 2 2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_32_4" style:display-name="Normal 2 2 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_32_2" style:display-name="Normal 2 2 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_32_3" style:display-name="Normal 2 2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_32_4" style:display-name="Normal 2 2 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7" style:display-name="Normal 2 2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8" style:display-name="Normal 2 2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9" style:display-name="Normal 2 2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3" style:display-name="Normal 2 3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4" style:display-name="Normal 2 3 2 4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4" style:display-name="Normal 2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5" style:display-name="Normal 2 3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_32_4" style:display-name="Normal 2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_32_3" style:display-name="Normal 2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_32_4" style:display-name="Normal 2 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_32_3" style:display-name="Normal 2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_32_4" style:display-name="Normal 2 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_32_3" style:display-name="Normal 2 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_32_4" style:display-name="Normal 2 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_32_3" style:display-name="Normal 2 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_32_4" style:display-name="Normal 2 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32_9_32_3" style:display-name="Normal 2 9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32_9_32_4" style:display-name="Normal 2 9 4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PF_accounts_pack_workings" style:display-name="Normal 2_PF_accounts_pack_workings" style:family="table-cell" style:data-style-name="N83">
      <style:table-cell-properties style:vertical-align="automatic" fo:background-color="transparent"/>
      <style:text-properties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_32_2" style:display-name="Normal 20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_32_3" style:display-name="Normal 20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_32_4" style:display-name="Normal 20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4" style:display-name="Normal 20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5" style:display-name="Normal 20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_32_4" style:display-name="Normal 21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_32_4" style:display-name="Normal 2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_32_4" style:display-name="Normal 2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_32_2" style:display-name="Normal 2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_32_3" style:display-name="Normal 24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_32_4" style:display-name="Normal 24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3" style:display-name="Normal 2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4" style:display-name="Normal 2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5" style:display-name="Normal 24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_32_2" style:display-name="Normal 2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_32_3" style:display-name="Normal 2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_32_4" style:display-name="Normal 2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" style:display-name="Normal 2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" style:display-name="Normal 2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_32_2" style:display-name="Normal 26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_32_3" style:display-name="Normal 26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_32_4" style:display-name="Normal 26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" style:display-name="Normal 2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_32_2" style:display-name="Normal 26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_32_3" style:display-name="Normal 26 2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_32_4" style:display-name="Normal 26 2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4" style:display-name="Normal 26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5" style:display-name="Normal 26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6" style:display-name="Normal 26 2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" style:display-name="Normal 2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_32_2" style:display-name="Normal 26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_32_3" style:display-name="Normal 26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_32_4" style:display-name="Normal 26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4" style:display-name="Normal 2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5" style:display-name="Normal 2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6" style:display-name="Normal 26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7_32_2" style:display-name="Normal 2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7_32_3" style:display-name="Normal 2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7_32_4" style:display-name="Normal 2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_32_2" style:display-name="Normal 2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_32_3" style:display-name="Normal 2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_32_4" style:display-name="Normal 2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_32_2" style:display-name="Normal 2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_32_3" style:display-name="Normal 2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_32_4" style:display-name="Normal 2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" style:display-name="Normal 3 2 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_32_2" style:display-name="Normal 3 2 1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_32_3" style:display-name="Normal 3 2 1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_32_4" style:display-name="Normal 3 2 13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3" style:display-name="Normal 3 2 1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4" style:display-name="Normal 3 2 1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5" style:display-name="Normal 3 2 13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_32_2" style:display-name="Normal 3 2 13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_32_3" style:display-name="Normal 3 2 13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_32_4" style:display-name="Normal 3 2 13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4" style:display-name="Normal 3 2 1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5" style:display-name="Normal 3 2 1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6" style:display-name="Normal 3 2 13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" style:display-name="Normal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_32_2" style:display-name="Normal 3 2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_32_3" style:display-name="Normal 3 2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_32_4" style:display-name="Normal 3 2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" style:display-name="Normal 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_32_2" style:display-name="Normal 3 2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_32_3" style:display-name="Normal 3 2 2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_32_4" style:display-name="Normal 3 2 2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4" style:display-name="Normal 3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5" style:display-name="Normal 3 2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6" style:display-name="Normal 3 2 2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_32_2_32_2" style:display-name="Normal 3 2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_32_2_32_3" style:display-name="Normal 3 2 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_32_2_32_4" style:display-name="Normal 3 2 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_32_3" style:display-name="Normal 3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3_32_4" style:display-name="Normal 3 2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3_32_5" style:display-name="Normal 3 2 3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4" style:display-name="Normal 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5" style:display-name="Normal 3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6" style:display-name="Normal 3 2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2_32_2_32_2" style:display-name="Normal 3 3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2_32_2_32_3" style:display-name="Normal 3 3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2_32_2_32_4" style:display-name="Normal 3 3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2_32_3" style:display-name="Normal 3 3 2 3" style:family="table-cell" style:data-style-name="N0">
      <style:table-cell-properties style:vertical-align="automatic" fo:background-color="transparent"/>
    </style:style>
    <style:style style:name="Normal_32_3_32_3_32_2_32_4" style:display-name="Normal 3 3 2 4" style:family="table-cell" style:data-style-name="N0">
      <style:table-cell-properties style:vertical-align="automatic" fo:background-color="transparent"/>
    </style:style>
    <style:style style:name="Normal_32_3_32_3_32_2_32_5" style:display-name="Normal 3 3 2 5" style:family="table-cell" style:data-style-name="N0">
      <style:table-cell-properties style:vertical-align="automatic" fo:background-color="transparen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3_32_2" style:display-name="Normal 3 3 3 2" style:family="table-cell" style:data-style-name="N0">
      <style:table-cell-properties style:vertical-align="automatic" fo:background-color="transparent"/>
    </style:style>
    <style:style style:name="Normal_32_3_32_3_32_3_32_3" style:display-name="Normal 3 3 3 3" style:family="table-cell" style:data-style-name="N0">
      <style:table-cell-properties style:vertical-align="automatic" fo:background-color="transparent"/>
    </style:style>
    <style:style style:name="Normal_32_3_32_3_32_3_32_4" style:display-name="Normal 3 3 3 4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3_32_5" style:display-name="Normal 3 3 5" style:family="table-cell" style:data-style-name="N0">
      <style:table-cell-properties style:vertical-align="automatic" fo:background-color="transparent"/>
    </style:style>
    <style:style style:name="Normal_32_3_32_3_32_6" style:display-name="Normal 3 3 6" style:family="table-cell" style:data-style-name="N0">
      <style:table-cell-properties style:vertical-align="automatic" fo:background-color="transparent"/>
    </style:style>
    <style:style style:name="Normal_32_3_32_3_32_7" style:display-name="Normal 3 3 7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4_32_2_32_2" style:display-name="Normal 3 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4_32_2_32_3" style:display-name="Normal 3 4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4_32_2_32_4" style:display-name="Normal 3 4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4_32_3" style:display-name="Normal 3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4_32_4" style:display-name="Normal 3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4_32_5" style:display-name="Normal 3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2_32_2" style:display-name="Normal 3 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2_32_3" style:display-name="Normal 3 5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2_32_4" style:display-name="Normal 3 5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" style:display-name="Normal 3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_32_2" style:display-name="Normal 3 5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_32_3" style:display-name="Normal 3 5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_32_4" style:display-name="Normal 3 5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4" style:display-name="Normal 3 5 4" style:family="table-cell" style:data-style-name="N0">
      <style:table-cell-properties style:vertical-align="automatic" fo:background-color="transparent"/>
    </style:style>
    <style:style style:name="Normal_32_3_32_5_32_5" style:display-name="Normal 3 5 5" style:family="table-cell" style:data-style-name="N0">
      <style:table-cell-properties style:vertical-align="automatic" fo:background-color="transparent"/>
    </style:style>
    <style:style style:name="Normal_32_3_32_5_32_6" style:display-name="Normal 3 5 6" style:family="table-cell" style:data-style-name="N0">
      <style:table-cell-properties style:vertical-align="automatic" fo:background-color="transparent"/>
    </style:style>
    <style:style style:name="Normal_32_3_32_6" style:display-name="Normal 3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7" style:display-name="Normal 3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8" style:display-name="Normal 3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0_32_2" style:display-name="Normal 3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0_32_3" style:display-name="Normal 3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0_32_4" style:display-name="Normal 30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_32_2" style:display-name="Normal 3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_32_3" style:display-name="Normal 3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_32_4" style:display-name="Normal 31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_32_2" style:display-name="Normal 3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_32_3" style:display-name="Normal 3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_32_4" style:display-name="Normal 3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_32_3" style:display-name="Normal 3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_32_4" style:display-name="Normal 3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_32_2" style:display-name="Normal 3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_32_3" style:display-name="Normal 3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_32_4" style:display-name="Normal 3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_32_2" style:display-name="Normal 3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_32_3" style:display-name="Normal 3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_32_4" style:display-name="Normal 3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_32_3" style:display-name="Normal 3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_32_4" style:display-name="Normal 3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_32_2" style:display-name="Normal 3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_32_3" style:display-name="Normal 3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_32_4" style:display-name="Normal 3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_32_2" style:display-name="Normal 3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_32_3" style:display-name="Normal 3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_32_4" style:display-name="Normal 3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_32_3" style:display-name="Normal 3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_32_4" style:display-name="Normal 3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2_32_2_32_4" style:display-name="Normal 4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2_32_4" style:display-name="Normal 4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2_32_5" style:display-name="Normal 4 2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3_32_4" style:display-name="Normal 4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_32_2" style:display-name="Normal 4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_32_3" style:display-name="Normal 4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_32_4" style:display-name="Normal 4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5_32_2" style:display-name="Normal 4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5_32_3" style:display-name="Normal 4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5_32_4" style:display-name="Normal 4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6_32_2" style:display-name="Normal 4 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6_32_3" style:display-name="Normal 4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6_32_4" style:display-name="Normal 4 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7" style:display-name="Normal 4 7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_32_8" style:display-name="Normal 4 8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_32_9" style:display-name="Normal 4 9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0_32_2" style:display-name="Normal 4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0_32_3" style:display-name="Normal 4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0_32_4" style:display-name="Normal 40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_32_2" style:display-name="Normal 4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_32_3" style:display-name="Normal 4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_32_4" style:display-name="Normal 41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" style:display-name="Normal 4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_32_2" style:display-name="Normal 4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_32_3" style:display-name="Normal 4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_32_4" style:display-name="Normal 4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3" style:display-name="Normal 4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4" style:display-name="Normal 4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5" style:display-name="Normal 4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2" style:display-name="Normal 4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3" style:display-name="Normal 43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4" style:display-name="Normal 43 4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" style:display-name="Normal 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_32_2" style:display-name="Normal 4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_32_3" style:display-name="Normal 44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_32_4" style:display-name="Normal 44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3" style:display-name="Normal 4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4" style:display-name="Normal 4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5" style:display-name="Normal 4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" style:display-name="Normal 4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" style:display-name="Normal 4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_32_2" style:display-name="Normal 4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_32_3" style:display-name="Normal 45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_32_4" style:display-name="Normal 45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3" style:display-name="Normal 4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4" style:display-name="Normal 4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5" style:display-name="Normal 4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" style:display-name="Normal 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" style:display-name="Normal 4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_32_2" style:display-name="Normal 4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_32_3" style:display-name="Normal 4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_32_4" style:display-name="Normal 46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3" style:display-name="Normal 4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4" style:display-name="Normal 4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5" style:display-name="Normal 4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7_32_3" style:display-name="Normal 4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7_32_4" style:display-name="Normal 4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_32_2" style:display-name="Normal 4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_32_3" style:display-name="Normal 4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_32_4" style:display-name="Normal 4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" style:display-name="Normal 4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_32_2" style:display-name="Normal 49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_32_3" style:display-name="Normal 49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_32_4" style:display-name="Normal 49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" style:display-name="Normal 4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_32_2" style:display-name="Normal 49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_32_3" style:display-name="Normal 49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_32_4" style:display-name="Normal 49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4" style:display-name="Normal 4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5" style:display-name="Normal 4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6" style:display-name="Normal 49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1" style:display-name="Normal 5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2" style:display-name="Normal 5 1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3" style:display-name="Normal 5 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2_32_2" style:display-name="Normal 5 2 2 2" style:family="table-cell" style:data-style-name="N0">
      <style:table-cell-properties style:vertical-align="automatic" fo:background-color="transparent"/>
    </style:style>
    <style:style style:name="Normal_32_5_32_2_32_2_32_3" style:display-name="Normal 5 2 2 3" style:family="table-cell" style:data-style-name="N0">
      <style:table-cell-properties style:vertical-align="automatic" fo:background-color="transparent"/>
    </style:style>
    <style:style style:name="Normal_32_5_32_2_32_2_32_4" style:display-name="Normal 5 2 2 4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3_32_2" style:display-name="Normal 5 2 3 2" style:family="table-cell" style:data-style-name="N0">
      <style:table-cell-properties style:vertical-align="automatic" fo:background-color="transparent"/>
    </style:style>
    <style:style style:name="Normal_32_5_32_2_32_3_32_3" style:display-name="Normal 5 2 3 3" style:family="table-cell" style:data-style-name="N0">
      <style:table-cell-properties style:vertical-align="automatic" fo:background-color="transparent"/>
    </style:style>
    <style:style style:name="Normal_32_5_32_2_32_3_32_4" style:display-name="Normal 5 2 3 4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_32_4_32_2" style:display-name="Normal 5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_32_4_32_3" style:display-name="Normal 5 2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_32_4_32_4" style:display-name="Normal 5 2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_32_5" style:display-name="Normal 5 2 5" style:family="table-cell" style:data-style-name="N0">
      <style:table-cell-properties style:vertical-align="automatic" fo:background-color="transparent"/>
    </style:style>
    <style:style style:name="Normal_32_5_32_2_32_6" style:display-name="Normal 5 2 6" style:family="table-cell" style:data-style-name="N0">
      <style:table-cell-properties style:vertical-align="automatic" fo:background-color="transparent"/>
    </style:style>
    <style:style style:name="Normal_32_5_32_2_32_7" style:display-name="Normal 5 2 7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_32_2" style:display-name="Normal 5 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_32_3" style:display-name="Normal 5 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_32_4" style:display-name="Normal 5 3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3_32_3_32_2" style:display-name="Normal 5 3 3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3_32_3_32_3" style:display-name="Normal 5 3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3_32_3_32_4" style:display-name="Normal 5 3 3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3_32_4" style:display-name="Normal 5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5" style:display-name="Normal 5 3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6" style:display-name="Normal 5 3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_32_3" style:display-name="Normal 5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_32_4" style:display-name="Normal 5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5_32_2" style:display-name="Normal 5 5 2" style:family="table-cell" style:data-style-name="N0">
      <style:table-cell-properties style:vertical-align="automatic" fo:background-color="transparent"/>
    </style:style>
    <style:style style:name="Normal_32_5_32_5_32_3" style:display-name="Normal 5 5 3" style:family="table-cell" style:data-style-name="N0">
      <style:table-cell-properties style:vertical-align="automatic" fo:background-color="transparent"/>
    </style:style>
    <style:style style:name="Normal_32_5_32_5_32_4" style:display-name="Normal 5 5 4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6_32_2" style:display-name="Normal 5 6 2" style:family="table-cell" style:data-style-name="N0">
      <style:table-cell-properties style:vertical-align="automatic" fo:background-color="transparent"/>
    </style:style>
    <style:style style:name="Normal_32_5_32_6_32_3" style:display-name="Normal 5 6 3" style:family="table-cell" style:data-style-name="N0">
      <style:table-cell-properties style:vertical-align="automatic" fo:background-color="transparent"/>
    </style:style>
    <style:style style:name="Normal_32_5_32_6_32_4" style:display-name="Normal 5 6 4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7_32_3" style:display-name="Normal 5 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7_32_4" style:display-name="Normal 5 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8_32_2" style:display-name="Normal 5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8_32_3" style:display-name="Normal 5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8_32_4" style:display-name="Normal 5 8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9_32_2" style:display-name="Normal 5 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9_32_3" style:display-name="Normal 5 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9_32_4" style:display-name="Normal 5 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_32_2" style:display-name="Normal 5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_32_3" style:display-name="Normal 5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_32_4" style:display-name="Normal 50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" style:display-name="Normal 5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_32_2" style:display-name="Normal 51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_32_3" style:display-name="Normal 51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_32_4" style:display-name="Normal 51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3" style:display-name="Normal 5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4" style:display-name="Normal 5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5" style:display-name="Normal 51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_32_2" style:display-name="Normal 5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_32_3" style:display-name="Normal 5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_32_4" style:display-name="Normal 5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3" style:display-name="Normal 5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4" style:display-name="Normal 5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5" style:display-name="Normal 5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_32_3" style:display-name="Normal 5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_32_4" style:display-name="Normal 5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_32_2" style:display-name="Normal 5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_32_3" style:display-name="Normal 5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_32_4" style:display-name="Normal 5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_32_2" style:display-name="Normal 5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_32_3" style:display-name="Normal 5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_32_4" style:display-name="Normal 5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_32_2" style:display-name="Normal 5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_32_3" style:display-name="Normal 5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_32_4" style:display-name="Normal 5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_32_2" style:display-name="Normal 5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_32_3" style:display-name="Normal 5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_32_4" style:display-name="Normal 5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_32_2" style:display-name="Normal 5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_32_3" style:display-name="Normal 5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_32_4" style:display-name="Normal 5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_32_2" style:display-name="Normal 5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_32_3" style:display-name="Normal 5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_32_4" style:display-name="Normal 5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2_32_2" style:display-name="Normal 6 2 2 2" style:family="table-cell" style:data-style-name="N0">
      <style:table-cell-properties style:vertical-align="automatic" fo:background-color="transparent"/>
    </style:style>
    <style:style style:name="Normal_32_6_32_2_32_2_32_3" style:display-name="Normal 6 2 2 3" style:family="table-cell" style:data-style-name="N0">
      <style:table-cell-properties style:vertical-align="automatic" fo:background-color="transparent"/>
    </style:style>
    <style:style style:name="Normal_32_6_32_2_32_2_32_4" style:display-name="Normal 6 2 2 4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2_32_3_32_2" style:display-name="Normal 6 2 3 2" style:family="table-cell" style:data-style-name="N0">
      <style:table-cell-properties style:vertical-align="automatic" fo:background-color="transparent"/>
    </style:style>
    <style:style style:name="Normal_32_6_32_2_32_3_32_3" style:display-name="Normal 6 2 3 3" style:family="table-cell" style:data-style-name="N0">
      <style:table-cell-properties style:vertical-align="automatic" fo:background-color="transparent"/>
    </style:style>
    <style:style style:name="Normal_32_6_32_2_32_3_32_4" style:display-name="Normal 6 2 3 4" style:family="table-cell" style:data-style-name="N0">
      <style:table-cell-properties style:vertical-align="automatic" fo:background-color="transparent"/>
    </style:style>
    <style:style style:name="Normal_32_6_32_2_32_4" style:display-name="Normal 6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2_32_5" style:display-name="Normal 6 2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2_32_6" style:display-name="Normal 6 2 6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3_32_3" style:display-name="Normal 6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3_32_4" style:display-name="Normal 6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_32_2" style:display-name="Normal 6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_32_3" style:display-name="Normal 6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_32_4" style:display-name="Normal 6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5" style:display-name="Normal 6 5" style:family="table-cell" style:data-style-name="N0">
      <style:table-cell-properties style:vertical-align="automatic" fo:background-color="transparent"/>
    </style:style>
    <style:style style:name="Normal_32_6_32_6" style:display-name="Normal 6 6" style:family="table-cell" style:data-style-name="N0">
      <style:table-cell-properties style:vertical-align="automatic" fo:background-color="transparent"/>
    </style:style>
    <style:style style:name="Normal_32_6_32_7" style:display-name="Normal 6 7" style:family="table-cell" style:data-style-name="N0">
      <style:table-cell-properties style:vertical-align="automatic" fo:background-color="transparen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2_32_2" style:display-name="Normal 60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2_32_3" style:display-name="Normal 60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2_32_4" style:display-name="Normal 60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3" style:display-name="Normal 6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_32_4" style:display-name="Normal 60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_32_5" style:display-name="Normal 60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1_32_2" style:display-name="Normal 6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1_32_3" style:display-name="Normal 6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1_32_4" style:display-name="Normal 61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_32_2" style:display-name="Normal 6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_32_3" style:display-name="Normal 6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_32_4" style:display-name="Normal 6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_32_2" style:display-name="Normal 6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_32_3" style:display-name="Normal 6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_32_4" style:display-name="Normal 6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_32_2" style:display-name="Normal 6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_32_3" style:display-name="Normal 6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_32_4" style:display-name="Normal 6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_32_2" style:display-name="Normal 6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_32_3" style:display-name="Normal 6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_32_4" style:display-name="Normal 6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_32_2" style:display-name="Normal 6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_32_3" style:display-name="Normal 6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_32_4" style:display-name="Normal 6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_32_2" style:display-name="Normal 6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_32_3" style:display-name="Normal 6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_32_4" style:display-name="Normal 6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_32_2" style:display-name="Normal 6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_32_3" style:display-name="Normal 6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_32_4" style:display-name="Normal 6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_32_2" style:display-name="Normal 6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_32_3" style:display-name="Normal 6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_32_4" style:display-name="Normal 6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" style:display-name="Normal 7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_32_2" style:display-name="Normal 7 2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_32_3" style:display-name="Normal 7 2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_32_4" style:display-name="Normal 7 2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3" style:display-name="Normal 7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4" style:display-name="Normal 7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5" style:display-name="Normal 7 2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_32_3_32_2" style:display-name="Normal 7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_32_3_32_3" style:display-name="Normal 7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_32_3_32_4" style:display-name="Normal 7 2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_32_4" style:display-name="Normal 7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2_32_5" style:display-name="Normal 7 2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2_32_6" style:display-name="Normal 7 2 6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_32_2" style:display-name="Normal 7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_32_3" style:display-name="Normal 7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_32_4" style:display-name="Normal 7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5" style:display-name="Normal 7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6" style:display-name="Normal 7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_32_2" style:display-name="Normal 7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_32_3" style:display-name="Normal 7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_32_4" style:display-name="Normal 70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_32_2" style:display-name="Normal 7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_32_3" style:display-name="Normal 7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_32_4" style:display-name="Normal 71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_32_2" style:display-name="Normal 7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_32_3" style:display-name="Normal 7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_32_4" style:display-name="Normal 7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2" style:display-name="Normal 7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3" style:display-name="Normal 7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4" style:display-name="Normal 7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4" style:display-name="Normal 74" style:family="table-cell" style:data-style-name="N0">
      <style:table-cell-properties style:vertical-align="automatic" fo:background-color="transparent"/>
    </style:style>
    <style:style style:name="Normal_32_75" style:display-name="Normal 75" style:family="table-cell" style:data-style-name="N0">
      <style:table-cell-properties style:vertical-align="automatic" fo:background-color="transparent"/>
    </style:style>
    <style:style style:name="Normal_32_76" style:display-name="Normal 76" style:family="table-cell" style:data-style-name="N0">
      <style:table-cell-properties style:vertical-align="automatic" fo:background-color="transparent"/>
    </style:style>
    <style:style style:name="Normal_32_77" style:display-name="Normal 77" style:family="table-cell" style:data-style-name="N0">
      <style:table-cell-properties style:vertical-align="automatic" fo:background-color="transparent"/>
    </style:style>
    <style:style style:name="Normal_32_78" style:display-name="Normal 78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10" style:display-name="Normal 8 10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" style:display-name="Normal 8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_32_2" style:display-name="Normal 8 2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_32_3" style:display-name="Normal 8 2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_32_4" style:display-name="Normal 8 2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3" style:display-name="Normal 8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4" style:display-name="Normal 8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5" style:display-name="Normal 8 2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3_32_2" style:display-name="Normal 8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3_32_3" style:display-name="Normal 8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3_32_4" style:display-name="Normal 8 2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2_32_4_32_2" style:display-name="Normal 8 2 4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2_32_4_32_3" style:display-name="Normal 8 2 4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2_32_4_32_4" style:display-name="Normal 8 2 4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2_32_5" style:display-name="Normal 8 2 5" style:family="table-cell" style:data-style-name="N0">
      <style:table-cell-properties style:vertical-align="automatic" fo:background-color="transparent"/>
    </style:style>
    <style:style style:name="Normal_32_8_32_2_32_6" style:display-name="Normal 8 2 6" style:family="table-cell" style:data-style-name="N0">
      <style:table-cell-properties style:vertical-align="automatic" fo:background-color="transparent"/>
    </style:style>
    <style:style style:name="Normal_32_8_32_2_32_7" style:display-name="Normal 8 2 7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" style:display-name="Normal 8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" style:display-name="Normal 8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_32_2" style:display-name="Normal 8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_32_3" style:display-name="Normal 8 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_32_4" style:display-name="Normal 8 3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3" style:display-name="Normal 8 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4" style:display-name="Normal 8 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5" style:display-name="Normal 8 3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" style:display-name="Normal 8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_32_2" style:display-name="Normal 8 3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_32_3" style:display-name="Normal 8 3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_32_4" style:display-name="Normal 8 3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4" style:display-name="Normal 8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5" style:display-name="Normal 8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6" style:display-name="Normal 8 3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" style:display-name="Normal 8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_32_2" style:display-name="Normal 8 4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_32_3" style:display-name="Normal 8 4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_32_4" style:display-name="Normal 8 4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3" style:display-name="Normal 8 4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4" style:display-name="Normal 8 4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5" style:display-name="Normal 8 4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3" style:display-name="Normal 8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4_32_4" style:display-name="Normal 8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4_32_5" style:display-name="Normal 8 4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5" style:display-name="Normal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" style:display-name="Normal 8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_32_2" style:display-name="Normal 8 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_32_3" style:display-name="Normal 8 5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_32_4" style:display-name="Normal 8 5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3" style:display-name="Normal 8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4" style:display-name="Normal 8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5" style:display-name="Normal 8 5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6_32_2" style:display-name="Normal 8 6 2" style:family="table-cell" style:data-style-name="N0">
      <style:table-cell-properties style:vertical-align="automatic" fo:background-color="transparent"/>
    </style:style>
    <style:style style:name="Normal_32_8_32_6_32_3" style:display-name="Normal 8 6 3" style:family="table-cell" style:data-style-name="N0">
      <style:table-cell-properties style:vertical-align="automatic" fo:background-color="transparent"/>
    </style:style>
    <style:style style:name="Normal_32_8_32_6_32_4" style:display-name="Normal 8 6 4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8_32_8" style:display-name="Normal 8 8" style:family="table-cell" style:data-style-name="N0">
      <style:table-cell-properties style:vertical-align="automatic" fo:background-color="transparent"/>
    </style:style>
    <style:style style:name="Normal_32_8_32_9" style:display-name="Normal 8 9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_32_2_32_2" style:display-name="Normal 9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_32_2_32_3" style:display-name="Normal 9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_32_2_32_4" style:display-name="Normal 9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_32_3" style:display-name="Normal 9 2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2_32_4" style:display-name="Normal 9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2_32_5" style:display-name="Normal 9 2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3_32_2" style:display-name="Normal 9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3_32_3" style:display-name="Normal 9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3_32_4" style:display-name="Normal 9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_32_2" style:display-name="Normal 9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_32_3" style:display-name="Normal 9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_32_4" style:display-name="Normal 9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5_32_2" style:display-name="Normal 9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5_32_3" style:display-name="Normal 9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5_32_4" style:display-name="Normal 9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_32_6_32_2" style:display-name="Normal 9 6 2" style:family="table-cell" style:data-style-name="N0">
      <style:table-cell-properties style:vertical-align="automatic" fo:background-color="transparent"/>
    </style:style>
    <style:style style:name="Normal_32_9_32_6_32_3" style:display-name="Normal 9 6 3" style:family="table-cell" style:data-style-name="N0">
      <style:table-cell-properties style:vertical-align="automatic" fo:background-color="transparent"/>
    </style:style>
    <style:style style:name="Normal_32_9_32_6_32_4" style:display-name="Normal 9 6 4" style:family="table-cell" style:data-style-name="N0">
      <style:table-cell-properties style:vertical-align="automatic" fo:background-color="transparent"/>
    </style:style>
    <style:style style:name="Normal_32_9_32_7" style:display-name="Normal 9 7" style:family="table-cell" style:data-style-name="N0">
      <style:table-cell-properties style:vertical-align="automatic" fo:background-color="transparent"/>
    </style:style>
    <style:style style:name="Normal_32_9_32_8" style:display-name="Normal 9 8" style:family="table-cell" style:data-style-name="N0">
      <style:table-cell-properties style:vertical-align="automatic" fo:background-color="transparent"/>
    </style:style>
    <style:style style:name="Normal_32_9_32_9" style:display-name="Normal 9 9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1_32_2" style:display-name="Normal 9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1_32_3" style:display-name="Normal 9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1_32_4" style:display-name="Normal 91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2_32_2_32_2" style:display-name="Note 2 2 2 2" style:family="table-cell" style:data-style-name="N0">
      <style:table-cell-properties fo:border="thin solid #B2B2B2" fo:background-color="#FFFFCC"/>
    </style:style>
    <style:style style:name="Note_32_2_32_2_32_2_32_3" style:display-name="Note 2 2 2 3" style:family="table-cell" style:data-style-name="N0">
      <style:table-cell-properties fo:border="thin solid #B2B2B2" fo:background-color="#FFFFCC"/>
    </style:style>
    <style:style style:name="Note_32_2_32_2_32_2_32_4" style:display-name="Note 2 2 2 4" style:family="table-cell" style:data-style-name="N0">
      <style:table-cell-properties fo:border="thin solid #B2B2B2" fo:background-color="#FFFFCC"/>
    </style:style>
    <style:style style:name="Note_32_2_32_2_32_3" style:display-name="Note 2 2 3" style:family="table-cell" style:data-style-name="N0">
      <style:table-cell-properties fo:border="thin solid #B2B2B2" fo:background-color="#FFFFCC"/>
    </style:style>
    <style:style style:name="Note_32_2_32_2_32_4" style:display-name="Note 2 2 4" style:family="table-cell" style:data-style-name="N0">
      <style:table-cell-properties fo:border="thin solid #B2B2B2" fo:background-color="#FFFFCC"/>
    </style:style>
    <style:style style:name="Note_32_2_32_2_32_5" style:display-name="Note 2 2 5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3_32_3" style:display-name="Note 2 3 3" style:family="table-cell" style:data-style-name="N0">
      <style:table-cell-properties fo:border="thin solid #B2B2B2" fo:background-color="#FFFFCC"/>
    </style:style>
    <style:style style:name="Note_32_2_32_3_32_4" style:display-name="Note 2 3 4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2_32_5" style:display-name="Note 2 5" style:family="table-cell" style:data-style-name="N0">
      <style:table-cell-properties fo:border="thin solid #B2B2B2" fo:background-color="#FFFFCC"/>
    </style:style>
    <style:style style:name="Note_32_2_32_6" style:display-name="Note 2 6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2_32_2_32_2" style:display-name="Note 3 2 2 2" style:family="table-cell" style:data-style-name="N0">
      <style:table-cell-properties fo:border="thin solid #B2B2B2" fo:background-color="#FFFFCC"/>
    </style:style>
    <style:style style:name="Note_32_3_32_2_32_2_32_3" style:display-name="Note 3 2 2 3" style:family="table-cell" style:data-style-name="N0">
      <style:table-cell-properties fo:border="thin solid #B2B2B2" fo:background-color="#FFFFCC"/>
    </style:style>
    <style:style style:name="Note_32_3_32_2_32_2_32_4" style:display-name="Note 3 2 2 4" style:family="table-cell" style:data-style-name="N0">
      <style:table-cell-properties fo:border="thin solid #B2B2B2" fo:background-color="#FFFFCC"/>
    </style:style>
    <style:style style:name="Note_32_3_32_2_32_3" style:display-name="Note 3 2 3" style:family="table-cell" style:data-style-name="N0">
      <style:table-cell-properties fo:border="thin solid #B2B2B2" fo:background-color="#FFFFCC"/>
    </style:style>
    <style:style style:name="Note_32_3_32_2_32_4" style:display-name="Note 3 2 4" style:family="table-cell" style:data-style-name="N0">
      <style:table-cell-properties fo:border="thin solid #B2B2B2" fo:background-color="#FFFFCC"/>
    </style:style>
    <style:style style:name="Note_32_3_32_2_32_5" style:display-name="Note 3 2 5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3_32_2_32_2" style:display-name="Note 3 3 2 2" style:family="table-cell" style:data-style-name="N0">
      <style:table-cell-properties fo:border="thin solid #B2B2B2" fo:background-color="#FFFFCC"/>
    </style:style>
    <style:style style:name="Note_32_3_32_3_32_2_32_3" style:display-name="Note 3 3 2 3" style:family="table-cell" style:data-style-name="N0">
      <style:table-cell-properties fo:border="thin solid #B2B2B2" fo:background-color="#FFFFCC"/>
    </style:style>
    <style:style style:name="Note_32_3_32_3_32_2_32_4" style:display-name="Note 3 3 2 4" style:family="table-cell" style:data-style-name="N0">
      <style:table-cell-properties fo:border="thin solid #B2B2B2" fo:background-color="#FFFFCC"/>
    </style:style>
    <style:style style:name="Note_32_3_32_3_32_3" style:display-name="Note 3 3 3" style:family="table-cell" style:data-style-name="N0">
      <style:table-cell-properties fo:border="thin solid #B2B2B2" fo:background-color="#FFFFCC"/>
    </style:style>
    <style:style style:name="Note_32_3_32_3_32_4" style:display-name="Note 3 3 4" style:family="table-cell" style:data-style-name="N0">
      <style:table-cell-properties fo:border="thin solid #B2B2B2" fo:background-color="#FFFFCC"/>
    </style:style>
    <style:style style:name="Note_32_3_32_3_32_5" style:display-name="Note 3 3 5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3_32_4_32_2" style:display-name="Note 3 4 2" style:family="table-cell" style:data-style-name="N0">
      <style:table-cell-properties fo:border="thin solid #B2B2B2" fo:background-color="#FFFFCC"/>
    </style:style>
    <style:style style:name="Note_32_3_32_4_32_3" style:display-name="Note 3 4 3" style:family="table-cell" style:data-style-name="N0">
      <style:table-cell-properties fo:border="thin solid #B2B2B2" fo:background-color="#FFFFCC"/>
    </style:style>
    <style:style style:name="Note_32_3_32_4_32_4" style:display-name="Note 3 4 4" style:family="table-cell" style:data-style-name="N0">
      <style:table-cell-properties fo:border="thin solid #B2B2B2" fo:background-color="#FFFFCC"/>
    </style:style>
    <style:style style:name="Note_32_3_32_5" style:display-name="Note 3 5" style:family="table-cell" style:data-style-name="N0">
      <style:table-cell-properties fo:border="thin solid #B2B2B2" fo:background-color="#FFFFCC"/>
    </style:style>
    <style:style style:name="Note_32_3_32_6" style:display-name="Note 3 6" style:family="table-cell" style:data-style-name="N0">
      <style:table-cell-properties fo:border="thin solid #B2B2B2" fo:background-color="#FFFFCC"/>
    </style:style>
    <style:style style:name="Note_32_3_32_7" style:display-name="Note 3 7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2_32_2_32_2" style:display-name="Note 4 2 2 2" style:family="table-cell" style:data-style-name="N0">
      <style:table-cell-properties fo:border="thin solid #B2B2B2" fo:background-color="#FFFFCC"/>
    </style:style>
    <style:style style:name="Note_32_4_32_2_32_2_32_3" style:display-name="Note 4 2 2 3" style:family="table-cell" style:data-style-name="N0">
      <style:table-cell-properties fo:border="thin solid #B2B2B2" fo:background-color="#FFFFCC"/>
    </style:style>
    <style:style style:name="Note_32_4_32_2_32_2_32_4" style:display-name="Note 4 2 2 4" style:family="table-cell" style:data-style-name="N0">
      <style:table-cell-properties fo:border="thin solid #B2B2B2" fo:background-color="#FFFFCC"/>
    </style:style>
    <style:style style:name="Note_32_4_32_2_32_3" style:display-name="Note 4 2 3" style:family="table-cell" style:data-style-name="N0">
      <style:table-cell-properties fo:border="thin solid #B2B2B2" fo:background-color="#FFFFCC"/>
    </style:style>
    <style:style style:name="Note_32_4_32_2_32_4" style:display-name="Note 4 2 4" style:family="table-cell" style:data-style-name="N0">
      <style:table-cell-properties fo:border="thin solid #B2B2B2" fo:background-color="#FFFFCC"/>
    </style:style>
    <style:style style:name="Note_32_4_32_2_32_5" style:display-name="Note 4 2 5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3_32_2_32_2" style:display-name="Note 4 3 2 2" style:family="table-cell" style:data-style-name="N0">
      <style:table-cell-properties fo:border="thin solid #B2B2B2" fo:background-color="#FFFFCC"/>
    </style:style>
    <style:style style:name="Note_32_4_32_3_32_2_32_3" style:display-name="Note 4 3 2 3" style:family="table-cell" style:data-style-name="N0">
      <style:table-cell-properties fo:border="thin solid #B2B2B2" fo:background-color="#FFFFCC"/>
    </style:style>
    <style:style style:name="Note_32_4_32_3_32_2_32_4" style:display-name="Note 4 3 2 4" style:family="table-cell" style:data-style-name="N0">
      <style:table-cell-properties fo:border="thin solid #B2B2B2" fo:background-color="#FFFFCC"/>
    </style:style>
    <style:style style:name="Note_32_4_32_3_32_3" style:display-name="Note 4 3 3" style:family="table-cell" style:data-style-name="N0">
      <style:table-cell-properties fo:border="thin solid #B2B2B2" fo:background-color="#FFFFCC"/>
    </style:style>
    <style:style style:name="Note_32_4_32_3_32_4" style:display-name="Note 4 3 4" style:family="table-cell" style:data-style-name="N0">
      <style:table-cell-properties fo:border="thin solid #B2B2B2" fo:background-color="#FFFFCC"/>
    </style:style>
    <style:style style:name="Note_32_4_32_3_32_5" style:display-name="Note 4 3 5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4_32_4_32_2" style:display-name="Note 4 4 2" style:family="table-cell" style:data-style-name="N0">
      <style:table-cell-properties fo:border="thin solid #B2B2B2" fo:background-color="#FFFFCC"/>
    </style:style>
    <style:style style:name="Note_32_4_32_4_32_3" style:display-name="Note 4 4 3" style:family="table-cell" style:data-style-name="N0">
      <style:table-cell-properties fo:border="thin solid #B2B2B2" fo:background-color="#FFFFCC"/>
    </style:style>
    <style:style style:name="Note_32_4_32_4_32_4" style:display-name="Note 4 4 4" style:family="table-cell" style:data-style-name="N0">
      <style:table-cell-properties fo:border="thin solid #B2B2B2" fo:background-color="#FFFFCC"/>
    </style:style>
    <style:style style:name="Note_32_4_32_5" style:display-name="Note 4 5" style:family="table-cell" style:data-style-name="N0">
      <style:table-cell-properties fo:border="thin solid #B2B2B2" fo:background-color="#FFFFCC"/>
    </style:style>
    <style:style style:name="Note_32_4_32_6" style:display-name="Note 4 6" style:family="table-cell" style:data-style-name="N0">
      <style:table-cell-properties fo:border="thin solid #B2B2B2" fo:background-color="#FFFFCC"/>
    </style:style>
    <style:style style:name="Note_32_4_32_7" style:display-name="Note 4 7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2_32_2_32_2" style:display-name="Note 5 2 2 2" style:family="table-cell" style:data-style-name="N0">
      <style:table-cell-properties fo:border="thin solid #B2B2B2" fo:background-color="#FFFFCC"/>
    </style:style>
    <style:style style:name="Note_32_5_32_2_32_2_32_3" style:display-name="Note 5 2 2 3" style:family="table-cell" style:data-style-name="N0">
      <style:table-cell-properties fo:border="thin solid #B2B2B2" fo:background-color="#FFFFCC"/>
    </style:style>
    <style:style style:name="Note_32_5_32_2_32_2_32_4" style:display-name="Note 5 2 2 4" style:family="table-cell" style:data-style-name="N0">
      <style:table-cell-properties fo:border="thin solid #B2B2B2" fo:background-color="#FFFFCC"/>
    </style:style>
    <style:style style:name="Note_32_5_32_2_32_3" style:display-name="Note 5 2 3" style:family="table-cell" style:data-style-name="N0">
      <style:table-cell-properties fo:border="thin solid #B2B2B2" fo:background-color="#FFFFCC"/>
    </style:style>
    <style:style style:name="Note_32_5_32_2_32_4" style:display-name="Note 5 2 4" style:family="table-cell" style:data-style-name="N0">
      <style:table-cell-properties fo:border="thin solid #B2B2B2" fo:background-color="#FFFFCC"/>
    </style:style>
    <style:style style:name="Note_32_5_32_2_32_5" style:display-name="Note 5 2 5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3_32_2_32_2" style:display-name="Note 5 3 2 2" style:family="table-cell" style:data-style-name="N0">
      <style:table-cell-properties fo:border="thin solid #B2B2B2" fo:background-color="#FFFFCC"/>
    </style:style>
    <style:style style:name="Note_32_5_32_3_32_2_32_3" style:display-name="Note 5 3 2 3" style:family="table-cell" style:data-style-name="N0">
      <style:table-cell-properties fo:border="thin solid #B2B2B2" fo:background-color="#FFFFCC"/>
    </style:style>
    <style:style style:name="Note_32_5_32_3_32_2_32_4" style:display-name="Note 5 3 2 4" style:family="table-cell" style:data-style-name="N0">
      <style:table-cell-properties fo:border="thin solid #B2B2B2" fo:background-color="#FFFFCC"/>
    </style:style>
    <style:style style:name="Note_32_5_32_3_32_3" style:display-name="Note 5 3 3" style:family="table-cell" style:data-style-name="N0">
      <style:table-cell-properties fo:border="thin solid #B2B2B2" fo:background-color="#FFFFCC"/>
    </style:style>
    <style:style style:name="Note_32_5_32_3_32_4" style:display-name="Note 5 3 4" style:family="table-cell" style:data-style-name="N0">
      <style:table-cell-properties fo:border="thin solid #B2B2B2" fo:background-color="#FFFFCC"/>
    </style:style>
    <style:style style:name="Note_32_5_32_3_32_5" style:display-name="Note 5 3 5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5_32_4_32_2" style:display-name="Note 5 4 2" style:family="table-cell" style:data-style-name="N0">
      <style:table-cell-properties fo:border="thin solid #B2B2B2" fo:background-color="#FFFFCC"/>
    </style:style>
    <style:style style:name="Note_32_5_32_4_32_3" style:display-name="Note 5 4 3" style:family="table-cell" style:data-style-name="N0">
      <style:table-cell-properties fo:border="thin solid #B2B2B2" fo:background-color="#FFFFCC"/>
    </style:style>
    <style:style style:name="Note_32_5_32_4_32_4" style:display-name="Note 5 4 4" style:family="table-cell" style:data-style-name="N0">
      <style:table-cell-properties fo:border="thin solid #B2B2B2" fo:background-color="#FFFFCC"/>
    </style:style>
    <style:style style:name="Note_32_5_32_5" style:display-name="Note 5 5" style:family="table-cell" style:data-style-name="N0">
      <style:table-cell-properties fo:border="thin solid #B2B2B2" fo:background-color="#FFFFCC"/>
    </style:style>
    <style:style style:name="Note_32_5_32_6" style:display-name="Note 5 6" style:family="table-cell" style:data-style-name="N0">
      <style:table-cell-properties fo:border="thin solid #B2B2B2" fo:background-color="#FFFFCC"/>
    </style:style>
    <style:style style:name="Note_32_5_32_7" style:display-name="Note 5 7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2_32_2_32_2" style:display-name="Note 6 2 2 2" style:family="table-cell" style:data-style-name="N0">
      <style:table-cell-properties fo:border="thin solid #B2B2B2" fo:background-color="#FFFFCC"/>
    </style:style>
    <style:style style:name="Note_32_6_32_2_32_2_32_3" style:display-name="Note 6 2 2 3" style:family="table-cell" style:data-style-name="N0">
      <style:table-cell-properties fo:border="thin solid #B2B2B2" fo:background-color="#FFFFCC"/>
    </style:style>
    <style:style style:name="Note_32_6_32_2_32_2_32_4" style:display-name="Note 6 2 2 4" style:family="table-cell" style:data-style-name="N0">
      <style:table-cell-properties fo:border="thin solid #B2B2B2" fo:background-color="#FFFFCC"/>
    </style:style>
    <style:style style:name="Note_32_6_32_2_32_3" style:display-name="Note 6 2 3" style:family="table-cell" style:data-style-name="N0">
      <style:table-cell-properties fo:border="thin solid #B2B2B2" fo:background-color="#FFFFCC"/>
    </style:style>
    <style:style style:name="Note_32_6_32_2_32_4" style:display-name="Note 6 2 4" style:family="table-cell" style:data-style-name="N0">
      <style:table-cell-properties fo:border="thin solid #B2B2B2" fo:background-color="#FFFFCC"/>
    </style:style>
    <style:style style:name="Note_32_6_32_2_32_5" style:display-name="Note 6 2 5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3_32_3" style:display-name="Note 6 3 3" style:family="table-cell" style:data-style-name="N0">
      <style:table-cell-properties fo:border="thin solid #B2B2B2" fo:background-color="#FFFFCC"/>
    </style:style>
    <style:style style:name="Note_32_6_32_3_32_4" style:display-name="Note 6 3 4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6_32_5" style:display-name="Note 6 5" style:family="table-cell" style:data-style-name="N0">
      <style:table-cell-properties fo:border="thin solid #B2B2B2" fo:background-color="#FFFFCC"/>
    </style:style>
    <style:style style:name="Note_32_6_32_6" style:display-name="Note 6 6" style:family="table-cell" style:data-style-name="N0">
      <style:table-cell-properties fo:border="thin solid #B2B2B2" fo:background-color="#FFFFCC"/>
    </style:style>
    <style:style style:name="Number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2" style:display-name="Number 2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3" style:display-name="Number 3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4" style:display-name="Number 4" style:family="table-cell" style:data-style-name="N70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_32_2" style:display-name="Output 2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_32_3" style:display-name="Output 2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_32_4" style:display-name="Output 2 2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4" style:display-name="Output 2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5" style:display-name="Output 2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_32_2" style:display-name="Output 3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_32_3" style:display-name="Output 3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_32_4" style:display-name="Output 3 2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3" style:display-name="Output 3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4" style:display-name="Output 3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5" style:display-name="Output 3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_32_2" style:display-name="Output 4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_32_3" style:display-name="Output 4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_32_4" style:display-name="Output 4 2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3" style:display-name="Output 4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4" style:display-name="Output 4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5" style:display-name="Output 4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_32_2" style:display-name="Output 5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_32_3" style:display-name="Output 5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_32_4" style:display-name="Output 5 2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3" style:display-name="Output 5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4" style:display-name="Output 5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5" style:display-name="Output 5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_32_2" style:display-name="Output 6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_32_3" style:display-name="Output 6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_32_4" style:display-name="Output 6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Amounts_32_2" style:display-name="Output Amounts 2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Amounts_32_3" style:display-name="Output Amounts 3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Amounts_32_4" style:display-name="Output Amounts 4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Output_32_Line_32_Items_32_2" style:display-name="Output Line Items 2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Output_32_Line_32_Items_32_3" style:display-name="Output Line Items 3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Output_32_Line_32_Items_32_4" style:display-name="Output Line Items 4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Percent_32__40__41_" style:display-name="Percent ()" style:family="table-cell" style:data-style-name="N84"/>
    <style:style style:name="Percent_32__40__41__32_2" style:display-name="Percent () 2" style:family="table-cell" style:data-style-name="N84"/>
    <style:style style:name="Percent_32__40__41__32_3" style:display-name="Percent () 3" style:family="table-cell" style:data-style-name="N84"/>
    <style:style style:name="Percent_32__40__41__32_4" style:display-name="Percent () 4" style:family="table-cell" style:data-style-name="N84"/>
    <style:style style:name="Percent_32__40_0_41_" style:display-name="Percent (0)" style:family="table-cell" style:data-style-name="N85"/>
    <style:style style:name="Percent_32__40_0_41__32_2" style:display-name="Percent (0) 2" style:family="table-cell" style:data-style-name="N85"/>
    <style:style style:name="Percent_32__40_0_41__32_3" style:display-name="Percent (0) 3" style:family="table-cell" style:data-style-name="N85"/>
    <style:style style:name="Percent_32__40_0_41__32_4" style:display-name="Percent (0) 4" style:family="table-cell" style:data-style-name="N85"/>
    <style:style style:name="Percent_32__40_1_41_" style:display-name="Percent (1)" style:family="table-cell" style:data-style-name="N86"/>
    <style:style style:name="Percent_32__40_1_41__32_2" style:display-name="Percent (1) 2" style:family="table-cell" style:data-style-name="N86"/>
    <style:style style:name="Percent_32__40_1_41__32_3" style:display-name="Percent (1) 3" style:family="table-cell" style:data-style-name="N86"/>
    <style:style style:name="Percent_32__40_1_41__32_4" style:display-name="Percent (1) 4" style:family="table-cell" style:data-style-name="N86"/>
    <style:style style:name="Percent_32__91_2_93_" style:display-name="Percent [2]" style:family="table-cell" style:data-style-name="N14"/>
    <style:style style:name="Percent_32__91_2_93__32_2" style:display-name="Percent [2] 2" style:family="table-cell" style:data-style-name="N14"/>
    <style:style style:name="Percent_32__91_2_93__32_3" style:display-name="Percent [2] 3" style:family="table-cell" style:data-style-name="N14"/>
    <style:style style:name="Percent_32__91_2_93__32_4" style:display-name="Percent [2] 4" style:family="table-cell" style:data-style-name="N14"/>
    <style:style style:name="Percent_32_1" style:display-name="Percent 1" style:family="table-cell" style:data-style-name="N87"/>
    <style:style style:name="Percent_32_1_32_2" style:display-name="Percent 1 2" style:family="table-cell" style:data-style-name="N87"/>
    <style:style style:name="Percent_32_1_32_3" style:display-name="Percent 1 3" style:family="table-cell" style:data-style-name="N87"/>
    <style:style style:name="Percent_32_1_32_4" style:display-name="Percent 1 4" style:family="table-cell" style:data-style-name="N87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2_32_2_32_2" style:display-name="Percent 10 2 2 2" style:family="table-cell" style:data-style-name="N13"/>
    <style:style style:name="Percent_32_10_32_2_32_2_32_3" style:display-name="Percent 10 2 2 3" style:family="table-cell" style:data-style-name="N13"/>
    <style:style style:name="Percent_32_10_32_2_32_2_32_4" style:display-name="Percent 10 2 2 4" style:family="table-cell" style:data-style-name="N13"/>
    <style:style style:name="Percent_32_10_32_2_32_3" style:display-name="Percent 10 2 3" style:family="table-cell" style:data-style-name="N13"/>
    <style:style style:name="Percent_32_10_32_2_32_4" style:display-name="Percent 10 2 4" style:family="table-cell" style:data-style-name="N13"/>
    <style:style style:name="Percent_32_10_32_2_32_5" style:display-name="Percent 10 2 5" style:family="table-cell" style:data-style-name="N13"/>
    <style:style style:name="Percent_32_10_32_3" style:display-name="Percent 10 3" style:family="table-cell" style:data-style-name="N13"/>
    <style:style style:name="Percent_32_10_32_3_32_2" style:display-name="Percent 10 3 2" style:family="table-cell" style:data-style-name="N13"/>
    <style:style style:name="Percent_32_10_32_3_32_3" style:display-name="Percent 10 3 3" style:family="table-cell" style:data-style-name="N13"/>
    <style:style style:name="Percent_32_10_32_3_32_4" style:display-name="Percent 10 3 4" style:family="table-cell" style:data-style-name="N13"/>
    <style:style style:name="Percent_32_10_32_4" style:display-name="Percent 10 4" style:family="table-cell" style:data-style-name="N13"/>
    <style:style style:name="Percent_32_10_32_5" style:display-name="Percent 10 5" style:family="table-cell" style:data-style-name="N13"/>
    <style:style style:name="Percent_32_10_32_6" style:display-name="Percent 10 6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1_32_3" style:display-name="Percent 11 3" style:family="table-cell" style:data-style-name="N13"/>
    <style:style style:name="Percent_32_11_32_4" style:display-name="Percent 11 4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2_32_2" style:display-name="Percent 12 2 2" style:family="table-cell" style:data-style-name="N13"/>
    <style:style style:name="Percent_32_12_32_2_32_3" style:display-name="Percent 12 2 3" style:family="table-cell" style:data-style-name="N13"/>
    <style:style style:name="Percent_32_12_32_2_32_4" style:display-name="Percent 12 2 4" style:family="table-cell" style:data-style-name="N13"/>
    <style:style style:name="Percent_32_12_32_3" style:display-name="Percent 12 3" style:family="table-cell" style:data-style-name="N13"/>
    <style:style style:name="Percent_32_12_32_4" style:display-name="Percent 12 4" style:family="table-cell" style:data-style-name="N13"/>
    <style:style style:name="Percent_32_12_32_5" style:display-name="Percent 12 5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2_32_2" style:display-name="Percent 13 2 2" style:family="table-cell" style:data-style-name="N13"/>
    <style:style style:name="Percent_32_13_32_2_32_3" style:display-name="Percent 13 2 3" style:family="table-cell" style:data-style-name="N13"/>
    <style:style style:name="Percent_32_13_32_2_32_4" style:display-name="Percent 13 2 4" style:family="table-cell" style:data-style-name="N13"/>
    <style:style style:name="Percent_32_13_32_3" style:display-name="Percent 13 3" style:family="table-cell" style:data-style-name="N13"/>
    <style:style style:name="Percent_32_13_32_4" style:display-name="Percent 13 4" style:family="table-cell" style:data-style-name="N13"/>
    <style:style style:name="Percent_32_13_32_5" style:display-name="Percent 13 5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4_32_3" style:display-name="Percent 14 3" style:family="table-cell" style:data-style-name="N13"/>
    <style:style style:name="Percent_32_14_32_4" style:display-name="Percent 14 4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5_32_3" style:display-name="Percent 15 3" style:family="table-cell" style:data-style-name="N13"/>
    <style:style style:name="Percent_32_15_32_4" style:display-name="Percent 15 4" style:family="table-cell" style:data-style-name="N13"/>
    <style:style style:name="Percent_32_2" style:display-name="Percent 2" style:family="table-cell" style:data-style-name="N13"/>
    <style:style style:name="Percent_32_2_32_10" style:display-name="Percent 2 10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2_32_3" style:display-name="Percent 2 2 2 3" style:family="table-cell" style:data-style-name="N13"/>
    <style:style style:name="Percent_32_2_32_2_32_2_32_4" style:display-name="Percent 2 2 2 4" style:family="table-cell" style:data-style-name="N13"/>
    <style:style style:name="Percent_32_2_32_2_32_3" style:display-name="Percent 2 2 3" style:family="table-cell" style:data-style-name="N13"/>
    <style:style style:name="Percent_32_2_32_2_32_4" style:display-name="Percent 2 2 4" style:family="table-cell" style:data-style-name="N13"/>
    <style:style style:name="Percent_32_2_32_2_32_5" style:display-name="Percent 2 2 5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3" style:display-name="Percent 2 3 3" style:family="table-cell" style:data-style-name="N13"/>
    <style:style style:name="Percent_32_2_32_3_32_4" style:display-name="Percent 2 3 4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4_32_4" style:display-name="Percent 2 4 4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5_32_2_32_2" style:display-name="Percent 2 5 2 2" style:family="table-cell" style:data-style-name="N13"/>
    <style:style style:name="Percent_32_2_32_5_32_2_32_3" style:display-name="Percent 2 5 2 3" style:family="table-cell" style:data-style-name="N13"/>
    <style:style style:name="Percent_32_2_32_5_32_2_32_4" style:display-name="Percent 2 5 2 4" style:family="table-cell" style:data-style-name="N13"/>
    <style:style style:name="Percent_32_2_32_5_32_3" style:display-name="Percent 2 5 3" style:family="table-cell" style:data-style-name="N13"/>
    <style:style style:name="Percent_32_2_32_5_32_4" style:display-name="Percent 2 5 4" style:family="table-cell" style:data-style-name="N13"/>
    <style:style style:name="Percent_32_2_32_5_32_5" style:display-name="Percent 2 5 5" style:family="table-cell" style:data-style-name="N13"/>
    <style:style style:name="Percent_32_2_32_6" style:display-name="Percent 2 6" style:family="table-cell" style:data-style-name="N13"/>
    <style:style style:name="Percent_32_2_32_6_32_2" style:display-name="Percent 2 6 2" style:family="table-cell" style:data-style-name="N13"/>
    <style:style style:name="Percent_32_2_32_6_32_3" style:display-name="Percent 2 6 3" style:family="table-cell" style:data-style-name="N13"/>
    <style:style style:name="Percent_32_2_32_6_32_4" style:display-name="Percent 2 6 4" style:family="table-cell" style:data-style-name="N13"/>
    <style:style style:name="Percent_32_2_32_7" style:display-name="Percent 2 7" style:family="table-cell" style:data-style-name="N13"/>
    <style:style style:name="Percent_32_2_32_7_32_2" style:display-name="Percent 2 7 2" style:family="table-cell" style:data-style-name="N13"/>
    <style:style style:name="Percent_32_2_32_7_32_3" style:display-name="Percent 2 7 3" style:family="table-cell" style:data-style-name="N13"/>
    <style:style style:name="Percent_32_2_32_7_32_4" style:display-name="Percent 2 7 4" style:family="table-cell" style:data-style-name="N13"/>
    <style:style style:name="Percent_32_2_32_8" style:display-name="Percent 2 8" style:family="table-cell" style:data-style-name="N13"/>
    <style:style style:name="Percent_32_2_32_8_32_2" style:display-name="Percent 2 8 2" style:family="table-cell" style:data-style-name="N13"/>
    <style:style style:name="Percent_32_2_32_8_32_3" style:display-name="Percent 2 8 3" style:family="table-cell" style:data-style-name="N13"/>
    <style:style style:name="Percent_32_2_32_9" style:display-name="Percent 2 9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2_32_2_32_2" style:display-name="Percent 3 2 2 2 2" style:family="table-cell" style:data-style-name="N13"/>
    <style:style style:name="Percent_32_3_32_2_32_2_32_2_32_3" style:display-name="Percent 3 2 2 2 3" style:family="table-cell" style:data-style-name="N13"/>
    <style:style style:name="Percent_32_3_32_2_32_2_32_2_32_4" style:display-name="Percent 3 2 2 2 4" style:family="table-cell" style:data-style-name="N13"/>
    <style:style style:name="Percent_32_3_32_2_32_2_32_3" style:display-name="Percent 3 2 2 3" style:family="table-cell" style:data-style-name="N13"/>
    <style:style style:name="Percent_32_3_32_2_32_2_32_4" style:display-name="Percent 3 2 2 4" style:family="table-cell" style:data-style-name="N13"/>
    <style:style style:name="Percent_32_3_32_2_32_2_32_5" style:display-name="Percent 3 2 2 5" style:family="table-cell" style:data-style-name="N13"/>
    <style:style style:name="Percent_32_3_32_2_32_3" style:display-name="Percent 3 2 3" style:family="table-cell" style:data-style-name="N13"/>
    <style:style style:name="Percent_32_3_32_2_32_3_32_2" style:display-name="Percent 3 2 3 2" style:family="table-cell" style:data-style-name="N13"/>
    <style:style style:name="Percent_32_3_32_2_32_3_32_3" style:display-name="Percent 3 2 3 3" style:family="table-cell" style:data-style-name="N13"/>
    <style:style style:name="Percent_32_3_32_2_32_3_32_4" style:display-name="Percent 3 2 3 4" style:family="table-cell" style:data-style-name="N13"/>
    <style:style style:name="Percent_32_3_32_2_32_4" style:display-name="Percent 3 2 4" style:family="table-cell" style:data-style-name="N13"/>
    <style:style style:name="Percent_32_3_32_2_32_5" style:display-name="Percent 3 2 5" style:family="table-cell" style:data-style-name="N13"/>
    <style:style style:name="Percent_32_3_32_2_32_6" style:display-name="Percent 3 2 6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3_32_2_32_2" style:display-name="Percent 3 3 2 2" style:family="table-cell" style:data-style-name="N13"/>
    <style:style style:name="Percent_32_3_32_3_32_2_32_3" style:display-name="Percent 3 3 2 3" style:family="table-cell" style:data-style-name="N13"/>
    <style:style style:name="Percent_32_3_32_3_32_2_32_4" style:display-name="Percent 3 3 2 4" style:family="table-cell" style:data-style-name="N13"/>
    <style:style style:name="Percent_32_3_32_3_32_3" style:display-name="Percent 3 3 3" style:family="table-cell" style:data-style-name="N13"/>
    <style:style style:name="Percent_32_3_32_3_32_4" style:display-name="Percent 3 3 4" style:family="table-cell" style:data-style-name="N13"/>
    <style:style style:name="Percent_32_3_32_3_32_5" style:display-name="Percent 3 3 5" style:family="table-cell" style:data-style-name="N13"/>
    <style:style style:name="Percent_32_3_32_4" style:display-name="Percent 3 4" style:family="table-cell" style:data-style-name="N13"/>
    <style:style style:name="Percent_32_3_32_4_32_2" style:display-name="Percent 3 4 2" style:family="table-cell" style:data-style-name="N13"/>
    <style:style style:name="Percent_32_3_32_4_32_3" style:display-name="Percent 3 4 3" style:family="table-cell" style:data-style-name="N13"/>
    <style:style style:name="Percent_32_3_32_4_32_4" style:display-name="Percent 3 4 4" style:family="table-cell" style:data-style-name="N13"/>
    <style:style style:name="Percent_32_3_32_5" style:display-name="Percent 3 5" style:family="table-cell" style:data-style-name="N13"/>
    <style:style style:name="Percent_32_3_32_6" style:display-name="Percent 3 6" style:family="table-cell" style:data-style-name="N13"/>
    <style:style style:name="Percent_32_3_32_7" style:display-name="Percent 3 7" style:family="table-cell" style:data-style-name="N13"/>
    <style:style style:name="Percent_32_4" style:display-name="Percent 4" style:family="table-cell" style:data-style-name="N13"/>
    <style:style style:name="Percent_32_4_32_10" style:display-name="Percent 4 10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2_32_2_32_2" style:display-name="Percent 4 2 2 2 2" style:family="table-cell" style:data-style-name="N13"/>
    <style:style style:name="Percent_32_4_32_2_32_2_32_2_32_3" style:display-name="Percent 4 2 2 2 3" style:family="table-cell" style:data-style-name="N13"/>
    <style:style style:name="Percent_32_4_32_2_32_2_32_2_32_4" style:display-name="Percent 4 2 2 2 4" style:family="table-cell" style:data-style-name="N13"/>
    <style:style style:name="Percent_32_4_32_2_32_2_32_3" style:display-name="Percent 4 2 2 3" style:family="table-cell" style:data-style-name="N13"/>
    <style:style style:name="Percent_32_4_32_2_32_2_32_4" style:display-name="Percent 4 2 2 4" style:family="table-cell" style:data-style-name="N13"/>
    <style:style style:name="Percent_32_4_32_2_32_2_32_5" style:display-name="Percent 4 2 2 5" style:family="table-cell" style:data-style-name="N13"/>
    <style:style style:name="Percent_32_4_32_2_32_3" style:display-name="Percent 4 2 3" style:family="table-cell" style:data-style-name="N13"/>
    <style:style style:name="Percent_32_4_32_2_32_3_32_2" style:display-name="Percent 4 2 3 2" style:family="table-cell" style:data-style-name="N13"/>
    <style:style style:name="Percent_32_4_32_2_32_3_32_3" style:display-name="Percent 4 2 3 3" style:family="table-cell" style:data-style-name="N13"/>
    <style:style style:name="Percent_32_4_32_2_32_3_32_4" style:display-name="Percent 4 2 3 4" style:family="table-cell" style:data-style-name="N13"/>
    <style:style style:name="Percent_32_4_32_2_32_4" style:display-name="Percent 4 2 4" style:family="table-cell" style:data-style-name="N13"/>
    <style:style style:name="Percent_32_4_32_2_32_5" style:display-name="Percent 4 2 5" style:family="table-cell" style:data-style-name="N13"/>
    <style:style style:name="Percent_32_4_32_2_32_6" style:display-name="Percent 4 2 6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2_32_2_32_2" style:display-name="Percent 4 3 2 2 2" style:family="table-cell" style:data-style-name="N13"/>
    <style:style style:name="Percent_32_4_32_3_32_2_32_2_32_3" style:display-name="Percent 4 3 2 2 3" style:family="table-cell" style:data-style-name="N13"/>
    <style:style style:name="Percent_32_4_32_3_32_2_32_2_32_4" style:display-name="Percent 4 3 2 2 4" style:family="table-cell" style:data-style-name="N13"/>
    <style:style style:name="Percent_32_4_32_3_32_2_32_3" style:display-name="Percent 4 3 2 3" style:family="table-cell" style:data-style-name="N13"/>
    <style:style style:name="Percent_32_4_32_3_32_2_32_4" style:display-name="Percent 4 3 2 4" style:family="table-cell" style:data-style-name="N13"/>
    <style:style style:name="Percent_32_4_32_3_32_2_32_5" style:display-name="Percent 4 3 2 5" style:family="table-cell" style:data-style-name="N13"/>
    <style:style style:name="Percent_32_4_32_3_32_3" style:display-name="Percent 4 3 3" style:family="table-cell" style:data-style-name="N13"/>
    <style:style style:name="Percent_32_4_32_3_32_3_32_2" style:display-name="Percent 4 3 3 2" style:family="table-cell" style:data-style-name="N13"/>
    <style:style style:name="Percent_32_4_32_3_32_3_32_3" style:display-name="Percent 4 3 3 3" style:family="table-cell" style:data-style-name="N13"/>
    <style:style style:name="Percent_32_4_32_3_32_3_32_4" style:display-name="Percent 4 3 3 4" style:family="table-cell" style:data-style-name="N13"/>
    <style:style style:name="Percent_32_4_32_3_32_4" style:display-name="Percent 4 3 4" style:family="table-cell" style:data-style-name="N13"/>
    <style:style style:name="Percent_32_4_32_3_32_5" style:display-name="Percent 4 3 5" style:family="table-cell" style:data-style-name="N13"/>
    <style:style style:name="Percent_32_4_32_3_32_6" style:display-name="Percent 4 3 6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4_32_2_32_2" style:display-name="Percent 4 4 2 2" style:family="table-cell" style:data-style-name="N13"/>
    <style:style style:name="Percent_32_4_32_4_32_2_32_3" style:display-name="Percent 4 4 2 3" style:family="table-cell" style:data-style-name="N13"/>
    <style:style style:name="Percent_32_4_32_4_32_2_32_4" style:display-name="Percent 4 4 2 4" style:family="table-cell" style:data-style-name="N13"/>
    <style:style style:name="Percent_32_4_32_4_32_3" style:display-name="Percent 4 4 3" style:family="table-cell" style:data-style-name="N13"/>
    <style:style style:name="Percent_32_4_32_4_32_4" style:display-name="Percent 4 4 4" style:family="table-cell" style:data-style-name="N13"/>
    <style:style style:name="Percent_32_4_32_4_32_5" style:display-name="Percent 4 4 5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5_32_2_32_2" style:display-name="Percent 4 5 2 2" style:family="table-cell" style:data-style-name="N13"/>
    <style:style style:name="Percent_32_4_32_5_32_2_32_3" style:display-name="Percent 4 5 2 3" style:family="table-cell" style:data-style-name="N13"/>
    <style:style style:name="Percent_32_4_32_5_32_2_32_4" style:display-name="Percent 4 5 2 4" style:family="table-cell" style:data-style-name="N13"/>
    <style:style style:name="Percent_32_4_32_5_32_3" style:display-name="Percent 4 5 3" style:family="table-cell" style:data-style-name="N13"/>
    <style:style style:name="Percent_32_4_32_5_32_4" style:display-name="Percent 4 5 4" style:family="table-cell" style:data-style-name="N13"/>
    <style:style style:name="Percent_32_4_32_5_32_5" style:display-name="Percent 4 5 5" style:family="table-cell" style:data-style-name="N13"/>
    <style:style style:name="Percent_32_4_32_6" style:display-name="Percent 4 6" style:family="table-cell" style:data-style-name="N13"/>
    <style:style style:name="Percent_32_4_32_6_32_2" style:display-name="Percent 4 6 2" style:family="table-cell" style:data-style-name="N13"/>
    <style:style style:name="Percent_32_4_32_6_32_3" style:display-name="Percent 4 6 3" style:family="table-cell" style:data-style-name="N13"/>
    <style:style style:name="Percent_32_4_32_6_32_4" style:display-name="Percent 4 6 4" style:family="table-cell" style:data-style-name="N13"/>
    <style:style style:name="Percent_32_4_32_7" style:display-name="Percent 4 7" style:family="table-cell" style:data-style-name="N13"/>
    <style:style style:name="Percent_32_4_32_7_32_2" style:display-name="Percent 4 7 2" style:family="table-cell" style:data-style-name="N13"/>
    <style:style style:name="Percent_32_4_32_7_32_3" style:display-name="Percent 4 7 3" style:family="table-cell" style:data-style-name="N13"/>
    <style:style style:name="Percent_32_4_32_7_32_4" style:display-name="Percent 4 7 4" style:family="table-cell" style:data-style-name="N13"/>
    <style:style style:name="Percent_32_4_32_8" style:display-name="Percent 4 8" style:family="table-cell" style:data-style-name="N13"/>
    <style:style style:name="Percent_32_4_32_9" style:display-name="Percent 4 9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2_32_2_32_2" style:display-name="Percent 5 2 2 2" style:family="table-cell" style:data-style-name="N13"/>
    <style:style style:name="Percent_32_5_32_2_32_2_32_3" style:display-name="Percent 5 2 2 3" style:family="table-cell" style:data-style-name="N13"/>
    <style:style style:name="Percent_32_5_32_2_32_2_32_4" style:display-name="Percent 5 2 2 4" style:family="table-cell" style:data-style-name="N13"/>
    <style:style style:name="Percent_32_5_32_2_32_3" style:display-name="Percent 5 2 3" style:family="table-cell" style:data-style-name="N13"/>
    <style:style style:name="Percent_32_5_32_2_32_4" style:display-name="Percent 5 2 4" style:family="table-cell" style:data-style-name="N13"/>
    <style:style style:name="Percent_32_5_32_2_32_5" style:display-name="Percent 5 2 5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3_32_3" style:display-name="Percent 5 3 3" style:family="table-cell" style:data-style-name="N13"/>
    <style:style style:name="Percent_32_5_32_3_32_4" style:display-name="Percent 5 3 4" style:family="table-cell" style:data-style-name="N13"/>
    <style:style style:name="Percent_32_5_32_4" style:display-name="Percent 5 4" style:family="table-cell" style:data-style-name="N13"/>
    <style:style style:name="Percent_32_5_32_4_32_2" style:display-name="Percent 5 4 2" style:family="table-cell" style:data-style-name="N13"/>
    <style:style style:name="Percent_32_5_32_4_32_3" style:display-name="Percent 5 4 3" style:family="table-cell" style:data-style-name="N13"/>
    <style:style style:name="Percent_32_5_32_4_32_4" style:display-name="Percent 5 4 4" style:family="table-cell" style:data-style-name="N13"/>
    <style:style style:name="Percent_32_5_32_5" style:display-name="Percent 5 5" style:family="table-cell" style:data-style-name="N13"/>
    <style:style style:name="Percent_32_5_32_6" style:display-name="Percent 5 6" style:family="table-cell" style:data-style-name="N13"/>
    <style:style style:name="Percent_32_5_32_7" style:display-name="Percent 5 7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2_32_2" style:display-name="Percent 6 2 2" style:family="table-cell" style:data-style-name="N13"/>
    <style:style style:name="Percent_32_6_32_2_32_3" style:display-name="Percent 6 2 3" style:family="table-cell" style:data-style-name="N13"/>
    <style:style style:name="Percent_32_6_32_2_32_4" style:display-name="Percent 6 2 4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6_32_5" style:display-name="Percent 6 5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2_32_2_32_2" style:display-name="Percent 7 2 2 2 2" style:family="table-cell" style:data-style-name="N13"/>
    <style:style style:name="Percent_32_7_32_2_32_2_32_2_32_3" style:display-name="Percent 7 2 2 2 3" style:family="table-cell" style:data-style-name="N13"/>
    <style:style style:name="Percent_32_7_32_2_32_2_32_2_32_4" style:display-name="Percent 7 2 2 2 4" style:family="table-cell" style:data-style-name="N13"/>
    <style:style style:name="Percent_32_7_32_2_32_2_32_3" style:display-name="Percent 7 2 2 3" style:family="table-cell" style:data-style-name="N13"/>
    <style:style style:name="Percent_32_7_32_2_32_2_32_4" style:display-name="Percent 7 2 2 4" style:family="table-cell" style:data-style-name="N13"/>
    <style:style style:name="Percent_32_7_32_2_32_2_32_5" style:display-name="Percent 7 2 2 5" style:family="table-cell" style:data-style-name="N13"/>
    <style:style style:name="Percent_32_7_32_2_32_3" style:display-name="Percent 7 2 3" style:family="table-cell" style:data-style-name="N13"/>
    <style:style style:name="Percent_32_7_32_2_32_3_32_2" style:display-name="Percent 7 2 3 2" style:family="table-cell" style:data-style-name="N13"/>
    <style:style style:name="Percent_32_7_32_2_32_3_32_3" style:display-name="Percent 7 2 3 3" style:family="table-cell" style:data-style-name="N13"/>
    <style:style style:name="Percent_32_7_32_2_32_3_32_4" style:display-name="Percent 7 2 3 4" style:family="table-cell" style:data-style-name="N13"/>
    <style:style style:name="Percent_32_7_32_2_32_4" style:display-name="Percent 7 2 4" style:family="table-cell" style:data-style-name="N13"/>
    <style:style style:name="Percent_32_7_32_2_32_5" style:display-name="Percent 7 2 5" style:family="table-cell" style:data-style-name="N13"/>
    <style:style style:name="Percent_32_7_32_2_32_6" style:display-name="Percent 7 2 6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3_32_2_32_2" style:display-name="Percent 7 3 2 2" style:family="table-cell" style:data-style-name="N13"/>
    <style:style style:name="Percent_32_7_32_3_32_2_32_3" style:display-name="Percent 7 3 2 3" style:family="table-cell" style:data-style-name="N13"/>
    <style:style style:name="Percent_32_7_32_3_32_2_32_4" style:display-name="Percent 7 3 2 4" style:family="table-cell" style:data-style-name="N13"/>
    <style:style style:name="Percent_32_7_32_3_32_3" style:display-name="Percent 7 3 3" style:family="table-cell" style:data-style-name="N13"/>
    <style:style style:name="Percent_32_7_32_3_32_4" style:display-name="Percent 7 3 4" style:family="table-cell" style:data-style-name="N13"/>
    <style:style style:name="Percent_32_7_32_3_32_5" style:display-name="Percent 7 3 5" style:family="table-cell" style:data-style-name="N13"/>
    <style:style style:name="Percent_32_7_32_4" style:display-name="Percent 7 4" style:family="table-cell" style:data-style-name="N13"/>
    <style:style style:name="Percent_32_7_32_4_32_2" style:display-name="Percent 7 4 2" style:family="table-cell" style:data-style-name="N13"/>
    <style:style style:name="Percent_32_7_32_4_32_3" style:display-name="Percent 7 4 3" style:family="table-cell" style:data-style-name="N13"/>
    <style:style style:name="Percent_32_7_32_4_32_4" style:display-name="Percent 7 4 4" style:family="table-cell" style:data-style-name="N13"/>
    <style:style style:name="Percent_32_7_32_5" style:display-name="Percent 7 5" style:family="table-cell" style:data-style-name="N13"/>
    <style:style style:name="Percent_32_7_32_6" style:display-name="Percent 7 6" style:family="table-cell" style:data-style-name="N13"/>
    <style:style style:name="Percent_32_7_32_7" style:display-name="Percent 7 7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2_32_2_32_2" style:display-name="Percent 8 2 2 2" style:family="table-cell" style:data-style-name="N13"/>
    <style:style style:name="Percent_32_8_32_2_32_2_32_3" style:display-name="Percent 8 2 2 3" style:family="table-cell" style:data-style-name="N13"/>
    <style:style style:name="Percent_32_8_32_2_32_2_32_4" style:display-name="Percent 8 2 2 4" style:family="table-cell" style:data-style-name="N13"/>
    <style:style style:name="Percent_32_8_32_2_32_3" style:display-name="Percent 8 2 3" style:family="table-cell" style:data-style-name="N13"/>
    <style:style style:name="Percent_32_8_32_2_32_4" style:display-name="Percent 8 2 4" style:family="table-cell" style:data-style-name="N13"/>
    <style:style style:name="Percent_32_8_32_2_32_5" style:display-name="Percent 8 2 5" style:family="table-cell" style:data-style-name="N13"/>
    <style:style style:name="Percent_32_8_32_3" style:display-name="Percent 8 3" style:family="table-cell" style:data-style-name="N13"/>
    <style:style style:name="Percent_32_8_32_3_32_2" style:display-name="Percent 8 3 2" style:family="table-cell" style:data-style-name="N13"/>
    <style:style style:name="Percent_32_8_32_3_32_3" style:display-name="Percent 8 3 3" style:family="table-cell" style:data-style-name="N13"/>
    <style:style style:name="Percent_32_8_32_3_32_4" style:display-name="Percent 8 3 4" style:family="table-cell" style:data-style-name="N13"/>
    <style:style style:name="Percent_32_8_32_4" style:display-name="Percent 8 4" style:family="table-cell" style:data-style-name="N13"/>
    <style:style style:name="Percent_32_8_32_5" style:display-name="Percent 8 5" style:family="table-cell" style:data-style-name="N13"/>
    <style:style style:name="Percent_32_8_32_6" style:display-name="Percent 8 6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2_32_2" style:display-name="Percent 9 2 2" style:family="table-cell" style:data-style-name="N13"/>
    <style:style style:name="Percent_32_9_32_2_32_3" style:display-name="Percent 9 2 3" style:family="table-cell" style:data-style-name="N13"/>
    <style:style style:name="Percent_32_9_32_2_32_4" style:display-name="Percent 9 2 4" style:family="table-cell" style:data-style-name="N13"/>
    <style:style style:name="Percent_32_9_32_3" style:display-name="Percent 9 3" style:family="table-cell" style:data-style-name="N13"/>
    <style:style style:name="Percent_32_9_32_4" style:display-name="Percent 9 4" style:family="table-cell" style:data-style-name="N13"/>
    <style:style style:name="Percent_32_9_32_5" style:display-name="Percent 9 5" style:family="table-cell" style:data-style-name="N13"/>
    <style:style style:name="PersonNr" style:family="table-cell" style:data-style-name="N88"/>
    <style:style style:name="PersonNr_32_2" style:display-name="PersonNr 2" style:family="table-cell" style:data-style-name="N88"/>
    <style:style style:name="PersonNr_32_3" style:display-name="PersonNr 3" style:family="table-cell" style:data-style-name="N88"/>
    <style:style style:name="PersonNr_32_4" style:display-name="PersonNr 4" style:family="table-cell" style:data-style-name="N88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2" style:display-name="Pevn? 2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3" style:display-name="Pevn? 3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4" style:display-name="Pevn? 4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2" style:display-name="Pevní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3" style:display-name="Pevní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4" style:display-name="Pevní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9"/>
    <style:style style:name="PostNr_32_2" style:display-name="PostNr 2" style:family="table-cell" style:data-style-name="N89"/>
    <style:style style:name="PostNr_32_3" style:display-name="PostNr 3" style:family="table-cell" style:data-style-name="N89"/>
    <style:style style:name="PostNr_32_4" style:display-name="PostNr 4" style:family="table-cell" style:data-style-name="N89"/>
    <style:style style:name="PostNrNorge" style:family="table-cell" style:data-style-name="N90"/>
    <style:style style:name="PostNrNorge_32_2" style:display-name="PostNrNorge 2" style:family="table-cell" style:data-style-name="N90"/>
    <style:style style:name="PostNrNorge_32_3" style:display-name="PostNrNorge 3" style:family="table-cell" style:data-style-name="N90"/>
    <style:style style:name="PostNrNorge_32_4" style:display-name="PostNrNorge 4" style:family="table-cell" style:data-style-name="N90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2" style:display-name="Procent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3" style:display-name="Procent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4" style:display-name="Procenta 4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2" style:display-name="RowHead 2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3" style:display-name="RowHead 3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4" style:display-name="RowHead 4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2" style:display-name="šedivý 2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3" style:display-name="šedivý 3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4" style:display-name="šedivý 4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haded_32_2" style:display-name="Shaded 2" style:family="table-cell" style:data-style-name="N44"/>
    <style:style style:name="Shaded_32_3" style:display-name="Shaded 3" style:family="table-cell" style:data-style-name="N44"/>
    <style:style style:name="Shaded_32_4" style:display-name="Shaded 4" style:family="table-cell" style:data-style-name="N44"/>
    <style:style style:name="SkjulAlt" style:family="table-cell" style:data-style-name="N91"/>
    <style:style style:name="SkjulAlt_32_2" style:display-name="SkjulAlt 2" style:family="table-cell" style:data-style-name="N91"/>
    <style:style style:name="SkjulAlt_32_3" style:display-name="SkjulAlt 3" style:family="table-cell" style:data-style-name="N91"/>
    <style:style style:name="SkjulAlt_32_4" style:display-name="SkjulAlt 4" style:family="table-cell" style:data-style-name="N91"/>
    <style:style style:name="SkjulTall" style:family="table-cell" style:data-style-name="N92"/>
    <style:style style:name="SkjulTall_32_2" style:display-name="SkjulTall 2" style:family="table-cell" style:data-style-name="N92"/>
    <style:style style:name="SkjulTall_32_3" style:display-name="SkjulTall 3" style:family="table-cell" style:data-style-name="N92"/>
    <style:style style:name="SkjulTall_32_4" style:display-name="SkjulTall 4" style:family="table-cell" style:data-style-name="N92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2" style:display-name="součet 2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3" style:display-name="součet 3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4" style:display-name="součet 4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2" style:display-name="Style 1 2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3" style:display-name="Style 1 2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4" style:display-name="Style 1 2 4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3" style:display-name="Style 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yle_32_1_32_4" style:display-name="Style 1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yle_32_1_32_5" style:display-name="Style 1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_37_of_32_HV" style:display-name="Sum %of HV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2" style:display-name="Sum %of HV 2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3" style:display-name="Sum %of HV 3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4" style:display-name="Sum %of HV 4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2" style:display-name="Sum 2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3" style:display-name="Sum 3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4" style:display-name="Sum 4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5" style:display-name="Sum 5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6" style:display-name="Sum 6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Telefon" style:family="table-cell" style:data-style-name="N93"/>
    <style:style style:name="Telefon_32_2" style:display-name="Telefon 2" style:family="table-cell" style:data-style-name="N93"/>
    <style:style style:name="Telefon_32_3" style:display-name="Telefon 3" style:family="table-cell" style:data-style-name="N93"/>
    <style:style style:name="Telefon_32_4" style:display-name="Telefon 4" style:family="table-cell" style:data-style-name="N93"/>
    <style:style style:name="Thousands_32__40_0_41_" style:display-name="Thousands (0)" style:family="table-cell" style:data-style-name="N94"/>
    <style:style style:name="Thousands_32__40_0_41__32_2" style:display-name="Thousands (0) 2" style:family="table-cell" style:data-style-name="N94"/>
    <style:style style:name="Thousands_32__40_0_41__32_3" style:display-name="Thousands (0) 3" style:family="table-cell" style:data-style-name="N94"/>
    <style:style style:name="Thousands_32__40_0_41__32_4" style:display-name="Thousands (0) 4" style:family="table-cell" style:data-style-name="N94"/>
    <style:style style:name="Thousands_32__40_1_41_" style:display-name="Thousands (1)" style:family="table-cell" style:data-style-name="N95"/>
    <style:style style:name="Thousands_32__40_1_41__32_2" style:display-name="Thousands (1) 2" style:family="table-cell" style:data-style-name="N95"/>
    <style:style style:name="Thousands_32__40_1_41__32_3" style:display-name="Thousands (1) 3" style:family="table-cell" style:data-style-name="N95"/>
    <style:style style:name="Thousands_32__40_1_41__32_4" style:display-name="Thousands (1) 4" style:family="table-cell" style:data-style-name="N95"/>
    <style:style style:name="time" style:family="table-cell" style:data-style-name="N96"/>
    <style:style style:name="time_32_2" style:display-name="time 2" style:family="table-cell" style:data-style-name="N96"/>
    <style:style style:name="time_32_3" style:display-name="time 3" style:family="table-cell" style:data-style-name="N96"/>
    <style:style style:name="time_32_4" style:display-name="time 4" style:family="table-cell" style:data-style-name="N96"/>
    <style:style style:name="Timer1" style:family="table-cell" style:data-style-name="N97"/>
    <style:style style:name="Timer1_32_2" style:display-name="Timer1 2" style:family="table-cell" style:data-style-name="N97"/>
    <style:style style:name="Timer1_32_3" style:display-name="Timer1 3" style:family="table-cell" style:data-style-name="N97"/>
    <style:style style:name="Timer1_32_4" style:display-name="Timer1 4" style:family="table-cell" style:data-style-name="N97"/>
    <style:style style:name="Timer2" style:family="table-cell" style:data-style-name="N98"/>
    <style:style style:name="Timer2_32_2" style:display-name="Timer2 2" style:family="table-cell" style:data-style-name="N98"/>
    <style:style style:name="Timer2_32_3" style:display-name="Timer2 3" style:family="table-cell" style:data-style-name="N98"/>
    <style:style style:name="Timer2_32_4" style:display-name="Timer2 4" style:family="table-cell" style:data-style-name="N98"/>
    <style:style style:name="Title_32_1" style:display-name="Title 1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1_32_2" style:display-name="Title 1 2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1_32_3" style:display-name="Title 1 3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1_32_4" style:display-name="Title 1 4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2" style:display-name="Title 2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3" style:display-name="Title 2 2 3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4" style:display-name="Title 2 2 4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3" style:display-name="Title 2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4" style:display-name="Title 2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5" style:display-name="Title 2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_32_2" style:display-name="Title 3 2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_32_3" style:display-name="Title 3 3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_32_4" style:display-name="Title 3 4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4_32_2" style:display-name="Title 4 2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4_32_3" style:display-name="Title 4 3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4_32_4" style:display-name="Title 4 4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2" style:display-name="Title 5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3" style:display-name="Title 5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4" style:display-name="Title 5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9"/>
    <style:style style:name="ToSiffer_32_2" style:display-name="ToSiffer 2" style:family="table-cell" style:data-style-name="N99"/>
    <style:style style:name="ToSiffer_32_3" style:display-name="ToSiffer 3" style:family="table-cell" style:data-style-name="N99"/>
    <style:style style:name="ToSiffer_32_4" style:display-name="ToSiffer 4" style:family="table-cell" style:data-style-name="N99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_32_2" style:display-name="Total 2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_32_3" style:display-name="Total 2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_32_4" style:display-name="Total 2 2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3" style:display-name="Total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4" style:display-name="Total 2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5" style:display-name="Total 2 2 5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4" style:display-name="Total 2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5" style:display-name="Total 2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_32_2" style:display-name="Total 3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_32_3" style:display-name="Total 3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_32_4" style:display-name="Total 3 2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3" style:display-name="Total 3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4" style:display-name="Total 3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5" style:display-name="Total 3 2 5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3" style:display-name="Total 3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4" style:display-name="Total 3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5" style:display-name="Total 3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_32_2" style:display-name="Total 4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_32_3" style:display-name="Total 4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_32_4" style:display-name="Total 4 2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3" style:display-name="Total 4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4" style:display-name="Total 4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5" style:display-name="Total 4 2 5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3" style:display-name="Total 4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4" style:display-name="Total 4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5" style:display-name="Total 4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_32_2" style:display-name="Total 5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_32_3" style:display-name="Total 5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_32_4" style:display-name="Total 5 2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3" style:display-name="Total 5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4" style:display-name="Total 5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5" style:display-name="Total 5 2 5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3" style:display-name="Total 5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4" style:display-name="Total 5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5" style:display-name="Total 5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_32_2" style:display-name="Total 6 2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_32_3" style:display-name="Total 6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_32_4" style:display-name="Total 6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100"/>
    <style:style style:name="TreSiffer_32_2" style:display-name="TreSiffer 2" style:family="table-cell" style:data-style-name="N100"/>
    <style:style style:name="TreSiffer_32_3" style:display-name="TreSiffer 3" style:family="table-cell" style:data-style-name="N100"/>
    <style:style style:name="TreSiffer_32_4" style:display-name="TreSiffer 4" style:family="table-cell" style:data-style-name="N100"/>
    <style:style style:name="Tusenskille1000" style:family="table-cell" style:data-style-name="N101"/>
    <style:style style:name="Tusenskille1000_32_2" style:display-name="Tusenskille1000 2" style:family="table-cell" style:data-style-name="N101"/>
    <style:style style:name="Tusenskille1000_32_3" style:display-name="Tusenskille1000 3" style:family="table-cell" style:data-style-name="N101"/>
    <style:style style:name="Tusenskille1000_32_4" style:display-name="Tusenskille1000 4" style:family="table-cell" style:data-style-name="N101"/>
    <style:style style:name="TusenskilleFarger" style:family="table-cell" style:data-style-name="N102"/>
    <style:style style:name="TusenskilleFarger_32_2" style:display-name="TusenskilleFarger 2" style:family="table-cell" style:data-style-name="N102"/>
    <style:style style:name="TusenskilleFarger_32_3" style:display-name="TusenskilleFarger 3" style:family="table-cell" style:data-style-name="N102"/>
    <style:style style:name="TusenskilleFarger_32_4" style:display-name="TusenskilleFarger 4" style:family="table-cell" style:data-style-name="N102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Underline_32_2_32_2" style:display-name="Underline 2 2" style:family="table-cell" style:data-style-name="N14">
      <style:table-cell-properties fo:border-top="none" fo:border-bottom="thin double #000000" fo:border-left="none" fo:border-right="none"/>
    </style:style>
    <style:style style:name="Underline_32_2_32_3" style:display-name="Underline 2 3" style:family="table-cell" style:data-style-name="N14">
      <style:table-cell-properties fo:border-top="none" fo:border-bottom="thin double #000000" fo:border-left="none" fo:border-right="none"/>
    </style:style>
    <style:style style:name="Underline_32_2_32_4" style:display-name="Underline 2 4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3"/>
    <style:style style:name="Valuta1000_32_2" style:display-name="Valuta1000 2" style:family="table-cell" style:data-style-name="N103"/>
    <style:style style:name="Valuta1000_32_3" style:display-name="Valuta1000 3" style:family="table-cell" style:data-style-name="N103"/>
    <style:style style:name="Valuta1000_32_4" style:display-name="Valuta1000 4" style:family="table-cell" style:data-style-name="N103"/>
    <style:style style:name="ValutaFarger" style:family="table-cell" style:data-style-name="N104"/>
    <style:style style:name="ValutaFarger_32_2" style:display-name="ValutaFarger 2" style:family="table-cell" style:data-style-name="N104"/>
    <style:style style:name="ValutaFarger_32_3" style:display-name="ValutaFarger 3" style:family="table-cell" style:data-style-name="N104"/>
    <style:style style:name="ValutaFarger_32_4" style:display-name="ValutaFarger 4" style:family="table-cell" style:data-style-name="N104"/>
    <style:style style:name="Walutowy_32__91_0_93__laroux" style:display-name="Walutowy [0]_laroux" style:family="table-cell" style:data-style-name="N105"/>
    <style:style style:name="Walutowy_laroux" style:family="table-cell" style:data-style-name="N106"/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" style:display-name="Warning Text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_32_2" style:display-name="Warning Text 2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_32_3" style:display-name="Warning Text 2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_32_4" style:display-name="Warning Text 2 2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3" style:display-name="Warning Text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4" style:display-name="Warning Text 2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5" style:display-name="Warning Text 2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" style:display-name="Warning Text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" style:display-name="Warning Text 3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_32_2" style:display-name="Warning Text 3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_32_3" style:display-name="Warning Text 3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_32_4" style:display-name="Warning Text 3 2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3" style:display-name="Warning Text 3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4" style:display-name="Warning Text 3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5" style:display-name="Warning Text 3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" style:display-name="Warning Text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" style:display-name="Warning Text 4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_32_2" style:display-name="Warning Text 4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_32_3" style:display-name="Warning Text 4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_32_4" style:display-name="Warning Text 4 2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3" style:display-name="Warning Text 4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4" style:display-name="Warning Text 4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5" style:display-name="Warning Text 4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" style:display-name="Warning Text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" style:display-name="Warning Text 5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_32_2" style:display-name="Warning Text 5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_32_3" style:display-name="Warning Text 5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_32_4" style:display-name="Warning Text 5 2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3" style:display-name="Warning Text 5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4" style:display-name="Warning Text 5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5" style:display-name="Warning Text 5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" style:display-name="Warning Text 6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_32_2" style:display-name="Warning Text 6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_32_3" style:display-name="Warning Text 6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_32_4" style:display-name="Warning Text 6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Year" style:family="table-cell" style:data-style-name="N107"/>
    <style:style style:name="Year_32_2" style:display-name="Year 2" style:family="table-cell" style:data-style-name="N107"/>
    <style:style style:name="Year_32_2_32_2" style:display-name="Year 2 2" style:family="table-cell" style:data-style-name="N107"/>
    <style:style style:name="Year_32_2_32_3" style:display-name="Year 2 3" style:family="table-cell" style:data-style-name="N107"/>
    <style:style style:name="Year_32_2_32_4" style:display-name="Year 2 4" style:family="table-cell" style:data-style-name="N107"/>
    <style:style style:name="Year_32_3" style:display-name="Year 3" style:family="table-cell" style:data-style-name="N107"/>
    <style:style style:name="Year_32_4" style:display-name="Year 4" style:family="table-cell" style:data-style-name="N107"/>
    <style:style style:name="Year_32_5" style:display-name="Year 5" style:family="table-cell" style:data-style-name="N107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DWP's headcount and payroll data for November 2017</dc:title>
    <meta:initial-creator/>
    <dc:creator/>
    <meta:creation-date>2018-02-15T14:58:35Z</meta:creation-date>
    <dc:date>2018-02-15T15:00:00Z</dc:date>
  </office:meta>
</office:document-meta>
</file>